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583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7256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oldzielnie_df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string" calcext:value-type="string">
            <text:p>SPÓŁDZIELNIA MIESZKANIOWA KUKUŁEK</text:p>
          </table:table-cell>
          <table:table-cell office:value-type="float" office:value="1060577" calcext:value-type="float">
            <text:p>1060577</text:p>
          </table:table-cell>
          <table:table-cell office:value-type="float" office:value="5214037859" calcext:value-type="float">
            <text:p>5214037859</text:p>
          </table:table-cell>
          <table:table-cell office:value-type="float" office:value="52648148100000" calcext:value-type="float">
            <text:p>52648148100000</text:p>
          </table:table-cell>
          <table:table-cell office:value-type="string" calcext:value-type="string">
            <text:p>UL. PUŁAWSKA 77</text:p>
          </table:table-cell>
          <table:table-cell office:value-type="string" calcext:value-type="string">
            <text:p>02-5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23</text:p>
          </table:table-cell>
          <table:table-cell office:value-type="float" office:value="52.20141505" calcext:value-type="float">
            <text:p>52.20141505</text:p>
          </table:table-cell>
          <table:table-cell office:value-type="float" office:value="21.0244228253195" calcext:value-type="float">
            <text:p>21.0244228253195</text:p>
          </table:table-cell>
        </table:table-row>
        <table:table-row table:style-name="ro1">
          <table:table-cell office:value-type="string" calcext:value-type="string">
            <text:p>SPÓŁDZIELNIA BUDOWLANO MIESZKANIOWA "LOKUM"</text:p>
          </table:table-cell>
          <table:table-cell office:value-type="float" office:value="771170" calcext:value-type="float">
            <text:p>771170</text:p>
          </table:table-cell>
          <table:table-cell office:value-type="float" office:value="5252780425" calcext:value-type="float">
            <text:p>5252780425</text:p>
          </table:table-cell>
          <table:table-cell office:value-type="float" office:value="38257608900000" calcext:value-type="float">
            <text:p>38257608900000</text:p>
          </table:table-cell>
          <table:table-cell office:value-type="string" calcext:value-type="string">
            <text:p>UL. FLORIAŃSKA 6, 02</text:p>
          </table:table-cell>
          <table:table-cell office:value-type="string" calcext:value-type="string">
            <text:p>03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19</text:p>
          </table:table-cell>
          <table:table-cell office:value-type="float" office:value="52.2523498" calcext:value-type="float">
            <text:p>52.2523498</text:p>
          </table:table-cell>
          <table:table-cell office:value-type="float" office:value="21.0339798" calcext:value-type="float">
            <text:p>21.0339798</text:p>
          </table:table-cell>
        </table:table-row>
        <table:table-row table:style-name="ro1">
          <table:table-cell office:value-type="string" calcext:value-type="string">
            <text:p>SPÓŁDZIELNIA MIESZKANIOWA "KOSZYKOWA 60/62"</text:p>
          </table:table-cell>
          <table:table-cell office:value-type="float" office:value="752037" calcext:value-type="float">
            <text:p>752037</text:p>
          </table:table-cell>
          <table:table-cell office:value-type="float" office:value="7010875005" calcext:value-type="float">
            <text:p>7010875005</text:p>
          </table:table-cell>
          <table:table-cell office:value-type="float" office:value="38151450200000" calcext:value-type="float">
            <text:p>38151450200000</text:p>
          </table:table-cell>
          <table:table-cell office:value-type="string" calcext:value-type="string">
            <text:p>UL. KOSZYKOWA 60/62, 39</text:p>
          </table:table-cell>
          <table:table-cell office:value-type="string" calcext:value-type="string">
            <text:p>00-6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10.2018</text:p>
          </table:table-cell>
          <table:table-cell office:value-type="float" office:value="52.2227226" calcext:value-type="float">
            <text:p>52.2227226</text:p>
          </table:table-cell>
          <table:table-cell office:value-type="float" office:value="21.011396" calcext:value-type="float">
            <text:p>21.011396</text:p>
          </table:table-cell>
        </table:table-row>
        <table:table-row table:style-name="ro1">
          <table:table-cell office:value-type="string" calcext:value-type="string">
            <text:p>SPÓŁDZIELNIA MIESZKANIOWA "NAŁĘCZOWSKA 50/60"</text:p>
          </table:table-cell>
          <table:table-cell office:value-type="float" office:value="749306" calcext:value-type="float">
            <text:p>749306</text:p>
          </table:table-cell>
          <table:table-cell office:value-type="float" office:value="5213841418" calcext:value-type="float">
            <text:p>5213841418</text:p>
          </table:table-cell>
          <table:table-cell office:value-type="float" office:value="38143478900000" calcext:value-type="float">
            <text:p>38143478900000</text:p>
          </table:table-cell>
          <table:table-cell office:value-type="string" calcext:value-type="string">
            <text:p>UL. NAŁĘCZOWSKA 60</text:p>
          </table:table-cell>
          <table:table-cell office:value-type="string" calcext:value-type="string">
            <text:p>02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1.10.2018</text:p>
          </table:table-cell>
          <table:table-cell office:value-type="float" office:value="52.1769424" calcext:value-type="float">
            <text:p>52.1769424</text:p>
          </table:table-cell>
          <table:table-cell office:value-type="float" office:value="21.0663354" calcext:value-type="float">
            <text:p>21.0663354</text:p>
          </table:table-cell>
        </table:table-row>
        <table:table-row table:style-name="ro1">
          <table:table-cell office:value-type="string" calcext:value-type="string">
            <text:p>SPÓŁDZIELNIA MIESZKANIOWA "NOWA 29"</text:p>
          </table:table-cell>
          <table:table-cell office:value-type="float" office:value="740785" calcext:value-type="float">
            <text:p>740785</text:p>
          </table:table-cell>
          <table:table-cell office:value-type="float" office:value="5213834826" calcext:value-type="float">
            <text:p>5213834826</text:p>
          </table:table-cell>
          <table:table-cell office:value-type="float" office:value="38081289300000" calcext:value-type="float">
            <text:p>38081289300000</text:p>
          </table:table-cell>
          <table:table-cell office:value-type="string" calcext:value-type="string">
            <text:p>UL. STUDENCKA 29</text:p>
          </table:table-cell>
          <table:table-cell office:value-type="string" calcext:value-type="string">
            <text:p>02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7.2018</text:p>
          </table:table-cell>
          <table:table-cell office:value-type="float" office:value="52.1739682" calcext:value-type="float">
            <text:p>52.1739682</text:p>
          </table:table-cell>
          <table:table-cell office:value-type="float" office:value="21.029792520116" calcext:value-type="float">
            <text:p>21.029792520116</text:p>
          </table:table-cell>
        </table:table-row>
        <table:table-row table:style-name="ro1">
          <table:table-cell office:value-type="string" calcext:value-type="string">
            <text:p>SPÓŁDZIELNIA MIESZKANIOWA "ATUTOWA"</text:p>
          </table:table-cell>
          <table:table-cell office:value-type="float" office:value="732250" calcext:value-type="float">
            <text:p>732250</text:p>
          </table:table-cell>
          <table:table-cell office:value-type="float" office:value="5242865002" calcext:value-type="float">
            <text:p>5242865002</text:p>
          </table:table-cell>
          <table:table-cell office:value-type="float" office:value="38029348200000" calcext:value-type="float">
            <text:p>38029348200000</text:p>
          </table:table-cell>
          <table:table-cell office:value-type="string" calcext:value-type="string">
            <text:p>UL. ATUTOWA 1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5.2018</text:p>
          </table:table-cell>
          <table:table-cell office:value-type="float" office:value="52.3167857" calcext:value-type="float">
            <text:p>52.3167857</text:p>
          </table:table-cell>
          <table:table-cell office:value-type="float" office:value="20.9546388" calcext:value-type="float">
            <text:p>20.9546388</text:p>
          </table:table-cell>
        </table:table-row>
        <table:table-row table:style-name="ro1">
          <table:table-cell office:value-type="string" calcext:value-type="string">
            <text:p>SPÓŁDZIELNIA MIESZKANIOWA SZARY DOM</text:p>
          </table:table-cell>
          <table:table-cell office:value-type="float" office:value="696164" calcext:value-type="float">
            <text:p>696164</text:p>
          </table:table-cell>
          <table:table-cell office:value-type="float" office:value="9512446057" calcext:value-type="float">
            <text:p>9512446057</text:p>
          </table:table-cell>
          <table:table-cell office:value-type="float" office:value="36833984500000" calcext:value-type="float">
            <text:p>36833984500000</text:p>
          </table:table-cell>
          <table:table-cell office:value-type="string" calcext:value-type="string">
            <text:p>UL. MELCHIORA WAŃKOWICZA 5B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17</text:p>
          </table:table-cell>
          <table:table-cell office:value-type="float" office:value="52.1339505" calcext:value-type="float">
            <text:p>52.1339505</text:p>
          </table:table-cell>
          <table:table-cell office:value-type="float" office:value="21.0646680593895" calcext:value-type="float">
            <text:p>21.0646680593895</text:p>
          </table:table-cell>
        </table:table-row>
        <table:table-row table:style-name="ro1">
          <table:table-cell office:value-type="string" calcext:value-type="string">
            <text:p>SPÓŁDZIELNIA MIESZKANIOWA "PLACÓWKA 1983"</text:p>
          </table:table-cell>
          <table:table-cell office:value-type="float" office:value="657544" calcext:value-type="float">
            <text:p>657544</text:p>
          </table:table-cell>
          <table:table-cell office:value-type="float" office:value="1132927036" calcext:value-type="float">
            <text:p>1132927036</text:p>
          </table:table-cell>
          <table:table-cell office:value-type="float" office:value="36634198000000" calcext:value-type="float">
            <text:p>36634198000000</text:p>
          </table:table-cell>
          <table:table-cell office:value-type="string" calcext:value-type="string">
            <text:p>UL. GROCHOWSKA 244A</text:p>
          </table:table-cell>
          <table:table-cell office:value-type="string" calcext:value-type="string">
            <text:p>04-3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1.2017</text:p>
          </table:table-cell>
          <table:table-cell office:value-type="float" office:value="52.2458002" calcext:value-type="float">
            <text:p>52.2458002</text:p>
          </table:table-cell>
          <table:table-cell office:value-type="float" office:value="21.0804511086545" calcext:value-type="float">
            <text:p>21.0804511086545</text:p>
          </table:table-cell>
        </table:table-row>
        <table:table-row table:style-name="ro1">
          <table:table-cell office:value-type="string" calcext:value-type="string">
            <text:p>SPÓŁDZIELNIA MIESZKANIOWA "PRZY SADACH"</text:p>
          </table:table-cell>
          <table:table-cell office:value-type="float" office:value="644401" calcext:value-type="float">
            <text:p>644401</text:p>
          </table:table-cell>
          <table:table-cell office:value-type="float" office:value="5252683314" calcext:value-type="float">
            <text:p>5252683314</text:p>
          </table:table-cell>
          <table:table-cell office:value-type="float" office:value="36579104200000" calcext:value-type="float">
            <text:p>36579104200000</text:p>
          </table:table-cell>
          <table:table-cell office:value-type="string" calcext:value-type="string">
            <text:p>UL. BRACI ZAŁUSKICH 11</text:p>
          </table:table-cell>
          <table:table-cell office:value-type="string" calcext:value-type="string">
            <text:p>01-7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16</text:p>
          </table:table-cell>
          <table:table-cell office:value-type="float" office:value="52.2697551" calcext:value-type="float">
            <text:p>52.2697551</text:p>
          </table:table-cell>
          <table:table-cell office:value-type="float" office:value="20.9671741751402" calcext:value-type="float">
            <text:p>20.9671741751402</text:p>
          </table:table-cell>
        </table:table-row>
        <table:table-row table:style-name="ro1">
          <table:table-cell office:value-type="string" calcext:value-type="string">
            <text:p>SPÓŁDZIELNIA MIESZKANIOWA "SPÓŁDZIELNIA RAZEM"</text:p>
          </table:table-cell>
          <table:table-cell office:value-type="float" office:value="597910" calcext:value-type="float">
            <text:p>597910</text:p>
          </table:table-cell>
          <table:table-cell office:value-type="float" office:value="5272757808" calcext:value-type="float">
            <text:p>5272757808</text:p>
          </table:table-cell>
          <table:table-cell office:value-type="float" office:value="36360854200000" calcext:value-type="float">
            <text:p>36360854200000</text:p>
          </table:table-cell>
          <table:table-cell office:value-type="string" calcext:value-type="string">
            <text:p>UL. PAŃSKA 98, 72</text:p>
          </table:table-cell>
          <table:table-cell office:value-type="string" calcext:value-type="string">
            <text:p>00-8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1.2016</text:p>
          </table:table-cell>
          <table:table-cell office:value-type="float" office:value="52.230768" calcext:value-type="float">
            <text:p>52.230768</text:p>
          </table:table-cell>
          <table:table-cell office:value-type="float" office:value="20.9893643" calcext:value-type="float">
            <text:p>20.9893643</text:p>
          </table:table-cell>
        </table:table-row>
        <table:table-row table:style-name="ro1">
          <table:table-cell office:value-type="string" calcext:value-type="string">
            <text:p>SPÓŁDZIELNIA MIESZKANIOWA "WSPÓLNY DOM"</text:p>
          </table:table-cell>
          <table:table-cell office:value-type="float" office:value="596023" calcext:value-type="float">
            <text:p>596023</text:p>
          </table:table-cell>
          <table:table-cell office:value-type="float" office:value="1132901060" calcext:value-type="float">
            <text:p>1132901060</text:p>
          </table:table-cell>
          <table:table-cell office:value-type="float" office:value="36350275000000" calcext:value-type="float">
            <text:p>36350275000000</text:p>
          </table:table-cell>
          <table:table-cell office:value-type="string" calcext:value-type="string">
            <text:p>UL. SEROCKA 3, 25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1.2016</text:p>
          </table:table-cell>
          <table:table-cell office:value-type="float" office:value="52.2434614" calcext:value-type="float">
            <text:p>52.2434614</text:p>
          </table:table-cell>
          <table:table-cell office:value-type="float" office:value="21.0985479" calcext:value-type="float">
            <text:p>21.0985479</text:p>
          </table:table-cell>
        </table:table-row>
        <table:table-row table:style-name="ro1">
          <table:table-cell office:value-type="string" calcext:value-type="string">
            <text:p>SPÓŁDZIELNIA MIESZKANIOWA KABATY SEGMENTY W LIKWIDACJI</text:p>
          </table:table-cell>
          <table:table-cell office:value-type="float" office:value="511080" calcext:value-type="float">
            <text:p>511080</text:p>
          </table:table-cell>
          <table:table-cell office:value-type="float" office:value="9512379993" calcext:value-type="float">
            <text:p>9512379993</text:p>
          </table:table-cell>
          <table:table-cell office:value-type="float" office:value="14725641200000" calcext:value-type="float">
            <text:p>14725641200000</text:p>
          </table:table-cell>
          <table:table-cell office:value-type="string" calcext:value-type="string">
            <text:p>UL. WITA STWOSZA 50, 4A</text:p>
          </table:table-cell>
          <table:table-cell office:value-type="string" calcext:value-type="string">
            <text:p>02-6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14</text:p>
          </table:table-cell>
          <table:table-cell office:value-type="float" office:value="52.17894815" calcext:value-type="float">
            <text:p>52.17894815</text:p>
          </table:table-cell>
          <table:table-cell office:value-type="float" office:value="21.0196186480171" calcext:value-type="float">
            <text:p>21.0196186480171</text:p>
          </table:table-cell>
        </table:table-row>
        <table:table-row table:style-name="ro1">
          <table:table-cell office:value-type="string" calcext:value-type="string">
            <text:p>SPÓŁDZIELNIA MIESZKANIOWA KOWIEŃSKA 9</text:p>
          </table:table-cell>
          <table:table-cell office:value-type="float" office:value="451702" calcext:value-type="float">
            <text:p>451702</text:p>
          </table:table-cell>
          <table:table-cell office:value-type="float" office:value="1132863112" calcext:value-type="float">
            <text:p>1132863112</text:p>
          </table:table-cell>
          <table:table-cell office:value-type="float" office:value="14654591800000" calcext:value-type="float">
            <text:p>14654591800000</text:p>
          </table:table-cell>
          <table:table-cell office:value-type="string" calcext:value-type="string">
            <text:p>KOWIEŃSKA 9</text:p>
          </table:table-cell>
          <table:table-cell office:value-type="string" calcext:value-type="string">
            <text:p>03-4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13</text:p>
          </table:table-cell>
          <table:table-cell office:value-type="float" office:value="52.26304605" calcext:value-type="float">
            <text:p>52.26304605</text:p>
          </table:table-cell>
          <table:table-cell office:value-type="float" office:value="21.0399616510999" calcext:value-type="float">
            <text:p>21.0399616510999</text:p>
          </table:table-cell>
        </table:table-row>
        <table:table-row table:style-name="ro1">
          <table:table-cell office:value-type="string" calcext:value-type="string">
            <text:p>SPÓŁDZIELNIA BUDOWLANO-MIESZKANIOWA "SKARBOWIEC"</text:p>
          </table:table-cell>
          <table:table-cell office:value-type="float" office:value="410983" calcext:value-type="float">
            <text:p>410983</text:p>
          </table:table-cell>
          <table:table-cell office:value-type="float" office:value="5250007046" calcext:value-type="float">
            <text:p>5250007046</text:p>
          </table:table-cell>
          <table:table-cell office:value-type="float" office:value="49054700000" calcext:value-type="float">
            <text:p>49054700000</text:p>
          </table:table-cell>
          <table:table-cell office:value-type="string" calcext:value-type="string">
            <text:p>GRÓJECKA 41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12</text:p>
          </table:table-cell>
          <table:table-cell office:value-type="float" office:value="52.21699205" calcext:value-type="float">
            <text:p>52.21699205</text:p>
          </table:table-cell>
          <table:table-cell office:value-type="float" office:value="20.9828066843531" calcext:value-type="float">
            <text:p>20.9828066843531</text:p>
          </table:table-cell>
        </table:table-row>
        <table:table-row table:style-name="ro1">
          <table:table-cell office:value-type="string" calcext:value-type="string">
            <text:p>SPÓŁDZIELNIA MIESZKANIOWA "TARCZYŃSKA"</text:p>
          </table:table-cell>
          <table:table-cell office:value-type="float" office:value="394357" calcext:value-type="float">
            <text:p>394357</text:p>
          </table:table-cell>
          <table:table-cell office:value-type="float" office:value="5213613953" calcext:value-type="float">
            <text:p>5213613953</text:p>
          </table:table-cell>
          <table:table-cell office:value-type="float" office:value="14402059000000" calcext:value-type="float">
            <text:p>14402059000000</text:p>
          </table:table-cell>
          <table:table-cell office:value-type="string" calcext:value-type="string">
            <text:p>UL. TARCZYŃSKA 5/9</text:p>
          </table:table-cell>
          <table:table-cell office:value-type="string" calcext:value-type="string">
            <text:p>02-0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8.2011</text:p>
          </table:table-cell>
          <table:table-cell office:value-type="float" office:value="52.2230504" calcext:value-type="float">
            <text:p>52.2230504</text:p>
          </table:table-cell>
          <table:table-cell office:value-type="float" office:value="20.9889606" calcext:value-type="float">
            <text:p>20.9889606</text:p>
          </table:table-cell>
        </table:table-row>
        <table:table-row table:style-name="ro1">
          <table:table-cell office:value-type="string" calcext:value-type="string">
            <text:p>SPÓŁDZIELNIA BUDOWLANO - MIESZKANIOWA "SPÓŁDZIELNIA MIELECKA"</text:p>
          </table:table-cell>
          <table:table-cell office:value-type="float" office:value="382149" calcext:value-type="float">
            <text:p>382149</text:p>
          </table:table-cell>
          <table:table-cell office:value-type="float" office:value="5262340308" calcext:value-type="float">
            <text:p>5262340308</text:p>
          </table:table-cell>
          <table:table-cell office:value-type="float" office:value="49136300000" calcext:value-type="float">
            <text:p>49136300000</text:p>
          </table:table-cell>
          <table:table-cell office:value-type="string" calcext:value-type="string">
            <text:p>CECYLII ŚNIEGOCKIEJ 10</text:p>
          </table:table-cell>
          <table:table-cell office:value-type="string" calcext:value-type="string">
            <text:p>00-4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11</text:p>
          </table:table-cell>
          <table:table-cell office:value-type="float" office:value="52.22670725" calcext:value-type="float">
            <text:p>52.22670725</text:p>
          </table:table-cell>
          <table:table-cell office:value-type="float" office:value="21.0356839525111" calcext:value-type="float">
            <text:p>21.0356839525111</text:p>
          </table:table-cell>
        </table:table-row>
        <table:table-row table:style-name="ro1">
          <table:table-cell office:value-type="string" calcext:value-type="string">
            <text:p>WARSZAWSKA SPÓŁDZIELNIA MIESZKANIOWA "GRÓJECKA"</text:p>
          </table:table-cell>
          <table:table-cell office:value-type="float" office:value="367513" calcext:value-type="float">
            <text:p>367513</text:p>
          </table:table-cell>
          <table:table-cell office:value-type="float" office:value="7010264460" calcext:value-type="float">
            <text:p>7010264460</text:p>
          </table:table-cell>
          <table:table-cell office:value-type="float" office:value="14262889500000" calcext:value-type="float">
            <text:p>14262889500000</text:p>
          </table:table-cell>
          <table:table-cell office:value-type="string" calcext:value-type="string">
            <text:p>GRÓJECKA 77</text:p>
          </table:table-cell>
          <table:table-cell office:value-type="string" calcext:value-type="string">
            <text:p>02-0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0.2010</text:p>
          </table:table-cell>
          <table:table-cell office:value-type="float" office:value="52.2121274" calcext:value-type="float">
            <text:p>52.2121274</text:p>
          </table:table-cell>
          <table:table-cell office:value-type="float" office:value="20.9792249" calcext:value-type="float">
            <text:p>20.9792249</text:p>
          </table:table-cell>
        </table:table-row>
        <table:table-row table:style-name="ro1">
          <table:table-cell office:value-type="string" calcext:value-type="string">
            <text:p>SPÓŁDZIELNIA BUDOWLANO-MIESZKANIOWA "BOWIG"</text:p>
          </table:table-cell>
          <table:table-cell office:value-type="float" office:value="347590" calcext:value-type="float">
            <text:p>347590</text:p>
          </table:table-cell>
          <table:table-cell office:value-type="float" office:value="5261048818" calcext:value-type="float">
            <text:p>5261048818</text:p>
          </table:table-cell>
          <table:table-cell office:value-type="float" office:value="49030000000" calcext:value-type="float">
            <text:p>49030000000</text:p>
          </table:table-cell>
          <table:table-cell office:value-type="string" calcext:value-type="string">
            <text:p>FILTROWA 61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10</text:p>
          </table:table-cell>
          <table:table-cell office:value-type="float" office:value="52.2187468" calcext:value-type="float">
            <text:p>52.2187468</text:p>
          </table:table-cell>
          <table:table-cell office:value-type="float" office:value="20.9971948418806" calcext:value-type="float">
            <text:p>20.9971948418806</text:p>
          </table:table-cell>
        </table:table-row>
        <table:table-row table:style-name="ro1">
          <table:table-cell office:value-type="string" calcext:value-type="string">
            <text:p>SPÓŁDZIELNIA BUDOWLANO-MIESZKANIOWA "PODLEŚNA"</text:p>
          </table:table-cell>
          <table:table-cell office:value-type="float" office:value="330634" calcext:value-type="float">
            <text:p>330634</text:p>
          </table:table-cell>
          <table:table-cell office:value-type="float" office:value="1181389194" calcext:value-type="float">
            <text:p>1181389194</text:p>
          </table:table-cell>
          <table:table-cell office:value-type="float" office:value="90109700000" calcext:value-type="float">
            <text:p>90109700000</text:p>
          </table:table-cell>
          <table:table-cell office:value-type="string" calcext:value-type="string">
            <text:p>KIWERSKA 1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6.2009</text:p>
          </table:table-cell>
          <table:table-cell office:value-type="float" office:value="52.2840806" calcext:value-type="float">
            <text:p>52.2840806</text:p>
          </table:table-cell>
          <table:table-cell office:value-type="float" office:value="20.9722441062076" calcext:value-type="float">
            <text:p>20.9722441062076</text:p>
          </table:table-cell>
        </table:table-row>
        <table:table-row table:style-name="ro1">
          <table:table-cell office:value-type="string" calcext:value-type="string">
            <text:p>SPÓŁDZIELNIA MIESZKANIOWA "PERKUN"</text:p>
          </table:table-cell>
          <table:table-cell office:value-type="float" office:value="329877" calcext:value-type="float">
            <text:p>329877</text:p>
          </table:table-cell>
          <table:table-cell office:value-type="float" office:value="1132763310" calcext:value-type="float">
            <text:p>1132763310</text:p>
          </table:table-cell>
          <table:table-cell office:value-type="float" office:value="14186125300000" calcext:value-type="float">
            <text:p>14186125300000</text:p>
          </table:table-cell>
          <table:table-cell office:value-type="string" calcext:value-type="string">
            <text:p>PERKUNA 56</text:p>
          </table:table-cell>
          <table:table-cell office:value-type="string" calcext:value-type="string">
            <text:p>04-1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9</text:p>
          </table:table-cell>
          <table:table-cell office:value-type="float" office:value="52.2330926" calcext:value-type="float">
            <text:p>52.2330926</text:p>
          </table:table-cell>
          <table:table-cell office:value-type="float" office:value="21.1025361874604" calcext:value-type="float">
            <text:p>21.1025361874604</text:p>
          </table:table-cell>
        </table:table-row>
        <table:table-row table:style-name="ro1">
          <table:table-cell office:value-type="string" calcext:value-type="string">
            <text:p>SPÓŁDZIELNIA MIESZKANIOWA "STARY IMIELIN"</text:p>
          </table:table-cell>
          <table:table-cell office:value-type="float" office:value="328279" calcext:value-type="float">
            <text:p>328279</text:p>
          </table:table-cell>
          <table:table-cell office:value-type="float" office:value="9512319353" calcext:value-type="float">
            <text:p>9512319353</text:p>
          </table:table-cell>
          <table:table-cell office:value-type="float" office:value="14187783400000" calcext:value-type="float">
            <text:p>14187783400000</text:p>
          </table:table-cell>
          <table:table-cell office:value-type="string" calcext:value-type="string">
            <text:p>BOCIANIA 28</text:p>
          </table:table-cell>
          <table:table-cell office:value-type="string" calcext:value-type="string">
            <text:p>02-8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9</text:p>
          </table:table-cell>
          <table:table-cell office:value-type="float" office:value="52.14919505" calcext:value-type="float">
            <text:p>52.14919505</text:p>
          </table:table-cell>
          <table:table-cell office:value-type="float" office:value="21.02122225708" calcext:value-type="float">
            <text:p>21.02122225708</text:p>
          </table:table-cell>
        </table:table-row>
        <table:table-row table:style-name="ro1">
          <table:table-cell office:value-type="string" calcext:value-type="string">
            <text:p>SPÓŁDZIELNIA BUDOWLANO-MIESZKANIOWA "DROGOWIEC-KABATY"</text:p>
          </table:table-cell>
          <table:table-cell office:value-type="float" office:value="310852" calcext:value-type="float">
            <text:p>310852</text:p>
          </table:table-cell>
          <table:table-cell office:value-type="float" office:value="5271044673" calcext:value-type="float">
            <text:p>5271044673</text:p>
          </table:table-cell>
          <table:table-cell office:value-type="float" office:value="139379200000" calcext:value-type="float">
            <text:p>139379200000</text:p>
          </table:table-cell>
          <table:table-cell office:value-type="string" calcext:value-type="string">
            <text:p>R.MIELCZARSKIEGO 5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8</text:p>
          </table:table-cell>
          <table:table-cell office:value-type="float" office:value="52.1291353" calcext:value-type="float">
            <text:p>52.1291353</text:p>
          </table:table-cell>
          <table:table-cell office:value-type="float" office:value="21.0600942" calcext:value-type="float">
            <text:p>21.0600942</text:p>
          </table:table-cell>
        </table:table-row>
        <table:table-row table:style-name="ro1">
          <table:table-cell office:value-type="string" calcext:value-type="string">
            <text:p>SPÓŁDZIELNIA BUDOWLANO-MIESZKANIOWA "NA BEDNARSKIEJ"</text:p>
          </table:table-cell>
          <table:table-cell office:value-type="float" office:value="287421" calcext:value-type="float">
            <text:p>287421</text:p>
          </table:table-cell>
          <table:table-cell office:value-type="float" office:value="5251999535" calcext:value-type="float">
            <text:p>5251999535</text:p>
          </table:table-cell>
          <table:table-cell office:value-type="float" office:value="49005600000" calcext:value-type="float">
            <text:p>49005600000</text:p>
          </table:table-cell>
          <table:table-cell office:value-type="string" calcext:value-type="string">
            <text:p>BEDNARSKA 27</text:p>
          </table:table-cell>
          <table:table-cell office:value-type="string" calcext:value-type="string">
            <text:p>00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7</text:p>
          </table:table-cell>
          <table:table-cell office:value-type="float" office:value="52.24472415" calcext:value-type="float">
            <text:p>52.24472415</text:p>
          </table:table-cell>
          <table:table-cell office:value-type="float" office:value="21.0155950683967" calcext:value-type="float">
            <text:p>21.0155950683967</text:p>
          </table:table-cell>
        </table:table-row>
        <table:table-row table:style-name="ro1">
          <table:table-cell office:value-type="string" calcext:value-type="string">
            <text:p>SPÓŁDZIELNIA MIESZKANIOWA "IDEALNE MIESZKANIE-CENTRUM"</text:p>
          </table:table-cell>
          <table:table-cell office:value-type="float" office:value="283922" calcext:value-type="float">
            <text:p>283922</text:p>
          </table:table-cell>
          <table:table-cell office:value-type="float" office:value="7010074073" calcext:value-type="float">
            <text:p>7010074073</text:p>
          </table:table-cell>
          <table:table-cell office:value-type="float" office:value="14102905200000" calcext:value-type="float">
            <text:p>14102905200000</text:p>
          </table:table-cell>
          <table:table-cell office:value-type="string" calcext:value-type="string">
            <text:p>HOŻA 43/49</text:p>
          </table:table-cell>
          <table:table-cell office:value-type="string" calcext:value-type="string">
            <text:p>00-6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7</text:p>
          </table:table-cell>
          <table:table-cell office:value-type="float" office:value="52.2252615" calcext:value-type="float">
            <text:p>52.2252615</text:p>
          </table:table-cell>
          <table:table-cell office:value-type="float" office:value="21.010239" calcext:value-type="float">
            <text:p>21.010239</text:p>
          </table:table-cell>
        </table:table-row>
        <table:table-row table:style-name="ro1">
          <table:table-cell office:value-type="string" calcext:value-type="string">
            <text:p>SPÓŁDZIELNIA BUDOWLANO - MIESZKANIOWA "BOYA 2"</text:p>
          </table:table-cell>
          <table:table-cell office:value-type="float" office:value="279277" calcext:value-type="float">
            <text:p>279277</text:p>
          </table:table-cell>
          <table:table-cell office:value-type="float" office:value="7010086490" calcext:value-type="float">
            <text:p>7010086490</text:p>
          </table:table-cell>
          <table:table-cell office:value-type="float" office:value="14107813900000" calcext:value-type="float">
            <text:p>14107813900000</text:p>
          </table:table-cell>
          <table:table-cell office:value-type="string" calcext:value-type="string">
            <text:p>BOYA-ŻELEŃSKIEGO 2</text:p>
          </table:table-cell>
          <table:table-cell office:value-type="string" calcext:value-type="string">
            <text:p>00-6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6.2007</text:p>
          </table:table-cell>
          <table:table-cell office:value-type="float" office:value="52.2134549" calcext:value-type="float">
            <text:p>52.2134549</text:p>
          </table:table-cell>
          <table:table-cell office:value-type="float" office:value="21.0202299" calcext:value-type="float">
            <text:p>21.0202299</text:p>
          </table:table-cell>
        </table:table-row>
        <table:table-row table:style-name="ro1">
          <table:table-cell office:value-type="string" calcext:value-type="string">
            <text:p>SPÓŁDZIELNIA DOMÓW JEDNORODZINNYCH "IWONKA" W LIKWIDACJI</text:p>
          </table:table-cell>
          <table:table-cell office:value-type="float" office:value="277030" calcext:value-type="float">
            <text:p>277030</text:p>
          </table:table-cell>
          <table:table-cell office:value-type="float" office:value="5212183999" calcext:value-type="float">
            <text:p>5212183999</text:p>
          </table:table-cell>
          <table:table-cell office:value-type="float" office:value="1062830500000" calcext:value-type="float">
            <text:p>1062830500000</text:p>
          </table:table-cell>
          <table:table-cell office:value-type="string" calcext:value-type="string">
            <text:p>BRUZDOWA 105</text:p>
          </table:table-cell>
          <table:table-cell office:value-type="string" calcext:value-type="string">
            <text:p>02-9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3.2007</text:p>
          </table:table-cell>
          <table:table-cell office:value-type="float" office:value="52.1696029" calcext:value-type="float">
            <text:p>52.1696029</text:p>
          </table:table-cell>
          <table:table-cell office:value-type="float" office:value="21.1149784544117" calcext:value-type="float">
            <text:p>21.1149784544117</text:p>
          </table:table-cell>
        </table:table-row>
        <table:table-row table:style-name="ro1">
          <table:table-cell office:value-type="string" calcext:value-type="string">
            <text:p>SPÓŁDZIELNIA MIESZKANIOWA "KIWERSKA" W WARSZAWIE</text:p>
          </table:table-cell>
          <table:table-cell office:value-type="float" office:value="275466" calcext:value-type="float">
            <text:p>275466</text:p>
          </table:table-cell>
          <table:table-cell office:value-type="float" office:value="5250007017" calcext:value-type="float">
            <text:p>5250007017</text:p>
          </table:table-cell>
          <table:table-cell office:value-type="float" office:value="200321500000" calcext:value-type="float">
            <text:p>200321500000</text:p>
          </table:table-cell>
          <table:table-cell office:value-type="string" calcext:value-type="string">
            <text:p>KIWERSKA 14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2.2007</text:p>
          </table:table-cell>
          <table:table-cell office:value-type="float" office:value="52.2836169" calcext:value-type="float">
            <text:p>52.2836169</text:p>
          </table:table-cell>
          <table:table-cell office:value-type="float" office:value="20.9677731364267" calcext:value-type="float">
            <text:p>20.9677731364267</text:p>
          </table:table-cell>
        </table:table-row>
        <table:table-row table:style-name="ro1">
          <table:table-cell office:value-type="string" calcext:value-type="string">
            <text:p>SPÓŁDZIELNIA BUDOWLANO-MIESZKANIOWA CHATA</text:p>
          </table:table-cell>
          <table:table-cell office:value-type="float" office:value="269602" calcext:value-type="float">
            <text:p>269602</text:p>
          </table:table-cell>
          <table:table-cell office:value-type="float" office:value="1131459567" calcext:value-type="float">
            <text:p>1131459567</text:p>
          </table:table-cell>
          <table:table-cell office:value-type="float" office:value="49048700000" calcext:value-type="float">
            <text:p>49048700000</text:p>
          </table:table-cell>
          <table:table-cell office:value-type="string" calcext:value-type="string">
            <text:p>GROCHOWSKA 326</text:p>
          </table:table-cell>
          <table:table-cell office:value-type="string" calcext:value-type="string">
            <text:p>03-8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6</text:p>
          </table:table-cell>
          <table:table-cell office:value-type="float" office:value="52.24713945" calcext:value-type="float">
            <text:p>52.24713945</text:p>
          </table:table-cell>
          <table:table-cell office:value-type="float" office:value="21.0592434149468" calcext:value-type="float">
            <text:p>21.0592434149468</text:p>
          </table:table-cell>
        </table:table-row>
        <table:table-row table:style-name="ro1">
          <table:table-cell office:value-type="string" calcext:value-type="string">
            <text:p>SPÓŁDZIELNIA BUDOWLANO-MIESZKANIOWA ATRIUM</text:p>
          </table:table-cell>
          <table:table-cell office:value-type="float" office:value="268904" calcext:value-type="float">
            <text:p>268904</text:p>
          </table:table-cell>
          <table:table-cell office:value-type="float" office:value="5251993768" calcext:value-type="float">
            <text:p>5251993768</text:p>
          </table:table-cell>
          <table:table-cell office:value-type="float" office:value="87419900000" calcext:value-type="float">
            <text:p>87419900000</text:p>
          </table:table-cell>
          <table:table-cell office:value-type="string" calcext:value-type="string">
            <text:p>WOLBROMSKA 61 I</text:p>
          </table:table-cell>
          <table:table-cell office:value-type="string" calcext:value-type="string">
            <text:p>03-6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6</text:p>
          </table:table-cell>
          <table:table-cell office:value-type="float" office:value="52.2836589" calcext:value-type="float">
            <text:p>52.2836589</text:p>
          </table:table-cell>
          <table:table-cell office:value-type="float" office:value="21.0822553990089" calcext:value-type="float">
            <text:p>21.0822553990089</text:p>
          </table:table-cell>
        </table:table-row>
        <table:table-row table:style-name="ro1">
          <table:table-cell office:value-type="string" calcext:value-type="string">
            <text:p>SPÓŁDZIELNIA BUDOWLANO-MIESZKANIOWA "DRNA"</text:p>
          </table:table-cell>
          <table:table-cell office:value-type="float" office:value="266765" calcext:value-type="float">
            <text:p>266765</text:p>
          </table:table-cell>
          <table:table-cell office:value-type="float" office:value="5251575427" calcext:value-type="float">
            <text:p>5251575427</text:p>
          </table:table-cell>
          <table:table-cell office:value-type="float" office:value="49078300000" calcext:value-type="float">
            <text:p>49078300000</text:p>
          </table:table-cell>
          <table:table-cell office:value-type="string" calcext:value-type="string">
            <text:p>MICKIEWICZA 18, 45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6</text:p>
          </table:table-cell>
          <table:table-cell office:value-type="float" office:value="52.2623536" calcext:value-type="float">
            <text:p>52.2623536</text:p>
          </table:table-cell>
          <table:table-cell office:value-type="float" office:value="20.992835" calcext:value-type="float">
            <text:p>20.992835</text:p>
          </table:table-cell>
        </table:table-row>
        <table:table-row table:style-name="ro1">
          <table:table-cell office:value-type="string" calcext:value-type="string">
            <text:p>SPÓŁDZIELNIA MIESZKANIOWA "ORLIK-JANTAR"</text:p>
          </table:table-cell>
          <table:table-cell office:value-type="float" office:value="263802" calcext:value-type="float">
            <text:p>263802</text:p>
          </table:table-cell>
          <table:table-cell office:value-type="float" office:value="1132633010" calcext:value-type="float">
            <text:p>1132633010</text:p>
          </table:table-cell>
          <table:table-cell office:value-type="float" office:value="14068928900000" calcext:value-type="float">
            <text:p>14068928900000</text:p>
          </table:table-cell>
          <table:table-cell office:value-type="string" calcext:value-type="string">
            <text:p>SALAMANDRY 3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6</text:p>
          </table:table-cell>
          <table:table-cell office:value-type="float" office:value="52.2258101" calcext:value-type="float">
            <text:p>52.2258101</text:p>
          </table:table-cell>
          <table:table-cell office:value-type="float" office:value="21.0916377" calcext:value-type="float">
            <text:p>21.0916377</text:p>
          </table:table-cell>
        </table:table-row>
        <table:table-row table:style-name="ro1">
          <table:table-cell office:value-type="string" calcext:value-type="string">
            <text:p>SPÓŁDZIELNIA MIESZKANIOWA "WILGA 2000"</text:p>
          </table:table-cell>
          <table:table-cell office:value-type="float" office:value="263785" calcext:value-type="float">
            <text:p>263785</text:p>
          </table:table-cell>
          <table:table-cell office:value-type="float" office:value="1132633004" calcext:value-type="float">
            <text:p>1132633004</text:p>
          </table:table-cell>
          <table:table-cell office:value-type="float" office:value="14069008000000" calcext:value-type="float">
            <text:p>14069008000000</text:p>
          </table:table-cell>
          <table:table-cell office:value-type="string" calcext:value-type="string">
            <text:p>SZKOŁY ORLĄT 4, UŻYTKOWY 5</text:p>
          </table:table-cell>
          <table:table-cell office:value-type="string" calcext:value-type="string">
            <text:p>03-9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9.2006</text:p>
          </table:table-cell>
          <table:table-cell office:value-type="float" office:value="52.2286331" calcext:value-type="float">
            <text:p>52.2286331</text:p>
          </table:table-cell>
          <table:table-cell office:value-type="float" office:value="21.1065722" calcext:value-type="float">
            <text:p>21.1065722</text:p>
          </table:table-cell>
        </table:table-row>
        <table:table-row table:style-name="ro1">
          <table:table-cell office:value-type="string" calcext:value-type="string">
            <text:p>SPÓŁDZIELNIA MIESZKANIOWA "NASZA FAMILIA"</text:p>
          </table:table-cell>
          <table:table-cell office:value-type="float" office:value="263510" calcext:value-type="float">
            <text:p>263510</text:p>
          </table:table-cell>
          <table:table-cell office:value-type="float" office:value="9511016047" calcext:value-type="float">
            <text:p>9511016047</text:p>
          </table:table-cell>
          <table:table-cell office:value-type="float" office:value="1064820700000" calcext:value-type="float">
            <text:p>1064820700000</text:p>
          </table:table-cell>
          <table:table-cell office:value-type="string" calcext:value-type="string">
            <text:p>DEMBEGO 12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9.2006</text:p>
          </table:table-cell>
          <table:table-cell office:value-type="float" office:value="52.1315502" calcext:value-type="float">
            <text:p>52.1315502</text:p>
          </table:table-cell>
          <table:table-cell office:value-type="float" office:value="21.0758259" calcext:value-type="float">
            <text:p>21.0758259</text:p>
          </table:table-cell>
        </table:table-row>
        <table:table-row table:style-name="ro1">
          <table:table-cell office:value-type="string" calcext:value-type="string">
            <text:p>SPÓŁDZIELNIA MIESZKANIOWA "SZKLANY DOM"</text:p>
          </table:table-cell>
          <table:table-cell office:value-type="float" office:value="260415" calcext:value-type="float">
            <text:p>260415</text:p>
          </table:table-cell>
          <table:table-cell office:value-type="float" office:value="1130213864" calcext:value-type="float">
            <text:p>1130213864</text:p>
          </table:table-cell>
          <table:table-cell office:value-type="float" office:value="49160100000" calcext:value-type="float">
            <text:p>49160100000</text:p>
          </table:table-cell>
          <table:table-cell office:value-type="string" calcext:value-type="string">
            <text:p>LONDYŃSKA 8, 8</text:p>
          </table:table-cell>
          <table:table-cell office:value-type="string" calcext:value-type="string">
            <text:p>03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6</text:p>
          </table:table-cell>
          <table:table-cell office:value-type="float" office:value="52.23437895" calcext:value-type="float">
            <text:p>52.23437895</text:p>
          </table:table-cell>
          <table:table-cell office:value-type="float" office:value="21.0645477078968" calcext:value-type="float">
            <text:p>21.0645477078968</text:p>
          </table:table-cell>
        </table:table-row>
        <table:table-row table:style-name="ro1">
          <table:table-cell office:value-type="string" calcext:value-type="string">
            <text:p>SPÓŁDZIELNIA BUDOWLANO-MIESZKANIOWA PRACOWNIKÓW PRZEMYSŁU CUKROWNICZEGO</text:p>
          </table:table-cell>
          <table:table-cell office:value-type="float" office:value="254510" calcext:value-type="float">
            <text:p>254510</text:p>
          </table:table-cell>
          <table:table-cell office:value-type="float" office:value="5250006526" calcext:value-type="float">
            <text:p>5250006526</text:p>
          </table:table-cell>
          <table:table-cell office:value-type="float" office:value="49124500000" calcext:value-type="float">
            <text:p>49124500000</text:p>
          </table:table-cell>
          <table:table-cell office:value-type="string" calcext:value-type="string">
            <text:p>ROZBRAT 34/36</text:p>
          </table:table-cell>
          <table:table-cell office:value-type="string" calcext:value-type="string">
            <text:p>00-4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6</text:p>
          </table:table-cell>
          <table:table-cell office:value-type="float" office:value="52.2264563" calcext:value-type="float">
            <text:p>52.2264563</text:p>
          </table:table-cell>
          <table:table-cell office:value-type="float" office:value="21.0349305897273" calcext:value-type="float">
            <text:p>21.0349305897273</text:p>
          </table:table-cell>
        </table:table-row>
        <table:table-row table:style-name="ro1">
          <table:table-cell office:value-type="string" calcext:value-type="string">
            <text:p>SPÓŁDZIELNIA BUDOWLANO - MIESZKANIOWA "DOM ROZBRAT"</text:p>
          </table:table-cell>
          <table:table-cell office:value-type="float" office:value="251730" calcext:value-type="float">
            <text:p>251730</text:p>
          </table:table-cell>
          <table:table-cell office:value-type="float" office:value="5261670529" calcext:value-type="float">
            <text:p>5261670529</text:p>
          </table:table-cell>
          <table:table-cell office:value-type="float" office:value="49123900000" calcext:value-type="float">
            <text:p>49123900000</text:p>
          </table:table-cell>
          <table:table-cell office:value-type="string" calcext:value-type="string">
            <text:p>ROZBRAT 6</text:p>
          </table:table-cell>
          <table:table-cell office:value-type="string" calcext:value-type="string">
            <text:p>00-4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6</text:p>
          </table:table-cell>
          <table:table-cell office:value-type="float" office:value="52.2224607" calcext:value-type="float">
            <text:p>52.2224607</text:p>
          </table:table-cell>
          <table:table-cell office:value-type="float" office:value="21.0358486635954" calcext:value-type="float">
            <text:p>21.0358486635954</text:p>
          </table:table-cell>
        </table:table-row>
        <table:table-row table:style-name="ro1">
          <table:table-cell office:value-type="string" calcext:value-type="string">
            <text:p>SPÓŁDZIELNIA BUDOWLANO-MIESZKANIOWA "OGNISKO"</text:p>
          </table:table-cell>
          <table:table-cell office:value-type="float" office:value="250524" calcext:value-type="float">
            <text:p>250524</text:p>
          </table:table-cell>
          <table:table-cell office:value-type="float" office:value="5251000891" calcext:value-type="float">
            <text:p>5251000891</text:p>
          </table:table-cell>
          <table:table-cell office:value-type="float" office:value="48991700000" calcext:value-type="float">
            <text:p>48991700000</text:p>
          </table:table-cell>
          <table:table-cell office:value-type="string" calcext:value-type="string">
            <text:p>AL. NIEPODLEGŁOŚCI 210</text:p>
          </table:table-cell>
          <table:table-cell office:value-type="string" calcext:value-type="string">
            <text:p>00-6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06</text:p>
          </table:table-cell>
          <table:table-cell office:value-type="float" office:value="52.217627" calcext:value-type="float">
            <text:p>52.217627</text:p>
          </table:table-cell>
          <table:table-cell office:value-type="float" office:value="21.0054501" calcext:value-type="float">
            <text:p>21.0054501</text:p>
          </table:table-cell>
        </table:table-row>
        <table:table-row table:style-name="ro1">
          <table:table-cell office:value-type="string" calcext:value-type="string">
            <text:p>MIĘDZYZAKŁADOWA SPÓŁDZIELNIA MIESZKANIOWA "GRABÓW"</text:p>
          </table:table-cell>
          <table:table-cell office:value-type="float" office:value="244952" calcext:value-type="float">
            <text:p>244952</text:p>
          </table:table-cell>
          <table:table-cell office:value-type="float" office:value="9510024926" calcext:value-type="float">
            <text:p>9510024926</text:p>
          </table:table-cell>
          <table:table-cell office:value-type="float" office:value="90420400000" calcext:value-type="float">
            <text:p>90420400000</text:p>
          </table:table-cell>
          <table:table-cell office:value-type="string" calcext:value-type="string">
            <text:p>PUŁAWSKA 300 A</text:p>
          </table:table-cell>
          <table:table-cell office:value-type="string" calcext:value-type="string">
            <text:p>02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5</text:p>
          </table:table-cell>
          <table:table-cell office:value-type="float" office:value="52.14740745" calcext:value-type="float">
            <text:p>52.14740745</text:p>
          </table:table-cell>
          <table:table-cell office:value-type="float" office:value="21.0169676694352" calcext:value-type="float">
            <text:p>21.0169676694352</text:p>
          </table:table-cell>
        </table:table-row>
        <table:table-row table:style-name="ro1">
          <table:table-cell office:value-type="string" calcext:value-type="string">
            <text:p>SPÓŁDZIELNIA BUDOWLANO-MIESZKANIOWA NAUCZYCIELI SZKÓŁ ŚREDNICH "ZNICZ"</text:p>
          </table:table-cell>
          <table:table-cell office:value-type="float" office:value="242346" calcext:value-type="float">
            <text:p>242346</text:p>
          </table:table-cell>
          <table:table-cell office:value-type="float" office:value="5251736528" calcext:value-type="float">
            <text:p>5251736528</text:p>
          </table:table-cell>
          <table:table-cell office:value-type="float" office:value="49080800000" calcext:value-type="float">
            <text:p>49080800000</text:p>
          </table:table-cell>
          <table:table-cell office:value-type="string" calcext:value-type="string">
            <text:p>MICKIEWICZA 37</text:p>
          </table:table-cell>
          <table:table-cell office:value-type="string" calcext:value-type="string">
            <text:p>01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5</text:p>
          </table:table-cell>
          <table:table-cell office:value-type="float" office:value="52.2727756" calcext:value-type="float">
            <text:p>52.2727756</text:p>
          </table:table-cell>
          <table:table-cell office:value-type="float" office:value="20.982704516524" calcext:value-type="float">
            <text:p>20.982704516524</text:p>
          </table:table-cell>
        </table:table-row>
        <table:table-row table:style-name="ro1">
          <table:table-cell office:value-type="string" calcext:value-type="string">
            <text:p>SPÓŁDZIELNIA BUDOWLANO-MIESZKANIOWA "PUŁAWIANKA"</text:p>
          </table:table-cell>
          <table:table-cell office:value-type="float" office:value="237805" calcext:value-type="float">
            <text:p>237805</text:p>
          </table:table-cell>
          <table:table-cell office:value-type="float" office:value="9511961656" calcext:value-type="float">
            <text:p>9511961656</text:p>
          </table:table-cell>
          <table:table-cell office:value-type="float" office:value="49185400000" calcext:value-type="float">
            <text:p>49185400000</text:p>
          </table:table-cell>
          <table:table-cell office:value-type="string" calcext:value-type="string">
            <text:p>PUŁAWSKA 483</text:p>
          </table:table-cell>
          <table:table-cell office:value-type="string" calcext:value-type="string">
            <text:p>02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5</text:p>
          </table:table-cell>
          <table:table-cell office:value-type="float" office:value="52.1330479" calcext:value-type="float">
            <text:p>52.1330479</text:p>
          </table:table-cell>
          <table:table-cell office:value-type="float" office:value="21.0185740709428" calcext:value-type="float">
            <text:p>21.0185740709428</text:p>
          </table:table-cell>
        </table:table-row>
        <table:table-row table:style-name="ro1">
          <table:table-cell office:value-type="string" calcext:value-type="string">
            <text:p>"NOWOSIELECKA" SPÓŁDZIELNIA MIESZKANIOWA</text:p>
          </table:table-cell>
          <table:table-cell office:value-type="float" office:value="234840" calcext:value-type="float">
            <text:p>234840</text:p>
          </table:table-cell>
          <table:table-cell office:value-type="float" office:value="5262870495" calcext:value-type="float">
            <text:p>5262870495</text:p>
          </table:table-cell>
          <table:table-cell office:value-type="float" office:value="14015959700000" calcext:value-type="float">
            <text:p>14015959700000</text:p>
          </table:table-cell>
          <table:table-cell office:value-type="string" calcext:value-type="string">
            <text:p>NOWOSIELECKA 14A</text:p>
          </table:table-cell>
          <table:table-cell office:value-type="string" calcext:value-type="string">
            <text:p>00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5</text:p>
          </table:table-cell>
          <table:table-cell office:value-type="float" office:value="52.2114109" calcext:value-type="float">
            <text:p>52.2114109</text:p>
          </table:table-cell>
          <table:table-cell office:value-type="float" office:value="21.0463809563859" calcext:value-type="float">
            <text:p>21.0463809563859</text:p>
          </table:table-cell>
        </table:table-row>
        <table:table-row table:style-name="ro1">
          <table:table-cell office:value-type="string" calcext:value-type="string">
            <text:p>SPÓŁDZIELNIA BUDOWLANO-MIESZKANIOWA BRATNIAK</text:p>
          </table:table-cell>
          <table:table-cell office:value-type="float" office:value="232999" calcext:value-type="float">
            <text:p>232999</text:p>
          </table:table-cell>
          <table:table-cell office:value-type="float" office:value="5250012981" calcext:value-type="float">
            <text:p>5250012981</text:p>
          </table:table-cell>
          <table:table-cell office:value-type="float" office:value="87284600000" calcext:value-type="float">
            <text:p>87284600000</text:p>
          </table:table-cell>
          <table:table-cell office:value-type="string" calcext:value-type="string">
            <text:p>ŚNIADECKICH 17A, 24</text:p>
          </table:table-cell>
          <table:table-cell office:value-type="string" calcext:value-type="string">
            <text:p>00-6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6.2005</text:p>
          </table:table-cell>
          <table:table-cell office:value-type="float" office:value="52.2206179" calcext:value-type="float">
            <text:p>52.2206179</text:p>
          </table:table-cell>
          <table:table-cell office:value-type="float" office:value="21.0136316" calcext:value-type="float">
            <text:p>21.0136316</text:p>
          </table:table-cell>
        </table:table-row>
        <table:table-row table:style-name="ro1">
          <table:table-cell office:value-type="string" calcext:value-type="string">
            <text:p>SPÓŁDZIELCZE STOWARZYSZENIE MIESZKANIOWE "MOJE MIESZKANIE"</text:p>
          </table:table-cell>
          <table:table-cell office:value-type="float" office:value="231960" calcext:value-type="float">
            <text:p>231960</text:p>
          </table:table-cell>
          <table:table-cell office:value-type="float" office:value="1132548014" calcext:value-type="float">
            <text:p>1132548014</text:p>
          </table:table-cell>
          <table:table-cell office:value-type="float" office:value="14011934000000" calcext:value-type="float">
            <text:p>14011934000000</text:p>
          </table:table-cell>
          <table:table-cell office:value-type="string" calcext:value-type="string">
            <text:p>KOWELSKA 4, 33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6211435" calcext:value-type="float">
            <text:p>52.26211435</text:p>
          </table:table-cell>
          <table:table-cell office:value-type="float" office:value="21.0408310698325" calcext:value-type="float">
            <text:p>21.0408310698325</text:p>
          </table:table-cell>
        </table:table-row>
        <table:table-row table:style-name="ro1">
          <table:table-cell office:value-type="string" calcext:value-type="string">
            <text:p>MŁODZIEŻOWA SPÓŁDZIELNIA MIESZKANIOWA PRACOWNIKÓW "RÓŻY"</text:p>
          </table:table-cell>
          <table:table-cell office:value-type="float" office:value="231029" calcext:value-type="float">
            <text:p>231029</text:p>
          </table:table-cell>
          <table:table-cell office:value-type="float" office:value="5250012538" calcext:value-type="float">
            <text:p>5250012538</text:p>
          </table:table-cell>
          <table:table-cell office:value-type="float" office:value="107188700000" calcext:value-type="float">
            <text:p>107188700000</text:p>
          </table:table-cell>
          <table:table-cell office:value-type="string" calcext:value-type="string">
            <text:p>MIEDZIANA 14</text:p>
          </table:table-cell>
          <table:table-cell office:value-type="string" calcext:value-type="string">
            <text:p>00-8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299175" calcext:value-type="float">
            <text:p>52.2299175</text:p>
          </table:table-cell>
          <table:table-cell office:value-type="float" office:value="20.9904348" calcext:value-type="float">
            <text:p>20.9904348</text:p>
          </table:table-cell>
        </table:table-row>
        <table:table-row table:style-name="ro1">
          <table:table-cell office:value-type="string" calcext:value-type="string">
            <text:p>WŁASNOŚCIOWA SPÓŁDZIELNIA MIESZKANIOWA "HOŻA 5-7"</text:p>
          </table:table-cell>
          <table:table-cell office:value-type="float" office:value="230579" calcext:value-type="float">
            <text:p>230579</text:p>
          </table:table-cell>
          <table:table-cell office:value-type="float" office:value="5250007098" calcext:value-type="float">
            <text:p>5250007098</text:p>
          </table:table-cell>
          <table:table-cell office:value-type="float" office:value="1205304000000" calcext:value-type="float">
            <text:p>1205304000000</text:p>
          </table:table-cell>
          <table:table-cell office:value-type="string" calcext:value-type="string">
            <text:p>HOŻA 5/7, 81</text:p>
          </table:table-cell>
          <table:table-cell office:value-type="string" calcext:value-type="string">
            <text:p>00-5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276265" calcext:value-type="float">
            <text:p>52.2276265</text:p>
          </table:table-cell>
          <table:table-cell office:value-type="float" office:value="21.0212473" calcext:value-type="float">
            <text:p>21.0212473</text:p>
          </table:table-cell>
        </table:table-row>
        <table:table-row table:style-name="ro1">
          <table:table-cell office:value-type="string" calcext:value-type="string">
            <text:p>SPÓŁDZIELNIA MIESZKANIOWA "MERKURY SZCZĘŚLIWICE"</text:p>
          </table:table-cell>
          <table:table-cell office:value-type="float" office:value="230555" calcext:value-type="float">
            <text:p>230555</text:p>
          </table:table-cell>
          <table:table-cell office:value-type="float" office:value="5261736228" calcext:value-type="float">
            <text:p>5261736228</text:p>
          </table:table-cell>
          <table:table-cell office:value-type="float" office:value="98193700000" calcext:value-type="float">
            <text:p>98193700000</text:p>
          </table:table-cell>
          <table:table-cell office:value-type="string" calcext:value-type="string">
            <text:p>URBANISTÓW 1</text:p>
          </table:table-cell>
          <table:table-cell office:value-type="string" calcext:value-type="string">
            <text:p>02-3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070071" calcext:value-type="float">
            <text:p>52.2070071</text:p>
          </table:table-cell>
          <table:table-cell office:value-type="float" office:value="20.9674253" calcext:value-type="float">
            <text:p>20.9674253</text:p>
          </table:table-cell>
        </table:table-row>
        <table:table-row table:style-name="ro1">
          <table:table-cell office:value-type="string" calcext:value-type="string">
            <text:p>SPÓŁDZIELNIA BUDOWLANO-MIESZKANIOWA "ZACISZE"</text:p>
          </table:table-cell>
          <table:table-cell office:value-type="float" office:value="224390" calcext:value-type="float">
            <text:p>224390</text:p>
          </table:table-cell>
          <table:table-cell office:value-type="float" office:value="5212893092" calcext:value-type="float">
            <text:p>5212893092</text:p>
          </table:table-cell>
          <table:table-cell office:value-type="float" office:value="49130500000" calcext:value-type="float">
            <text:p>49130500000</text:p>
          </table:table-cell>
          <table:table-cell office:value-type="string" calcext:value-type="string">
            <text:p>SŁONECZNA 50</text:p>
          </table:table-cell>
          <table:table-cell office:value-type="string" calcext:value-type="string">
            <text:p>00-78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2.2004</text:p>
          </table:table-cell>
          <table:table-cell office:value-type="float" office:value="52.20961095" calcext:value-type="float">
            <text:p>52.20961095</text:p>
          </table:table-cell>
          <table:table-cell office:value-type="float" office:value="21.0250057376981" calcext:value-type="float">
            <text:p>21.0250057376981</text:p>
          </table:table-cell>
        </table:table-row>
        <table:table-row table:style-name="ro1">
          <table:table-cell office:value-type="string" calcext:value-type="string">
            <text:p>SPÓŁDZIELNIA DOMKÓW JEDNORODZINNYCH "JANOWSKIEGO-BASZTA"</text:p>
          </table:table-cell>
          <table:table-cell office:value-type="float" office:value="224384" calcext:value-type="float">
            <text:p>224384</text:p>
          </table:table-cell>
          <table:table-cell office:value-type="float" office:value="9511205446" calcext:value-type="float">
            <text:p>9511205446</text:p>
          </table:table-cell>
          <table:table-cell office:value-type="float" office:value="1210739000000" calcext:value-type="float">
            <text:p>1210739000000</text:p>
          </table:table-cell>
          <table:table-cell office:value-type="string" calcext:value-type="string">
            <text:p>JANOWSKIEGO ALEKSANDRA 2</text:p>
          </table:table-cell>
          <table:table-cell office:value-type="string" calcext:value-type="string">
            <text:p>02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4</text:p>
          </table:table-cell>
          <table:table-cell office:value-type="float" office:value="52.15274745" calcext:value-type="float">
            <text:p>52.15274745</text:p>
          </table:table-cell>
          <table:table-cell office:value-type="float" office:value="21.0211717265923" calcext:value-type="float">
            <text:p>21.0211717265923</text:p>
          </table:table-cell>
        </table:table-row>
        <table:table-row table:style-name="ro1">
          <table:table-cell office:value-type="string" calcext:value-type="string">
            <text:p>SPÓŁDZIELNIA MIESZKANIOWA "STARÓWKA" W WARSZAWIE</text:p>
          </table:table-cell>
          <table:table-cell office:value-type="float" office:value="224292" calcext:value-type="float">
            <text:p>224292</text:p>
          </table:table-cell>
          <table:table-cell office:value-type="float" office:value="5250012260" calcext:value-type="float">
            <text:p>5250012260</text:p>
          </table:table-cell>
          <table:table-cell office:value-type="float" office:value="48977400000" calcext:value-type="float">
            <text:p>48977400000</text:p>
          </table:table-cell>
          <table:table-cell office:value-type="string" calcext:value-type="string">
            <text:p>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4</text:p>
          </table:table-cell>
          <table:table-cell office:value-type="float" office:value="52.23181745" calcext:value-type="float">
            <text:p>52.23181745</text:p>
          </table:table-cell>
          <table:table-cell office:value-type="float" office:value="20.9954552510523" calcext:value-type="float">
            <text:p>20.9954552510523</text:p>
          </table:table-cell>
        </table:table-row>
        <table:table-row table:style-name="ro1">
          <table:table-cell office:value-type="string" calcext:value-type="string">
            <text:p>SPÓŁDZIELNIA BUDOWLANO-MIESZKANIOWA "GŻEGŻÓŁKI"</text:p>
          </table:table-cell>
          <table:table-cell office:value-type="float" office:value="221082" calcext:value-type="float">
            <text:p>221082</text:p>
          </table:table-cell>
          <table:table-cell office:value-type="float" office:value="9512125956" calcext:value-type="float">
            <text:p>9512125956</text:p>
          </table:table-cell>
          <table:table-cell office:value-type="float" office:value="1587339200000" calcext:value-type="float">
            <text:p>1587339200000</text:p>
          </table:table-cell>
          <table:table-cell office:value-type="string" calcext:value-type="string">
            <text:p>GŻEGŻÓŁKI 10</text:p>
          </table:table-cell>
          <table:table-cell office:value-type="string" calcext:value-type="string">
            <text:p>02-8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1.2004</text:p>
          </table:table-cell>
          <table:table-cell office:value-type="float" office:value="52.14984965" calcext:value-type="float">
            <text:p>52.14984965</text:p>
          </table:table-cell>
          <table:table-cell office:value-type="float" office:value="21.0281558689088" calcext:value-type="float">
            <text:p>21.0281558689088</text:p>
          </table:table-cell>
        </table:table-row>
        <table:table-row table:style-name="ro1">
          <table:table-cell office:value-type="string" calcext:value-type="string">
            <text:p>SPÓŁDZIELNIA BUDOWLANO MIESZKANIOWA "RONDO"</text:p>
          </table:table-cell>
          <table:table-cell office:value-type="float" office:value="218909" calcext:value-type="float">
            <text:p>218909</text:p>
          </table:table-cell>
          <table:table-cell office:value-type="float" office:value="5210418004" calcext:value-type="float">
            <text:p>5210418004</text:p>
          </table:table-cell>
          <table:table-cell office:value-type="float" office:value="49122200000" calcext:value-type="float">
            <text:p>49122200000</text:p>
          </table:table-cell>
          <table:table-cell office:value-type="string" calcext:value-type="string">
            <text:p>UL. TADEUSZA REJTANA 9A, 3</text:p>
          </table:table-cell>
          <table:table-cell office:value-type="string" calcext:value-type="string">
            <text:p>02-5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0.2004</text:p>
          </table:table-cell>
          <table:table-cell office:value-type="float" office:value="52.20758805" calcext:value-type="float">
            <text:p>52.20758805</text:p>
          </table:table-cell>
          <table:table-cell office:value-type="float" office:value="21.019627163637" calcext:value-type="float">
            <text:p>21.019627163637</text:p>
          </table:table-cell>
        </table:table-row>
        <table:table-row table:style-name="ro1">
          <table:table-cell office:value-type="string" calcext:value-type="string">
            <text:p>SPÓŁDZIELNIA BUDOWLANO-MIESZKANIOWA "SAMODZIELNA"</text:p>
          </table:table-cell>
          <table:table-cell office:value-type="float" office:value="217738" calcext:value-type="float">
            <text:p>217738</text:p>
          </table:table-cell>
          <table:table-cell office:value-type="float" office:value="5251000394" calcext:value-type="float">
            <text:p>5251000394</text:p>
          </table:table-cell>
          <table:table-cell office:value-type="float" office:value="49101500000" calcext:value-type="float">
            <text:p>49101500000</text:p>
          </table:table-cell>
          <table:table-cell office:value-type="string" calcext:value-type="string">
            <text:p>ORLA 8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4</text:p>
          </table:table-cell>
          <table:table-cell office:value-type="float" office:value="52.24988225" calcext:value-type="float">
            <text:p>52.24988225</text:p>
          </table:table-cell>
          <table:table-cell office:value-type="float" office:value="21.2538473734655" calcext:value-type="float">
            <text:p>21.2538473734655</text:p>
          </table:table-cell>
        </table:table-row>
        <table:table-row table:style-name="ro1">
          <table:table-cell office:value-type="string" calcext:value-type="string">
            <text:p>SPÓŁDZIELNIA BUDOWLANO - MIESZKANIOWA "NASZA"</text:p>
          </table:table-cell>
          <table:table-cell office:value-type="float" office:value="212657" calcext:value-type="float">
            <text:p>212657</text:p>
          </table:table-cell>
          <table:table-cell office:value-type="float" office:value="5212753907" calcext:value-type="float">
            <text:p>5212753907</text:p>
          </table:table-cell>
          <table:table-cell office:value-type="float" office:value="49008500000" calcext:value-type="float">
            <text:p>49008500000</text:p>
          </table:table-cell>
          <table:table-cell office:value-type="string" calcext:value-type="string">
            <text:p>BELGIJSKA 12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20274815" calcext:value-type="float">
            <text:p>52.20274815</text:p>
          </table:table-cell>
          <table:table-cell office:value-type="float" office:value="21.0245088714198" calcext:value-type="float">
            <text:p>21.0245088714198</text:p>
          </table:table-cell>
        </table:table-row>
        <table:table-row table:style-name="ro1">
          <table:table-cell office:value-type="string" calcext:value-type="string">
            <text:p>SPÓŁDZIELNIA MIESZKANIOWA "RODZINKA"</text:p>
          </table:table-cell>
          <table:table-cell office:value-type="float" office:value="212445" calcext:value-type="float">
            <text:p>212445</text:p>
          </table:table-cell>
          <table:table-cell office:value-type="float" office:value="5222236651" calcext:value-type="float">
            <text:p>5222236651</text:p>
          </table:table-cell>
          <table:table-cell office:value-type="float" office:value="1085081900000" calcext:value-type="float">
            <text:p>1085081900000</text:p>
          </table:table-cell>
          <table:table-cell office:value-type="string" calcext:value-type="string">
            <text:p>WOJCIECHOWSKIEGO 35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19483215" calcext:value-type="float">
            <text:p>52.19483215</text:p>
          </table:table-cell>
          <table:table-cell office:value-type="float" office:value="20.8723442145489" calcext:value-type="float">
            <text:p>20.8723442145489</text:p>
          </table:table-cell>
        </table:table-row>
        <table:table-row table:style-name="ro1">
          <table:table-cell office:value-type="string" calcext:value-type="string">
            <text:p>SPÓŁDZIELNIA BUDOWLANO-MIESZKANIOWA "DZIENNIKARZ"</text:p>
          </table:table-cell>
          <table:table-cell office:value-type="float" office:value="211268" calcext:value-type="float">
            <text:p>211268</text:p>
          </table:table-cell>
          <table:table-cell office:value-type="float" office:value="5261737802" calcext:value-type="float">
            <text:p>5261737802</text:p>
          </table:table-cell>
          <table:table-cell office:value-type="float" office:value="1251074300000" calcext:value-type="float">
            <text:p>1251074300000</text:p>
          </table:table-cell>
          <table:table-cell office:value-type="string" calcext:value-type="string">
            <text:p>BIAŁOBRZESKA 68, 99</text:p>
          </table:table-cell>
          <table:table-cell office:value-type="string" calcext:value-type="string">
            <text:p>02-3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4</text:p>
          </table:table-cell>
          <table:table-cell office:value-type="float" office:value="52.22096145" calcext:value-type="float">
            <text:p>52.22096145</text:p>
          </table:table-cell>
          <table:table-cell office:value-type="float" office:value="20.9786810164602" calcext:value-type="float">
            <text:p>20.9786810164602</text:p>
          </table:table-cell>
        </table:table-row>
        <table:table-row table:style-name="ro1">
          <table:table-cell office:value-type="string" calcext:value-type="string">
            <text:p>SPÓŁDZIELNIA MIESZKANIOWA " ZWYCIĘZCÓW"</text:p>
          </table:table-cell>
          <table:table-cell office:value-type="float" office:value="211048" calcext:value-type="float">
            <text:p>211048</text:p>
          </table:table-cell>
          <table:table-cell office:value-type="float" office:value="1132486448" calcext:value-type="float">
            <text:p>1132486448</text:p>
          </table:table-cell>
          <table:table-cell office:value-type="float" office:value="1575602500000" calcext:value-type="float">
            <text:p>1575602500000</text:p>
          </table:table-cell>
          <table:table-cell office:value-type="string" calcext:value-type="string">
            <text:p>ZWYCIĘZCÓW 4 D</text:p>
          </table:table-cell>
          <table:table-cell office:value-type="string" calcext:value-type="string">
            <text:p>03-9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4</text:p>
          </table:table-cell>
          <table:table-cell office:value-type="float" office:value="52.22963275" calcext:value-type="float">
            <text:p>52.22963275</text:p>
          </table:table-cell>
          <table:table-cell office:value-type="float" office:value="21.051869641987" calcext:value-type="float">
            <text:p>21.051869641987</text:p>
          </table:table-cell>
        </table:table-row>
        <table:table-row table:style-name="ro1">
          <table:table-cell office:value-type="string" calcext:value-type="string">
            <text:p>SPÓŁDZIELNIA MIESZKANIOWA "WASZYNGTONA"</text:p>
          </table:table-cell>
          <table:table-cell office:value-type="float" office:value="210997" calcext:value-type="float">
            <text:p>210997</text:p>
          </table:table-cell>
          <table:table-cell office:value-type="float" office:value="1132486313" calcext:value-type="float">
            <text:p>1132486313</text:p>
          </table:table-cell>
          <table:table-cell office:value-type="float" office:value="1575495400000" calcext:value-type="float">
            <text:p>1575495400000</text:p>
          </table:table-cell>
          <table:table-cell office:value-type="string" calcext:value-type="string">
            <text:p>KINOWA 19</text:p>
          </table:table-cell>
          <table:table-cell office:value-type="string" calcext:value-type="string">
            <text:p>04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423986" calcext:value-type="float">
            <text:p>52.2423986</text:p>
          </table:table-cell>
          <table:table-cell office:value-type="float" office:value="21.0702704" calcext:value-type="float">
            <text:p>21.0702704</text:p>
          </table:table-cell>
        </table:table-row>
        <table:table-row table:style-name="ro1">
          <table:table-cell office:value-type="string" calcext:value-type="string">
            <text:p>SPÓŁDZIELNIA MIESZKANIOWA "PRZYCZÓŁEK GROCHOWSKI"</text:p>
          </table:table-cell>
          <table:table-cell office:value-type="float" office:value="210996" calcext:value-type="float">
            <text:p>210996</text:p>
          </table:table-cell>
          <table:table-cell office:value-type="float" office:value="1132486336" calcext:value-type="float">
            <text:p>1132486336</text:p>
          </table:table-cell>
          <table:table-cell office:value-type="float" office:value="1575494800000" calcext:value-type="float">
            <text:p>1575494800000</text:p>
          </table:table-cell>
          <table:table-cell office:value-type="string" calcext:value-type="string">
            <text:p>OSTRZYCKA 2/4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341463" calcext:value-type="float">
            <text:p>52.2341463</text:p>
          </table:table-cell>
          <table:table-cell office:value-type="float" office:value="21.0784591" calcext:value-type="float">
            <text:p>21.0784591</text:p>
          </table:table-cell>
        </table:table-row>
        <table:table-row table:style-name="ro1">
          <table:table-cell office:value-type="string" calcext:value-type="string">
            <text:p>SPÓŁDZIELNIA MIESZKANIOWA "MONOLIT"</text:p>
          </table:table-cell>
          <table:table-cell office:value-type="float" office:value="209737" calcext:value-type="float">
            <text:p>209737</text:p>
          </table:table-cell>
          <table:table-cell office:value-type="float" office:value="5272140982" calcext:value-type="float">
            <text:p>5272140982</text:p>
          </table:table-cell>
          <table:table-cell office:value-type="float" office:value="92807300000" calcext:value-type="float">
            <text:p>92807300000</text:p>
          </table:table-cell>
          <table:table-cell office:value-type="string" calcext:value-type="string">
            <text:p>DEOTYMY 19/21</text:p>
          </table:table-cell>
          <table:table-cell office:value-type="string" calcext:value-type="string">
            <text:p>01-4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4</text:p>
          </table:table-cell>
          <table:table-cell office:value-type="float" office:value="52.2416928" calcext:value-type="float">
            <text:p>52.2416928</text:p>
          </table:table-cell>
          <table:table-cell office:value-type="float" office:value="20.9479266152473" calcext:value-type="float">
            <text:p>20.9479266152473</text:p>
          </table:table-cell>
        </table:table-row>
        <table:table-row table:style-name="ro1">
          <table:table-cell office:value-type="string" calcext:value-type="string">
            <text:p>SPÓŁDZIELNIA BUDOWLANO-MIESZKANIOWA "ZIMOWE LEŻE"</text:p>
          </table:table-cell>
          <table:table-cell office:value-type="float" office:value="206656" calcext:value-type="float">
            <text:p>206656</text:p>
          </table:table-cell>
          <table:table-cell office:value-type="float" office:value="5250012811" calcext:value-type="float">
            <text:p>5250012811</text:p>
          </table:table-cell>
          <table:table-cell office:value-type="float" office:value="49132800000" calcext:value-type="float">
            <text:p>49132800000</text:p>
          </table:table-cell>
          <table:table-cell office:value-type="string" calcext:value-type="string">
            <text:p>SŁOWACKIEGO 27/33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5.2004</text:p>
          </table:table-cell>
          <table:table-cell office:value-type="float" office:value="52.2708541" calcext:value-type="float">
            <text:p>52.2708541</text:p>
          </table:table-cell>
          <table:table-cell office:value-type="float" office:value="20.9762064" calcext:value-type="float">
            <text:p>20.9762064</text:p>
          </table:table-cell>
        </table:table-row>
        <table:table-row table:style-name="ro1">
          <table:table-cell office:value-type="string" calcext:value-type="string">
            <text:p>SPÓŁDZIELNIA MIESZKANIOWA MICKIEWICZA POTOK</text:p>
          </table:table-cell>
          <table:table-cell office:value-type="float" office:value="201902" calcext:value-type="float">
            <text:p>201902</text:p>
          </table:table-cell>
          <table:table-cell office:value-type="float" office:value="5252295167" calcext:value-type="float">
            <text:p>5252295167</text:p>
          </table:table-cell>
          <table:table-cell office:value-type="float" office:value="1570930400000" calcext:value-type="float">
            <text:p>1570930400000</text:p>
          </table:table-cell>
          <table:table-cell office:value-type="string" calcext:value-type="string">
            <text:p>MICKIEWICZA 70, 90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04</text:p>
          </table:table-cell>
          <table:table-cell office:value-type="float" office:value="52.2784914" calcext:value-type="float">
            <text:p>52.2784914</text:p>
          </table:table-cell>
          <table:table-cell office:value-type="float" office:value="20.98140345195" calcext:value-type="float">
            <text:p>20.98140345195</text:p>
          </table:table-cell>
        </table:table-row>
        <table:table-row table:style-name="ro1">
          <table:table-cell office:value-type="string" calcext:value-type="string">
            <text:p>MIĘDZYZAKŁADOWA SPÓŁDZIELNIA MIESZKANIOWA "CENTRUM 2"</text:p>
          </table:table-cell>
          <table:table-cell office:value-type="float" office:value="201389" calcext:value-type="float">
            <text:p>201389</text:p>
          </table:table-cell>
          <table:table-cell office:value-type="float" office:value="5251000081" calcext:value-type="float">
            <text:p>5251000081</text:p>
          </table:table-cell>
          <table:table-cell office:value-type="float" office:value="101497800000" calcext:value-type="float">
            <text:p>101497800000</text:p>
          </table:table-cell>
          <table:table-cell office:value-type="string" calcext:value-type="string">
            <text:p>ŁUKASZCZYKA 35, 22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3.2004</text:p>
          </table:table-cell>
          <table:table-cell office:value-type="float" office:value="52.1489071" calcext:value-type="float">
            <text:p>52.1489071</text:p>
          </table:table-cell>
          <table:table-cell office:value-type="float" office:value="21.0283367808567" calcext:value-type="float">
            <text:p>21.0283367808567</text:p>
          </table:table-cell>
        </table:table-row>
        <table:table-row table:style-name="ro1">
          <table:table-cell office:value-type="string" calcext:value-type="string">
            <text:p>SPÓŁDZIELNIA BUDOWLANO-MIESZKANIOWA "BATORY"</text:p>
          </table:table-cell>
          <table:table-cell office:value-type="float" office:value="198403" calcext:value-type="float">
            <text:p>198403</text:p>
          </table:table-cell>
          <table:table-cell office:value-type="float" office:value="5250006609" calcext:value-type="float">
            <text:p>5250006609</text:p>
          </table:table-cell>
          <table:table-cell office:value-type="float" office:value="138241700000" calcext:value-type="float">
            <text:p>138241700000</text:p>
          </table:table-cell>
          <table:table-cell office:value-type="string" calcext:value-type="string">
            <text:p>UL. GIORDANA BRUNA 32</text:p>
          </table:table-cell>
          <table:table-cell office:value-type="string" calcext:value-type="string">
            <text:p>02-5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4</text:p>
          </table:table-cell>
          <table:table-cell office:value-type="float" office:value="52.206978" calcext:value-type="float">
            <text:p>52.206978</text:p>
          </table:table-cell>
          <table:table-cell office:value-type="float" office:value="20.9995585311551" calcext:value-type="float">
            <text:p>20.9995585311551</text:p>
          </table:table-cell>
        </table:table-row>
        <table:table-row table:style-name="ro1">
          <table:table-cell office:value-type="string" calcext:value-type="string">
            <text:p>SPÓŁDZIELNIA MIESZKANIOWA "WIGOR"</text:p>
          </table:table-cell>
          <table:table-cell office:value-type="float" office:value="199944" calcext:value-type="float">
            <text:p>199944</text:p>
          </table:table-cell>
          <table:table-cell office:value-type="float" office:value="1130395954" calcext:value-type="float">
            <text:p>1130395954</text:p>
          </table:table-cell>
          <table:table-cell office:value-type="float" office:value="1189847800000" calcext:value-type="float">
            <text:p>1189847800000</text:p>
          </table:table-cell>
          <table:table-cell office:value-type="string" calcext:value-type="string">
            <text:p>FRENKLA 3, 1</text:p>
          </table:table-cell>
          <table:table-cell office:value-type="string" calcext:value-type="string">
            <text:p>04-9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3.2004</text:p>
          </table:table-cell>
          <table:table-cell office:value-type="float" office:value="52.1624784" calcext:value-type="float">
            <text:p>52.1624784</text:p>
          </table:table-cell>
          <table:table-cell office:value-type="float" office:value="21.2116585537733" calcext:value-type="float">
            <text:p>21.2116585537733</text:p>
          </table:table-cell>
        </table:table-row>
        <table:table-row table:style-name="ro1">
          <table:table-cell office:value-type="string" calcext:value-type="string">
            <text:p>SPÓŁDZIELNIA MIESZKANIOWA "PRZANOWSKIEGO"</text:p>
          </table:table-cell>
          <table:table-cell office:value-type="float" office:value="199766" calcext:value-type="float">
            <text:p>199766</text:p>
          </table:table-cell>
          <table:table-cell office:value-type="float" office:value="5272242582" calcext:value-type="float">
            <text:p>5272242582</text:p>
          </table:table-cell>
          <table:table-cell office:value-type="float" office:value="1495167000000" calcext:value-type="float">
            <text:p>1495167000000</text:p>
          </table:table-cell>
          <table:table-cell office:value-type="string" calcext:value-type="string">
            <text:p>PRZANOWSKIEGO 4, 51</text:p>
          </table:table-cell>
          <table:table-cell office:value-type="string" calcext:value-type="string">
            <text:p>01-45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3.2004</text:p>
          </table:table-cell>
          <table:table-cell office:value-type="float" office:value="52.23753855" calcext:value-type="float">
            <text:p>52.23753855</text:p>
          </table:table-cell>
          <table:table-cell office:value-type="float" office:value="20.9340179986878" calcext:value-type="float">
            <text:p>20.9340179986878</text:p>
          </table:table-cell>
        </table:table-row>
        <table:table-row table:style-name="ro1">
          <table:table-cell office:value-type="string" calcext:value-type="string">
            <text:p>SPÓŁDZIELCZE BIURO PROJEKTÓW "SDIS-PROJEKT"</text:p>
          </table:table-cell>
          <table:table-cell office:value-type="float" office:value="199886" calcext:value-type="float">
            <text:p>199886</text:p>
          </table:table-cell>
          <table:table-cell office:value-type="float" office:value="5250003344" calcext:value-type="float">
            <text:p>5250003344</text:p>
          </table:table-cell>
          <table:table-cell office:value-type="float" office:value="201110800000" calcext:value-type="float">
            <text:p>201110800000</text:p>
          </table:table-cell>
          <table:table-cell office:value-type="string" calcext:value-type="string">
            <text:p>CZARNOMORSKA 13</text:p>
          </table:table-cell>
          <table:table-cell office:value-type="string" calcext:value-type="string">
            <text:p>02-7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1800913" calcext:value-type="float">
            <text:p>52.1800913</text:p>
          </table:table-cell>
          <table:table-cell office:value-type="float" office:value="21.0463706" calcext:value-type="float">
            <text:p>21.0463706</text:p>
          </table:table-cell>
        </table:table-row>
        <table:table-row table:style-name="ro1">
          <table:table-cell office:value-type="string" calcext:value-type="string">
            <text:p>SPÓŁDZIELNIA BUDOWLANO-MIESZKANIOWA "SPÓLNOTA MIESZKANIOWA"</text:p>
          </table:table-cell>
          <table:table-cell office:value-type="float" office:value="198901" calcext:value-type="float">
            <text:p>198901</text:p>
          </table:table-cell>
          <table:table-cell office:value-type="float" office:value="5250006259" calcext:value-type="float">
            <text:p>5250006259</text:p>
          </table:table-cell>
          <table:table-cell office:value-type="float" office:value="49038100000" calcext:value-type="float">
            <text:p>49038100000</text:p>
          </table:table-cell>
          <table:table-cell office:value-type="string" calcext:value-type="string">
            <text:p>FILTROWA 81, 1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2190954" calcext:value-type="float">
            <text:p>52.2190954</text:p>
          </table:table-cell>
          <table:table-cell office:value-type="float" office:value="20.9871869" calcext:value-type="float">
            <text:p>20.9871869</text:p>
          </table:table-cell>
        </table:table-row>
        <table:table-row table:style-name="ro1">
          <table:table-cell office:value-type="string" calcext:value-type="string">
            <text:p>SPÓŁDZIELNIA BUDOWLANO-MIESZKANIOWA "PEWNOŚĆ"</text:p>
          </table:table-cell>
          <table:table-cell office:value-type="float" office:value="198793" calcext:value-type="float">
            <text:p>198793</text:p>
          </table:table-cell>
          <table:table-cell office:value-type="float" office:value="5252083488" calcext:value-type="float">
            <text:p>5252083488</text:p>
          </table:table-cell>
          <table:table-cell office:value-type="float" office:value="48998100000" calcext:value-type="float">
            <text:p>48998100000</text:p>
          </table:table-cell>
          <table:table-cell office:value-type="string" calcext:value-type="string">
            <text:p>ALEJA 3-GO MAJA 14, 5B</text:p>
          </table:table-cell>
          <table:table-cell office:value-type="string" calcext:value-type="string">
            <text:p>00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04</text:p>
          </table:table-cell>
          <table:table-cell office:value-type="float" office:value="52.2343" calcext:value-type="float">
            <text:p>52.2343</text:p>
          </table:table-cell>
          <table:table-cell office:value-type="float" office:value="21.03166" calcext:value-type="float">
            <text:p>21.03166</text:p>
          </table:table-cell>
        </table:table-row>
        <table:table-row table:style-name="ro1">
          <table:table-cell office:value-type="string" calcext:value-type="string">
            <text:p>SPÓŁDZIELNIA BUDOWLANO MIESZKANIOWA "IMPERIUM"</text:p>
          </table:table-cell>
          <table:table-cell office:value-type="float" office:value="198722" calcext:value-type="float">
            <text:p>198722</text:p>
          </table:table-cell>
          <table:table-cell office:value-type="float" office:value="5251001175" calcext:value-type="float">
            <text:p>5251001175</text:p>
          </table:table-cell>
          <table:table-cell office:value-type="float" office:value="1115239400000" calcext:value-type="float">
            <text:p>1115239400000</text:p>
          </table:table-cell>
          <table:table-cell office:value-type="string" calcext:value-type="string">
            <text:p>ODROWĄŻA 9</text:p>
          </table:table-cell>
          <table:table-cell office:value-type="string" calcext:value-type="string">
            <text:p>03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27539775" calcext:value-type="float">
            <text:p>52.27539775</text:p>
          </table:table-cell>
          <table:table-cell office:value-type="float" office:value="21.02954100427" calcext:value-type="float">
            <text:p>21.02954100427</text:p>
          </table:table-cell>
        </table:table-row>
        <table:table-row table:style-name="ro1">
          <table:table-cell office:value-type="string" calcext:value-type="string">
            <text:p>SPÓŁDZIELNIA MIESZKANIOWA "WŁODARZEWSKA-ZA PARKIEM"</text:p>
          </table:table-cell>
          <table:table-cell office:value-type="float" office:value="198483" calcext:value-type="float">
            <text:p>198483</text:p>
          </table:table-cell>
          <table:table-cell office:value-type="float" office:value="5262753275" calcext:value-type="float">
            <text:p>5262753275</text:p>
          </table:table-cell>
          <table:table-cell office:value-type="float" office:value="1568738200000" calcext:value-type="float">
            <text:p>1568738200000</text:p>
          </table:table-cell>
          <table:table-cell office:value-type="string" calcext:value-type="string">
            <text:p>WŁODARZEWSKA 51F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19935405" calcext:value-type="float">
            <text:p>52.19935405</text:p>
          </table:table-cell>
          <table:table-cell office:value-type="float" office:value="20.9586833862021" calcext:value-type="float">
            <text:p>20.9586833862021</text:p>
          </table:table-cell>
        </table:table-row>
        <table:table-row table:style-name="ro1">
          <table:table-cell office:value-type="string" calcext:value-type="string">
            <text:p>SPÓŁDZIELNIA BUDOWLANO MIESZKANIOWA "SŁAW"</text:p>
          </table:table-cell>
          <table:table-cell office:value-type="float" office:value="197564" calcext:value-type="float">
            <text:p>197564</text:p>
          </table:table-cell>
          <table:table-cell office:value-type="float" office:value="5251000218" calcext:value-type="float">
            <text:p>5251000218</text:p>
          </table:table-cell>
          <table:table-cell office:value-type="float" office:value="49012200000" calcext:value-type="float">
            <text:p>49012200000</text:p>
          </table:table-cell>
          <table:table-cell office:value-type="string" calcext:value-type="string">
            <text:p>BRAZYLIJSKA 8, 50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4</text:p>
          </table:table-cell>
          <table:table-cell office:value-type="float" office:value="52.23016045" calcext:value-type="float">
            <text:p>52.23016045</text:p>
          </table:table-cell>
          <table:table-cell office:value-type="float" office:value="21.0634843357029" calcext:value-type="float">
            <text:p>21.0634843357029</text:p>
          </table:table-cell>
        </table:table-row>
        <table:table-row table:style-name="ro1">
          <table:table-cell office:value-type="string" calcext:value-type="string">
            <text:p>SPÓŁDZIELNIA BUDOWLANO MIESZKANIOWA "NADZIEJA"</text:p>
          </table:table-cell>
          <table:table-cell office:value-type="float" office:value="196140" calcext:value-type="float">
            <text:p>196140</text:p>
          </table:table-cell>
          <table:table-cell office:value-type="float" office:value="5251629301" calcext:value-type="float">
            <text:p>5251629301</text:p>
          </table:table-cell>
          <table:table-cell office:value-type="float" office:value="49131100000" calcext:value-type="float">
            <text:p>49131100000</text:p>
          </table:table-cell>
          <table:table-cell office:value-type="string" calcext:value-type="string">
            <text:p>SŁOWACKIEGO 25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4</text:p>
          </table:table-cell>
          <table:table-cell office:value-type="float" office:value="52.2426431" calcext:value-type="float">
            <text:p>52.2426431</text:p>
          </table:table-cell>
          <table:table-cell office:value-type="float" office:value="21.2174560038085" calcext:value-type="float">
            <text:p>21.2174560038085</text:p>
          </table:table-cell>
        </table:table-row>
        <table:table-row table:style-name="ro1">
          <table:table-cell office:value-type="string" calcext:value-type="string">
            <text:p>SPÓŁDZIELNIA MIESZKANIOWA "KOŃSKI JAR - NUTKI"</text:p>
          </table:table-cell>
          <table:table-cell office:value-type="float" office:value="195328" calcext:value-type="float">
            <text:p>195328</text:p>
          </table:table-cell>
          <table:table-cell office:value-type="float" office:value="5251000017" calcext:value-type="float">
            <text:p>5251000017</text:p>
          </table:table-cell>
          <table:table-cell office:value-type="float" office:value="1209622600000" calcext:value-type="float">
            <text:p>1209622600000</text:p>
          </table:table-cell>
          <table:table-cell office:value-type="string" calcext:value-type="string">
            <text:p>NUTKI 2, 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4</text:p>
          </table:table-cell>
          <table:table-cell office:value-type="float" office:value="52.1621291" calcext:value-type="float">
            <text:p>52.1621291</text:p>
          </table:table-cell>
          <table:table-cell office:value-type="float" office:value="21.0225485" calcext:value-type="float">
            <text:p>21.0225485</text:p>
          </table:table-cell>
        </table:table-row>
        <table:table-row table:style-name="ro1">
          <table:table-cell office:value-type="string" calcext:value-type="string">
            <text:p>SPÓŁDZIELNIA MIESZKANIOWA "RADNA"</text:p>
          </table:table-cell>
          <table:table-cell office:value-type="float" office:value="193500" calcext:value-type="float">
            <text:p>193500</text:p>
          </table:table-cell>
          <table:table-cell office:value-type="float" office:value="5250012455" calcext:value-type="float">
            <text:p>5250012455</text:p>
          </table:table-cell>
          <table:table-cell office:value-type="float" office:value="647216000000" calcext:value-type="float">
            <text:p>647216000000</text:p>
          </table:table-cell>
          <table:table-cell office:value-type="string" calcext:value-type="string">
            <text:p>RADNA 15A</text:p>
          </table:table-cell>
          <table:table-cell office:value-type="string" calcext:value-type="string">
            <text:p>00-3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4</text:p>
          </table:table-cell>
          <table:table-cell office:value-type="float" office:value="52.2404942" calcext:value-type="float">
            <text:p>52.2404942</text:p>
          </table:table-cell>
          <table:table-cell office:value-type="float" office:value="21.0237724195028" calcext:value-type="float">
            <text:p>21.0237724195028</text:p>
          </table:table-cell>
        </table:table-row>
        <table:table-row table:style-name="ro1">
          <table:table-cell office:value-type="string" calcext:value-type="string">
            <text:p>SPÓŁDZIELNIA MIESZKANIOWA "ORDYNACKA"</text:p>
          </table:table-cell>
          <table:table-cell office:value-type="float" office:value="194254" calcext:value-type="float">
            <text:p>194254</text:p>
          </table:table-cell>
          <table:table-cell office:value-type="float" office:value="5250012225" calcext:value-type="float">
            <text:p>5250012225</text:p>
          </table:table-cell>
          <table:table-cell office:value-type="float" office:value="141339400000" calcext:value-type="float">
            <text:p>141339400000</text:p>
          </table:table-cell>
          <table:table-cell office:value-type="string" calcext:value-type="string">
            <text:p>TAMKA 49, 13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2.2004</text:p>
          </table:table-cell>
          <table:table-cell office:value-type="float" office:value="52.2362892" calcext:value-type="float">
            <text:p>52.2362892</text:p>
          </table:table-cell>
          <table:table-cell office:value-type="float" office:value="21.0209361" calcext:value-type="float">
            <text:p>21.0209361</text:p>
          </table:table-cell>
        </table:table-row>
        <table:table-row table:style-name="ro1">
          <table:table-cell office:value-type="string" calcext:value-type="string">
            <text:p>SPÓŁDZIELNIA MIESZKANIOWA "FENIX"</text:p>
          </table:table-cell>
          <table:table-cell office:value-type="float" office:value="193837" calcext:value-type="float">
            <text:p>193837</text:p>
          </table:table-cell>
          <table:table-cell office:value-type="float" office:value="5250012892" calcext:value-type="float">
            <text:p>5250012892</text:p>
          </table:table-cell>
          <table:table-cell office:value-type="float" office:value="49110400000" calcext:value-type="float">
            <text:p>49110400000</text:p>
          </table:table-cell>
          <table:table-cell office:value-type="string" calcext:value-type="string">
            <text:p>PLAC WILSONA 4</text:p>
          </table:table-cell>
          <table:table-cell office:value-type="string" calcext:value-type="string">
            <text:p>01-6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2.2004</text:p>
          </table:table-cell>
          <table:table-cell office:value-type="float" office:value="52.26966345" calcext:value-type="float">
            <text:p>52.26966345</text:p>
          </table:table-cell>
          <table:table-cell office:value-type="float" office:value="20.9852291219442" calcext:value-type="float">
            <text:p>20.9852291219442</text:p>
          </table:table-cell>
        </table:table-row>
        <table:table-row table:style-name="ro1">
          <table:table-cell office:value-type="string" calcext:value-type="string">
            <text:p>SPÓŁDZIELNIA BUDOWLANO-MIESZKANIOWA "U SIEBIE II"</text:p>
          </table:table-cell>
          <table:table-cell office:value-type="float" office:value="192908" calcext:value-type="float">
            <text:p>192908</text:p>
          </table:table-cell>
          <table:table-cell office:value-type="float" office:value="5261670506" calcext:value-type="float">
            <text:p>5261670506</text:p>
          </table:table-cell>
          <table:table-cell office:value-type="float" office:value="48992300000" calcext:value-type="float">
            <text:p>48992300000</text:p>
          </table:table-cell>
          <table:table-cell office:value-type="string" calcext:value-type="string">
            <text:p>AL. NIEPODLEGŁOŚCI 217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2.2004</text:p>
          </table:table-cell>
          <table:table-cell office:value-type="float" office:value="52.2175735" calcext:value-type="float">
            <text:p>52.2175735</text:p>
          </table:table-cell>
          <table:table-cell office:value-type="float" office:value="21.004619" calcext:value-type="float">
            <text:p>21.004619</text:p>
          </table:table-cell>
        </table:table-row>
        <table:table-row table:style-name="ro1">
          <table:table-cell office:value-type="string" calcext:value-type="string">
            <text:p>SPÓŁDZIELNIA BUDOWLANO-MIESZKANIOWA "PRASA-BLOK" W LIKWIDACJI</text:p>
          </table:table-cell>
          <table:table-cell office:value-type="float" office:value="191903" calcext:value-type="float">
            <text:p>191903</text:p>
          </table:table-cell>
          <table:table-cell office:value-type="float" office:value="5211317535" calcext:value-type="float">
            <text:p>5211317535</text:p>
          </table:table-cell>
          <table:table-cell office:value-type="float" office:value="49155800000" calcext:value-type="float">
            <text:p>49155800000</text:p>
          </table:table-cell>
          <table:table-cell office:value-type="string" calcext:value-type="string">
            <text:p>WORONICZA 20</text:p>
          </table:table-cell>
          <table:table-cell office:value-type="string" calcext:value-type="string">
            <text:p>02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2.2004</text:p>
          </table:table-cell>
          <table:table-cell office:value-type="float" office:value="52.1897639" calcext:value-type="float">
            <text:p>52.1897639</text:p>
          </table:table-cell>
          <table:table-cell office:value-type="float" office:value="21.0199021963631" calcext:value-type="float">
            <text:p>21.0199021963631</text:p>
          </table:table-cell>
        </table:table-row>
        <table:table-row table:style-name="ro1">
          <table:table-cell office:value-type="string" calcext:value-type="string">
            <text:p>SPÓŁDZIELNIA MIESZKANIOWA "PROJEKTANT"</text:p>
          </table:table-cell>
          <table:table-cell office:value-type="float" office:value="191119" calcext:value-type="float">
            <text:p>191119</text:p>
          </table:table-cell>
          <table:table-cell office:value-type="float" office:value="5210524462" calcext:value-type="float">
            <text:p>5210524462</text:p>
          </table:table-cell>
          <table:table-cell office:value-type="float" office:value="1056070200000" calcext:value-type="float">
            <text:p>1056070200000</text:p>
          </table:table-cell>
          <table:table-cell office:value-type="string" calcext:value-type="string">
            <text:p>LUTOCIŃSKA 6</text:p>
          </table:table-cell>
          <table:table-cell office:value-type="string" calcext:value-type="string">
            <text:p>02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4</text:p>
          </table:table-cell>
          <table:table-cell office:value-type="float" office:value="52.1858917" calcext:value-type="float">
            <text:p>52.1858917</text:p>
          </table:table-cell>
          <table:table-cell office:value-type="float" office:value="21.0179805849314" calcext:value-type="float">
            <text:p>21.0179805849314</text:p>
          </table:table-cell>
        </table:table-row>
        <table:table-row table:style-name="ro1">
          <table:table-cell office:value-type="string" calcext:value-type="string">
            <text:p>SPÓŁDZIELNIA BUDOWLANO-MIESZKANIOWA "S.U.P."</text:p>
          </table:table-cell>
          <table:table-cell office:value-type="float" office:value="189480" calcext:value-type="float">
            <text:p>189480</text:p>
          </table:table-cell>
          <table:table-cell office:value-type="float" office:value="1180051599" calcext:value-type="float">
            <text:p>1180051599</text:p>
          </table:table-cell>
          <table:table-cell office:value-type="float" office:value="49043500000" calcext:value-type="float">
            <text:p>49043500000</text:p>
          </table:table-cell>
          <table:table-cell office:value-type="string" calcext:value-type="string">
            <text:p>GDAŃSKA 2</text:p>
          </table:table-cell>
          <table:table-cell office:value-type="string" calcext:value-type="string">
            <text:p>01-6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1.2004</text:p>
          </table:table-cell>
          <table:table-cell office:value-type="float" office:value="52.2721264" calcext:value-type="float">
            <text:p>52.2721264</text:p>
          </table:table-cell>
          <table:table-cell office:value-type="float" office:value="20.9740026" calcext:value-type="float">
            <text:p>20.9740026</text:p>
          </table:table-cell>
        </table:table-row>
        <table:table-row table:style-name="ro1">
          <table:table-cell office:value-type="string" calcext:value-type="string">
            <text:p>SPÓŁDZIELNIA BUDOWLANO-MIESZKANIOWA W WARSZAWIE UL.MOCHNACKIEGO 17</text:p>
          </table:table-cell>
          <table:table-cell office:value-type="float" office:value="189858" calcext:value-type="float">
            <text:p>189858</text:p>
          </table:table-cell>
          <table:table-cell office:value-type="float" office:value="5261739244" calcext:value-type="float">
            <text:p>5261739244</text:p>
          </table:table-cell>
          <table:table-cell office:value-type="float" office:value="49084300000" calcext:value-type="float">
            <text:p>49084300000</text:p>
          </table:table-cell>
          <table:table-cell office:value-type="string" calcext:value-type="string">
            <text:p>MOCHNACKIEGO 17</text:p>
          </table:table-cell>
          <table:table-cell office:value-type="string" calcext:value-type="string">
            <text:p>02-0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1727355" calcext:value-type="float">
            <text:p>52.21727355</text:p>
          </table:table-cell>
          <table:table-cell office:value-type="float" office:value="20.9863734951613" calcext:value-type="float">
            <text:p>20.9863734951613</text:p>
          </table:table-cell>
        </table:table-row>
        <table:table-row table:style-name="ro1">
          <table:table-cell office:value-type="string" calcext:value-type="string">
            <text:p>ZJEDNOCZONA SPÓŁDZIELNIA BUDOWLANO-MIESZKANIOWA</text:p>
          </table:table-cell>
          <table:table-cell office:value-type="float" office:value="189285" calcext:value-type="float">
            <text:p>189285</text:p>
          </table:table-cell>
          <table:table-cell office:value-type="float" office:value="5250012900" calcext:value-type="float">
            <text:p>5250012900</text:p>
          </table:table-cell>
          <table:table-cell office:value-type="float" office:value="49156400000" calcext:value-type="float">
            <text:p>49156400000</text:p>
          </table:table-cell>
          <table:table-cell office:value-type="string" calcext:value-type="string">
            <text:p>WASZYNGTONA 12/14, 4</text:p>
          </table:table-cell>
          <table:table-cell office:value-type="string" calcext:value-type="string">
            <text:p>03-9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387948" calcext:value-type="float">
            <text:p>52.2387948</text:p>
          </table:table-cell>
          <table:table-cell office:value-type="float" office:value="21.0562228" calcext:value-type="float">
            <text:p>21.0562228</text:p>
          </table:table-cell>
        </table:table-row>
        <table:table-row table:style-name="ro1">
          <table:table-cell office:value-type="string" calcext:value-type="string">
            <text:p>SPÓŁDZIELNIA BUDOWLANO-MIESZKANIOWA "DOM GÓRNOŚLĄSKA 20"</text:p>
          </table:table-cell>
          <table:table-cell office:value-type="float" office:value="188534" calcext:value-type="float">
            <text:p>188534</text:p>
          </table:table-cell>
          <table:table-cell office:value-type="float" office:value="5261709929" calcext:value-type="float">
            <text:p>5261709929</text:p>
          </table:table-cell>
          <table:table-cell office:value-type="float" office:value="49177100000" calcext:value-type="float">
            <text:p>49177100000</text:p>
          </table:table-cell>
          <table:table-cell office:value-type="string" calcext:value-type="string">
            <text:p>GÓRNOŚLĄSKA 20</text:p>
          </table:table-cell>
          <table:table-cell office:value-type="string" calcext:value-type="string">
            <text:p>00-4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2458245" calcext:value-type="float">
            <text:p>52.22458245</text:p>
          </table:table-cell>
          <table:table-cell office:value-type="float" office:value="21.0298742920829" calcext:value-type="float">
            <text:p>21.0298742920829</text:p>
          </table:table-cell>
        </table:table-row>
        <table:table-row table:style-name="ro1">
          <table:table-cell office:value-type="string" calcext:value-type="string">
            <text:p>SPÓŁDZIELNIA MIESZKANIOWA "CEMIDOM"</text:p>
          </table:table-cell>
          <table:table-cell office:value-type="float" office:value="189242" calcext:value-type="float">
            <text:p>189242</text:p>
          </table:table-cell>
          <table:table-cell office:value-type="float" office:value="5211179493" calcext:value-type="float">
            <text:p>5211179493</text:p>
          </table:table-cell>
          <table:table-cell office:value-type="float" office:value="1091235400000" calcext:value-type="float">
            <text:p>1091235400000</text:p>
          </table:table-cell>
          <table:table-cell office:value-type="string" calcext:value-type="string">
            <text:p>KOLADY 1, 37</text:p>
          </table:table-cell>
          <table:table-cell office:value-type="string" calcext:value-type="string">
            <text:p>02-6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1.2004</text:p>
          </table:table-cell>
          <table:table-cell office:value-type="float" office:value="52.17300815" calcext:value-type="float">
            <text:p>52.17300815</text:p>
          </table:table-cell>
          <table:table-cell office:value-type="float" office:value="21.0016688738705" calcext:value-type="float">
            <text:p>21.0016688738705</text:p>
          </table:table-cell>
        </table:table-row>
        <table:table-row table:style-name="ro1">
          <table:table-cell office:value-type="string" calcext:value-type="string">
            <text:p>SPÓŁDZIELNIA BUDOWLANO-MIESZKANIOWA "VISTULA"</text:p>
          </table:table-cell>
          <table:table-cell office:value-type="float" office:value="188459" calcext:value-type="float">
            <text:p>188459</text:p>
          </table:table-cell>
          <table:table-cell office:value-type="float" office:value="5250010781" calcext:value-type="float">
            <text:p>5250010781</text:p>
          </table:table-cell>
          <table:table-cell office:value-type="float" office:value="98961400000" calcext:value-type="float">
            <text:p>98961400000</text:p>
          </table:table-cell>
          <table:table-cell office:value-type="string" calcext:value-type="string">
            <text:p>ŁOWICKA 25, P 2</text:p>
          </table:table-cell>
          <table:table-cell office:value-type="string" calcext:value-type="string">
            <text:p>02-5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4</text:p>
          </table:table-cell>
          <table:table-cell office:value-type="float" office:value="52.2008645" calcext:value-type="float">
            <text:p>52.2008645</text:p>
          </table:table-cell>
          <table:table-cell office:value-type="float" office:value="21.0047229435287" calcext:value-type="float">
            <text:p>21.0047229435287</text:p>
          </table:table-cell>
        </table:table-row>
        <table:table-row table:style-name="ro1">
          <table:table-cell office:value-type="string" calcext:value-type="string">
            <text:p>SPÓŁDZIELNIA MIESZKANIOWA PRACOWNIKÓW PRYWATNYCH I WOLNYCH ZAWODÓW</text:p>
          </table:table-cell>
          <table:table-cell office:value-type="float" office:value="187327" calcext:value-type="float">
            <text:p>187327</text:p>
          </table:table-cell>
          <table:table-cell office:value-type="float" office:value="5261675886" calcext:value-type="float">
            <text:p>5261675886</text:p>
          </table:table-cell>
          <table:table-cell office:value-type="float" office:value="49031700000" calcext:value-type="float">
            <text:p>49031700000</text:p>
          </table:table-cell>
          <table:table-cell office:value-type="string" calcext:value-type="string">
            <text:p>FILTROWA 63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4</text:p>
          </table:table-cell>
          <table:table-cell office:value-type="float" office:value="52.2188595" calcext:value-type="float">
            <text:p>52.2188595</text:p>
          </table:table-cell>
          <table:table-cell office:value-type="float" office:value="20.9964905" calcext:value-type="float">
            <text:p>20.9964905</text:p>
          </table:table-cell>
        </table:table-row>
        <table:table-row table:style-name="ro1">
          <table:table-cell office:value-type="string" calcext:value-type="string">
            <text:p>SPÓŁDZIELNIA MIESZKANIOWA "WPB"</text:p>
          </table:table-cell>
          <table:table-cell office:value-type="float" office:value="187199" calcext:value-type="float">
            <text:p>187199</text:p>
          </table:table-cell>
          <table:table-cell office:value-type="float" office:value="5261055103" calcext:value-type="float">
            <text:p>5261055103</text:p>
          </table:table-cell>
          <table:table-cell office:value-type="float" office:value="1034929000000" calcext:value-type="float">
            <text:p>1034929000000</text:p>
          </table:table-cell>
          <table:table-cell office:value-type="string" calcext:value-type="string">
            <text:p>MIELCZARSKIEGO 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301356" calcext:value-type="float">
            <text:p>52.1301356</text:p>
          </table:table-cell>
          <table:table-cell office:value-type="float" office:value="21.05995953299" calcext:value-type="float">
            <text:p>21.05995953299</text:p>
          </table:table-cell>
        </table:table-row>
        <table:table-row table:style-name="ro1">
          <table:table-cell office:value-type="string" calcext:value-type="string">
            <text:p>SPÓŁDZIELNIA BUDOWLANO - MIESZKANIOWA "NAŁĘCZOWSKA"</text:p>
          </table:table-cell>
          <table:table-cell office:value-type="float" office:value="187194" calcext:value-type="float">
            <text:p>187194</text:p>
          </table:table-cell>
          <table:table-cell office:value-type="float" office:value="5251000106" calcext:value-type="float">
            <text:p>5251000106</text:p>
          </table:table-cell>
          <table:table-cell office:value-type="float" office:value="91388700000" calcext:value-type="float">
            <text:p>91388700000</text:p>
          </table:table-cell>
          <table:table-cell office:value-type="string" calcext:value-type="string">
            <text:p>CIECHOCIŃSKA 15</text:p>
          </table:table-cell>
          <table:table-cell office:value-type="string" calcext:value-type="string">
            <text:p>02-92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776154" calcext:value-type="float">
            <text:p>52.1776154</text:p>
          </table:table-cell>
          <table:table-cell office:value-type="float" office:value="21.0665166239064" calcext:value-type="float">
            <text:p>21.0665166239064</text:p>
          </table:table-cell>
        </table:table-row>
        <table:table-row table:style-name="ro1">
          <table:table-cell office:value-type="string" calcext:value-type="string">
            <text:p>SPÓŁDZIELNIA BUDOWLANO-MIESZKANIOWA PRACOWNIKÓW OŚWIATOWYCH</text:p>
          </table:table-cell>
          <table:table-cell office:value-type="float" office:value="186168" calcext:value-type="float">
            <text:p>186168</text:p>
          </table:table-cell>
          <table:table-cell office:value-type="float" office:value="5251000460" calcext:value-type="float">
            <text:p>5251000460</text:p>
          </table:table-cell>
          <table:table-cell office:value-type="float" office:value="48989200000" calcext:value-type="float">
            <text:p>48989200000</text:p>
          </table:table-cell>
          <table:table-cell office:value-type="string" calcext:value-type="string">
            <text:p>AKADEMICKA 3, 108</text:p>
          </table:table-cell>
          <table:table-cell office:value-type="string" calcext:value-type="string">
            <text:p>02-0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1.2004</text:p>
          </table:table-cell>
          <table:table-cell office:value-type="float" office:value="52.21836545" calcext:value-type="float">
            <text:p>52.21836545</text:p>
          </table:table-cell>
          <table:table-cell office:value-type="float" office:value="20.9856521954683" calcext:value-type="float">
            <text:p>20.9856521954683</text:p>
          </table:table-cell>
        </table:table-row>
        <table:table-row table:style-name="ro1">
          <table:table-cell office:value-type="string" calcext:value-type="string">
            <text:p>SPÓŁDZIELNIA DOMÓW JEDNORODZINNYCH "PACHNĄCA"</text:p>
          </table:table-cell>
          <table:table-cell office:value-type="float" office:value="185236" calcext:value-type="float">
            <text:p>185236</text:p>
          </table:table-cell>
          <table:table-cell office:value-type="float" office:value="9512096605" calcext:value-type="float">
            <text:p>9512096605</text:p>
          </table:table-cell>
          <table:table-cell office:value-type="float" office:value="1563188400000" calcext:value-type="float">
            <text:p>1563188400000</text:p>
          </table:table-cell>
          <table:table-cell office:value-type="string" calcext:value-type="string">
            <text:p>PACHNĄCA 95, 16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12.2003</text:p>
          </table:table-cell>
          <table:table-cell office:value-type="float" office:value="52.1460493" calcext:value-type="float">
            <text:p>52.1460493</text:p>
          </table:table-cell>
          <table:table-cell office:value-type="float" office:value="21.0645324102556" calcext:value-type="float">
            <text:p>21.0645324102556</text:p>
          </table:table-cell>
        </table:table-row>
        <table:table-row table:style-name="ro1">
          <table:table-cell office:value-type="string" calcext:value-type="string">
            <text:p>SPÓŁDZIELNIA MIESZKANIOWA "SKARPA MARYMONCKA"</text:p>
          </table:table-cell>
          <table:table-cell office:value-type="float" office:value="179615" calcext:value-type="float">
            <text:p>179615</text:p>
          </table:table-cell>
          <table:table-cell office:value-type="float" office:value="1181713246" calcext:value-type="float">
            <text:p>1181713246</text:p>
          </table:table-cell>
          <table:table-cell office:value-type="float" office:value="1563053100000" calcext:value-type="float">
            <text:p>1563053100000</text:p>
          </table:table-cell>
          <table:table-cell office:value-type="string" calcext:value-type="string">
            <text:p>ZABŁOCIŃSKA 10</text:p>
          </table:table-cell>
          <table:table-cell office:value-type="string" calcext:value-type="string">
            <text:p>01-6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3</text:p>
          </table:table-cell>
          <table:table-cell office:value-type="float" office:value="52.2783947" calcext:value-type="float">
            <text:p>52.2783947</text:p>
          </table:table-cell>
          <table:table-cell office:value-type="float" office:value="20.9616763" calcext:value-type="float">
            <text:p>20.9616763</text:p>
          </table:table-cell>
        </table:table-row>
        <table:table-row table:style-name="ro1">
          <table:table-cell office:value-type="string" calcext:value-type="string">
            <text:p>SPÓŁDZIELNIA BUDOWLANO-MIESZKANIOWA "OPERATOR"</text:p>
          </table:table-cell>
          <table:table-cell office:value-type="float" office:value="180765" calcext:value-type="float">
            <text:p>180765</text:p>
          </table:table-cell>
          <table:table-cell office:value-type="float" office:value="5361895185" calcext:value-type="float">
            <text:p>5361895185</text:p>
          </table:table-cell>
          <table:table-cell office:value-type="float" office:value="1184470300000" calcext:value-type="float">
            <text:p>1184470300000</text:p>
          </table:table-cell>
          <table:table-cell office:value-type="string" calcext:value-type="string">
            <text:p>ALEJA DZIECI POLSKICH 71A/1</text:p>
          </table:table-cell>
          <table:table-cell office:value-type="string" calcext:value-type="string">
            <text:p>04-7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2.2003</text:p>
          </table:table-cell>
          <table:table-cell office:value-type="float" office:value="52.2105018" calcext:value-type="float">
            <text:p>52.2105018</text:p>
          </table:table-cell>
          <table:table-cell office:value-type="float" office:value="21.2051608390263" calcext:value-type="float">
            <text:p>21.2051608390263</text:p>
          </table:table-cell>
        </table:table-row>
        <table:table-row table:style-name="ro1">
          <table:table-cell office:value-type="string" calcext:value-type="string">
            <text:p>LOKATORSKA SPÓŁDZIELNIA MIESZKANIOWA "HELENÓW"</text:p>
          </table:table-cell>
          <table:table-cell office:value-type="float" office:value="181683" calcext:value-type="float">
            <text:p>181683</text:p>
          </table:table-cell>
          <table:table-cell office:value-type="float" office:value="5252199015" calcext:value-type="float">
            <text:p>5252199015</text:p>
          </table:table-cell>
          <table:table-cell office:value-type="float" office:value="1719526900000" calcext:value-type="float">
            <text:p>1719526900000</text:p>
          </table:table-cell>
          <table:table-cell office:value-type="string" calcext:value-type="string">
            <text:p>HAFCIARSKA 80/86</text:p>
          </table:table-cell>
          <table:table-cell office:value-type="string" calcext:value-type="string">
            <text:p>04-7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2.2003</text:p>
          </table:table-cell>
          <table:table-cell office:value-type="float" office:value="52.2168656" calcext:value-type="float">
            <text:p>52.2168656</text:p>
          </table:table-cell>
          <table:table-cell office:value-type="float" office:value="21.1905453" calcext:value-type="float">
            <text:p>21.1905453</text:p>
          </table:table-cell>
        </table:table-row>
        <table:table-row table:style-name="ro1">
          <table:table-cell office:value-type="string" calcext:value-type="string">
            <text:p>SPÓŁDZIELNIA BUDOWLANO-MIESZKANIOWA "GRENADIERÓW"</text:p>
          </table:table-cell>
          <table:table-cell office:value-type="float" office:value="179583" calcext:value-type="float">
            <text:p>179583</text:p>
          </table:table-cell>
          <table:table-cell office:value-type="float" office:value="1132165187" calcext:value-type="float">
            <text:p>1132165187</text:p>
          </table:table-cell>
          <table:table-cell office:value-type="float" office:value="1606974600000" calcext:value-type="float">
            <text:p>1606974600000</text:p>
          </table:table-cell>
          <table:table-cell office:value-type="string" calcext:value-type="string">
            <text:p>AL. STANÓW ZJEDNOCZONYCH 40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11.2003</text:p>
          </table:table-cell>
          <table:table-cell office:value-type="float" office:value="52.236097" calcext:value-type="float">
            <text:p>52.236097</text:p>
          </table:table-cell>
          <table:table-cell office:value-type="float" office:value="21.0802675" calcext:value-type="float">
            <text:p>21.0802675</text:p>
          </table:table-cell>
        </table:table-row>
        <table:table-row table:style-name="ro1">
          <table:table-cell office:value-type="string" calcext:value-type="string">
            <text:p>SPÓŁDZIELNIA MIESZKANIOWA "ORZEŁ"</text:p>
          </table:table-cell>
          <table:table-cell office:value-type="float" office:value="180383" calcext:value-type="float">
            <text:p>180383</text:p>
          </table:table-cell>
          <table:table-cell office:value-type="float" office:value="5221052854" calcext:value-type="float">
            <text:p>5221052854</text:p>
          </table:table-cell>
          <table:table-cell office:value-type="float" office:value="1036281800000" calcext:value-type="float">
            <text:p>1036281800000</text:p>
          </table:table-cell>
          <table:table-cell office:value-type="string" calcext:value-type="string">
            <text:p>WOJCIECHOWSKIEGO 34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3</text:p>
          </table:table-cell>
          <table:table-cell office:value-type="float" office:value="52.19715605" calcext:value-type="float">
            <text:p>52.19715605</text:p>
          </table:table-cell>
          <table:table-cell office:value-type="float" office:value="20.8719112765605" calcext:value-type="float">
            <text:p>20.8719112765605</text:p>
          </table:table-cell>
        </table:table-row>
        <table:table-row table:style-name="ro1">
          <table:table-cell office:value-type="string" calcext:value-type="string">
            <text:p>SPÓŁDZIELNIA MIESZKANIOWA "LEXDUR"</text:p>
          </table:table-cell>
          <table:table-cell office:value-type="float" office:value="179466" calcext:value-type="float">
            <text:p>179466</text:p>
          </table:table-cell>
          <table:table-cell office:value-type="float" office:value="5250012030" calcext:value-type="float">
            <text:p>5250012030</text:p>
          </table:table-cell>
          <table:table-cell office:value-type="float" office:value="136013700000" calcext:value-type="float">
            <text:p>136013700000</text:p>
          </table:table-cell>
          <table:table-cell office:value-type="string" calcext:value-type="string">
            <text:p>E. ORZESZKOWEJ 8, 14</text:p>
          </table:table-cell>
          <table:table-cell office:value-type="string" calcext:value-type="string">
            <text:p>02-3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1.2003</text:p>
          </table:table-cell>
          <table:table-cell table:style-name="ce1" office:value-type="float" office:value="52.2115537" calcext:value-type="float">
            <text:p>52.2115537</text:p>
          </table:table-cell>
          <table:table-cell table:style-name="ce2" office:value-type="float" office:value="20.9692361" calcext:value-type="float">
            <text:p>20.9692361</text:p>
          </table:table-cell>
        </table:table-row>
        <table:table-row table:style-name="ro1">
          <table:table-cell office:value-type="string" calcext:value-type="string">
            <text:p>SPÓŁDZIELNIA MIESZKANIOWA "MOTOROWA 1"</text:p>
          </table:table-cell>
          <table:table-cell office:value-type="float" office:value="178993" calcext:value-type="float">
            <text:p>178993</text:p>
          </table:table-cell>
          <table:table-cell office:value-type="float" office:value="1132452917" calcext:value-type="float">
            <text:p>1132452917</text:p>
          </table:table-cell>
          <table:table-cell office:value-type="float" office:value="1560009100000" calcext:value-type="float">
            <text:p>1560009100000</text:p>
          </table:table-cell>
          <table:table-cell office:value-type="string" calcext:value-type="string">
            <text:p>MOTOROWA 1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3</text:p>
          </table:table-cell>
          <table:table-cell office:value-type="float" office:value="52.2333177" calcext:value-type="float">
            <text:p>52.2333177</text:p>
          </table:table-cell>
          <table:table-cell office:value-type="float" office:value="21.082572" calcext:value-type="float">
            <text:p>21.082572</text:p>
          </table:table-cell>
        </table:table-row>
        <table:table-row table:style-name="ro1">
          <table:table-cell office:value-type="string" calcext:value-type="string">
            <text:p>SPÓŁDZIELNIA BUDOWLANO-MIESZKANIOWA "OPTYK"</text:p>
          </table:table-cell>
          <table:table-cell office:value-type="float" office:value="178632" calcext:value-type="float">
            <text:p>178632</text:p>
          </table:table-cell>
          <table:table-cell office:value-type="float" office:value="1131308331" calcext:value-type="float">
            <text:p>1131308331</text:p>
          </table:table-cell>
          <table:table-cell office:value-type="float" office:value="49049300000" calcext:value-type="float">
            <text:p>49049300000</text:p>
          </table:table-cell>
          <table:table-cell office:value-type="string" calcext:value-type="string">
            <text:p>GROCHOWSKA 54</text:p>
          </table:table-cell>
          <table:table-cell office:value-type="string" calcext:value-type="string">
            <text:p>04-2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3</text:p>
          </table:table-cell>
          <table:table-cell office:value-type="float" office:value="52.240182" calcext:value-type="float">
            <text:p>52.240182</text:p>
          </table:table-cell>
          <table:table-cell office:value-type="float" office:value="21.1154103766096" calcext:value-type="float">
            <text:p>21.1154103766096</text:p>
          </table:table-cell>
        </table:table-row>
        <table:table-row table:style-name="ro1">
          <table:table-cell office:value-type="string" calcext:value-type="string">
            <text:p>SPÓŁDZIELNIA BUDOWLANO-MIESZKANIOWA "BLOK IBM"</text:p>
          </table:table-cell>
          <table:table-cell office:value-type="float" office:value="177510" calcext:value-type="float">
            <text:p>177510</text:p>
          </table:table-cell>
          <table:table-cell office:value-type="float" office:value="5250012656" calcext:value-type="float">
            <text:p>5250012656</text:p>
          </table:table-cell>
          <table:table-cell office:value-type="float" office:value="49105000000" calcext:value-type="float">
            <text:p>49105000000</text:p>
          </table:table-cell>
          <table:table-cell office:value-type="string" calcext:value-type="string">
            <text:p>PASTEURA 4/6</text:p>
          </table:table-cell>
          <table:table-cell office:value-type="string" calcext:value-type="string">
            <text:p>02-0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0.2003</text:p>
          </table:table-cell>
          <table:table-cell office:value-type="float" office:value="52.2150666" calcext:value-type="float">
            <text:p>52.2150666</text:p>
          </table:table-cell>
          <table:table-cell office:value-type="float" office:value="20.9818247607373" calcext:value-type="float">
            <text:p>20.9818247607373</text:p>
          </table:table-cell>
        </table:table-row>
        <table:table-row table:style-name="ro1">
          <table:table-cell office:value-type="string" calcext:value-type="string">
            <text:p>SPÓŁDZIELNIA MIESZKANIOWA "POTOCKA"</text:p>
          </table:table-cell>
          <table:table-cell office:value-type="float" office:value="175978" calcext:value-type="float">
            <text:p>175978</text:p>
          </table:table-cell>
          <table:table-cell office:value-type="float" office:value="5252280007" calcext:value-type="float">
            <text:p>5252280007</text:p>
          </table:table-cell>
          <table:table-cell office:value-type="float" office:value="1558961000000" calcext:value-type="float">
            <text:p>1558961000000</text:p>
          </table:table-cell>
          <table:table-cell office:value-type="string" calcext:value-type="string">
            <text:p>POTOCKA 37, 3</text:p>
          </table:table-cell>
          <table:table-cell office:value-type="string" calcext:value-type="string">
            <text:p>01-6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3</text:p>
          </table:table-cell>
          <table:table-cell office:value-type="float" office:value="52.2728524" calcext:value-type="float">
            <text:p>52.2728524</text:p>
          </table:table-cell>
          <table:table-cell office:value-type="float" office:value="20.9772779480183" calcext:value-type="float">
            <text:p>20.9772779480183</text:p>
          </table:table-cell>
        </table:table-row>
        <table:table-row table:style-name="ro1">
          <table:table-cell office:value-type="string" calcext:value-type="string">
            <text:p>SPÓŁDZIELNIA BUDOWLANO MIESZKANIOWA URZĘDNIKÓW POCZTY TELEGRAFU I TELEFONU</text:p>
          </table:table-cell>
          <table:table-cell office:value-type="float" office:value="177021" calcext:value-type="float">
            <text:p>177021</text:p>
          </table:table-cell>
          <table:table-cell office:value-type="float" office:value="5251939935" calcext:value-type="float">
            <text:p>5251939935</text:p>
          </table:table-cell>
          <table:table-cell office:value-type="float" office:value="49022800000" calcext:value-type="float">
            <text:p>49022800000</text:p>
          </table:table-cell>
          <table:table-cell office:value-type="string" calcext:value-type="string">
            <text:p>DOBRA 8/10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0.2003</text:p>
          </table:table-cell>
          <table:table-cell office:value-type="float" office:value="52.2371405" calcext:value-type="float">
            <text:p>52.2371405</text:p>
          </table:table-cell>
          <table:table-cell office:value-type="float" office:value="21.0307794231372" calcext:value-type="float">
            <text:p>21.0307794231372</text:p>
          </table:table-cell>
        </table:table-row>
        <table:table-row table:style-name="ro1">
          <table:table-cell office:value-type="string" calcext:value-type="string">
            <text:p>SPÓŁDZIELNIA MIESZKANIOWA "PURA"</text:p>
          </table:table-cell>
          <table:table-cell office:value-type="float" office:value="176382" calcext:value-type="float">
            <text:p>176382</text:p>
          </table:table-cell>
          <table:table-cell office:value-type="float" office:value="5210414319" calcext:value-type="float">
            <text:p>5210414319</text:p>
          </table:table-cell>
          <table:table-cell office:value-type="float" office:value="1054330700000" calcext:value-type="float">
            <text:p>1054330700000</text:p>
          </table:table-cell>
          <table:table-cell office:value-type="string" calcext:value-type="string">
            <text:p>RACŁAWICKA 10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1996783" calcext:value-type="float">
            <text:p>52.1996783</text:p>
          </table:table-cell>
          <table:table-cell office:value-type="float" office:value="21.0207386" calcext:value-type="float">
            <text:p>21.0207386</text:p>
          </table:table-cell>
        </table:table-row>
        <table:table-row table:style-name="ro1">
          <table:table-cell office:value-type="string" calcext:value-type="string">
            <text:p>SPÓŁDZIELNIA MIESZKANIOWA MARYMONT POTOK</text:p>
          </table:table-cell>
          <table:table-cell office:value-type="float" office:value="176147" calcext:value-type="float">
            <text:p>176147</text:p>
          </table:table-cell>
          <table:table-cell office:value-type="float" office:value="5252279642" calcext:value-type="float">
            <text:p>5252279642</text:p>
          </table:table-cell>
          <table:table-cell office:value-type="float" office:value="1558180900000" calcext:value-type="float">
            <text:p>1558180900000</text:p>
          </table:table-cell>
          <table:table-cell office:value-type="string" calcext:value-type="string">
            <text:p>MICKIEWICZA 64, 89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2765393" calcext:value-type="float">
            <text:p>52.2765393</text:p>
          </table:table-cell>
          <table:table-cell office:value-type="float" office:value="20.981624645633" calcext:value-type="float">
            <text:p>20.981624645633</text:p>
          </table:table-cell>
        </table:table-row>
        <table:table-row table:style-name="ro1">
          <table:table-cell office:value-type="string" calcext:value-type="string">
            <text:p>SPÓŁDZIELNIA MIESZKANIOWA "POZNAŃSKA 23"</text:p>
          </table:table-cell>
          <table:table-cell office:value-type="float" office:value="175162" calcext:value-type="float">
            <text:p>175162</text:p>
          </table:table-cell>
          <table:table-cell office:value-type="float" office:value="5262736041" calcext:value-type="float">
            <text:p>5262736041</text:p>
          </table:table-cell>
          <table:table-cell office:value-type="float" office:value="1559126800000" calcext:value-type="float">
            <text:p>1559126800000</text:p>
          </table:table-cell>
          <table:table-cell office:value-type="string" calcext:value-type="string">
            <text:p>POZNAŃSKA 23, 36</text:p>
          </table:table-cell>
          <table:table-cell office:value-type="string" calcext:value-type="string">
            <text:p>00-6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0.2003</text:p>
          </table:table-cell>
          <table:table-cell office:value-type="float" office:value="52.2265082" calcext:value-type="float">
            <text:p>52.2265082</text:p>
          </table:table-cell>
          <table:table-cell office:value-type="float" office:value="21.0108828" calcext:value-type="float">
            <text:p>21.0108828</text:p>
          </table:table-cell>
        </table:table-row>
        <table:table-row table:style-name="ro1">
          <table:table-cell office:value-type="string" calcext:value-type="string">
            <text:p>SPÓŁDZIELNIA MIESZKANIOWA PRZEDSIĘBIORSTWA BUDOWNICTWA MIEJSKIEGO WARSZAWA-POŁUDNIE</text:p>
          </table:table-cell>
          <table:table-cell office:value-type="float" office:value="175747" calcext:value-type="float">
            <text:p>175747</text:p>
          </table:table-cell>
          <table:table-cell office:value-type="float" office:value="5261647051" calcext:value-type="float">
            <text:p>5261647051</text:p>
          </table:table-cell>
          <table:table-cell office:value-type="float" office:value="1039845000000" calcext:value-type="float">
            <text:p>1039845000000</text:p>
          </table:table-cell>
          <table:table-cell office:value-type="string" calcext:value-type="string">
            <text:p>EKOLOGICZNA 15, 6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0.2003</text:p>
          </table:table-cell>
          <table:table-cell office:value-type="float" office:value="52.1295793" calcext:value-type="float">
            <text:p>52.1295793</text:p>
          </table:table-cell>
          <table:table-cell office:value-type="float" office:value="21.057602" calcext:value-type="float">
            <text:p>21.057602</text:p>
          </table:table-cell>
        </table:table-row>
        <table:table-row table:style-name="ro1">
          <table:table-cell office:value-type="string" calcext:value-type="string">
            <text:p>SPÓŁDZIELNIA MIESZKANIOWA "TYLŻYCKA POTOK"</text:p>
          </table:table-cell>
          <table:table-cell office:value-type="float" office:value="175205" calcext:value-type="float">
            <text:p>175205</text:p>
          </table:table-cell>
          <table:table-cell office:value-type="float" office:value="5252280059" calcext:value-type="float">
            <text:p>5252280059</text:p>
          </table:table-cell>
          <table:table-cell office:value-type="float" office:value="1558051400000" calcext:value-type="float">
            <text:p>1558051400000</text:p>
          </table:table-cell>
          <table:table-cell office:value-type="string" calcext:value-type="string">
            <text:p>TYLŻYCKA 11, 112</text:p>
          </table:table-cell>
          <table:table-cell office:value-type="string" calcext:value-type="string">
            <text:p>01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3</text:p>
          </table:table-cell>
          <table:table-cell office:value-type="float" office:value="52.2797946" calcext:value-type="float">
            <text:p>52.2797946</text:p>
          </table:table-cell>
          <table:table-cell office:value-type="float" office:value="20.9822097" calcext:value-type="float">
            <text:p>20.9822097</text:p>
          </table:table-cell>
        </table:table-row>
        <table:table-row table:style-name="ro1">
          <table:table-cell office:value-type="string" calcext:value-type="string">
            <text:p>SPÓŁDZIELNIA MIESZKANIOWA POTOK DOLNY</text:p>
          </table:table-cell>
          <table:table-cell office:value-type="float" office:value="174195" calcext:value-type="float">
            <text:p>174195</text:p>
          </table:table-cell>
          <table:table-cell office:value-type="float" office:value="5252279671" calcext:value-type="float">
            <text:p>5252279671</text:p>
          </table:table-cell>
          <table:table-cell office:value-type="float" office:value="1557778800000" calcext:value-type="float">
            <text:p>1557778800000</text:p>
          </table:table-cell>
          <table:table-cell office:value-type="string" calcext:value-type="string">
            <text:p>POTOCKA 4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0.2003</text:p>
          </table:table-cell>
          <table:table-cell office:value-type="float" office:value="52.2788696" calcext:value-type="float">
            <text:p>52.2788696</text:p>
          </table:table-cell>
          <table:table-cell office:value-type="float" office:value="20.9843351" calcext:value-type="float">
            <text:p>20.9843351</text:p>
          </table:table-cell>
        </table:table-row>
        <table:table-row table:style-name="ro1">
          <table:table-cell office:value-type="string" calcext:value-type="string">
            <text:p>SPÓŁDZIELNIA MIESZKANIOWA "POTOK GÓRNY"</text:p>
          </table:table-cell>
          <table:table-cell office:value-type="float" office:value="173963" calcext:value-type="float">
            <text:p>173963</text:p>
          </table:table-cell>
          <table:table-cell office:value-type="float" office:value="5252279576" calcext:value-type="float">
            <text:p>5252279576</text:p>
          </table:table-cell>
          <table:table-cell office:value-type="float" office:value="1557726800000" calcext:value-type="float">
            <text:p>1557726800000</text:p>
          </table:table-cell>
          <table:table-cell office:value-type="string" calcext:value-type="string">
            <text:p>MICKIEWICZA 74, 97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3</text:p>
          </table:table-cell>
          <table:table-cell office:value-type="float" office:value="52.27902205" calcext:value-type="float">
            <text:p>52.27902205</text:p>
          </table:table-cell>
          <table:table-cell office:value-type="float" office:value="20.9806585224121" calcext:value-type="float">
            <text:p>20.9806585224121</text:p>
          </table:table-cell>
        </table:table-row>
        <table:table-row table:style-name="ro1">
          <table:table-cell office:value-type="string" calcext:value-type="string">
            <text:p>SPÓŁDZIELNIA MIESZKANIOWA "POTOCKA 60"</text:p>
          </table:table-cell>
          <table:table-cell office:value-type="float" office:value="174194" calcext:value-type="float">
            <text:p>174194</text:p>
          </table:table-cell>
          <table:table-cell office:value-type="float" office:value="5252277850" calcext:value-type="float">
            <text:p>5252277850</text:p>
          </table:table-cell>
          <table:table-cell office:value-type="float" office:value="1557769900000" calcext:value-type="float">
            <text:p>1557769900000</text:p>
          </table:table-cell>
          <table:table-cell office:value-type="string" calcext:value-type="string">
            <text:p>POTOCKA 60, A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3</text:p>
          </table:table-cell>
          <table:table-cell office:value-type="float" office:value="52.2730423" calcext:value-type="float">
            <text:p>52.2730423</text:p>
          </table:table-cell>
          <table:table-cell office:value-type="float" office:value="20.9765065527961" calcext:value-type="float">
            <text:p>20.9765065527961</text:p>
          </table:table-cell>
        </table:table-row>
        <table:table-row table:style-name="ro1">
          <table:table-cell office:value-type="string" calcext:value-type="string">
            <text:p>SPÓŁDZIELNIA BUDOWLANO-MIESZKANIOWA "ZACISZE DOMOWE"</text:p>
          </table:table-cell>
          <table:table-cell office:value-type="float" office:value="172890" calcext:value-type="float">
            <text:p>172890</text:p>
          </table:table-cell>
          <table:table-cell office:value-type="float" office:value="1131466113" calcext:value-type="float">
            <text:p>1131466113</text:p>
          </table:table-cell>
          <table:table-cell office:value-type="float" office:value="49046400000" calcext:value-type="float">
            <text:p>49046400000</text:p>
          </table:table-cell>
          <table:table-cell office:value-type="string" calcext:value-type="string">
            <text:p>GRAJEWSKA 2</text:p>
          </table:table-cell>
          <table:table-cell office:value-type="string" calcext:value-type="string">
            <text:p>03-7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3</text:p>
          </table:table-cell>
          <table:table-cell office:value-type="float" office:value="52.25991035" calcext:value-type="float">
            <text:p>52.25991035</text:p>
          </table:table-cell>
          <table:table-cell office:value-type="float" office:value="21.0610668693033" calcext:value-type="float">
            <text:p>21.0610668693033</text:p>
          </table:table-cell>
        </table:table-row>
        <table:table-row table:style-name="ro1">
          <table:table-cell office:value-type="string" calcext:value-type="string">
            <text:p>SPÓŁDZIELNIA BUDOWLANO - MIESZKANIOWA "YUWEX"</text:p>
          </table:table-cell>
          <table:table-cell office:value-type="float" office:value="173843" calcext:value-type="float">
            <text:p>173843</text:p>
          </table:table-cell>
          <table:table-cell office:value-type="float" office:value="1130363701" calcext:value-type="float">
            <text:p>1130363701</text:p>
          </table:table-cell>
          <table:table-cell office:value-type="float" office:value="1201684200000" calcext:value-type="float">
            <text:p>1201684200000</text:p>
          </table:table-cell>
          <table:table-cell office:value-type="string" calcext:value-type="string">
            <text:p>KOWELSKA 10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625747" calcext:value-type="float">
            <text:p>52.2625747</text:p>
          </table:table-cell>
          <table:table-cell office:value-type="float" office:value="21.0403362" calcext:value-type="float">
            <text:p>21.0403362</text:p>
          </table:table-cell>
        </table:table-row>
        <table:table-row table:style-name="ro1">
          <table:table-cell office:value-type="string" calcext:value-type="string">
            <text:p>SPÓŁDZIELNIA BUDOWLANO MIESZKANIOWA "WYDZIELONA"</text:p>
          </table:table-cell>
          <table:table-cell office:value-type="float" office:value="173049" calcext:value-type="float">
            <text:p>173049</text:p>
          </table:table-cell>
          <table:table-cell office:value-type="float" office:value="5251000796" calcext:value-type="float">
            <text:p>5251000796</text:p>
          </table:table-cell>
          <table:table-cell office:value-type="float" office:value="1207415300000" calcext:value-type="float">
            <text:p>1207415300000</text:p>
          </table:table-cell>
          <table:table-cell office:value-type="string" calcext:value-type="string">
            <text:p>UL. ZBIGNIEWA ROMASZEWSKIEGO 11A</text:p>
          </table:table-cell>
          <table:table-cell office:value-type="string" calcext:value-type="string">
            <text:p>01-8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724407" calcext:value-type="float">
            <text:p>52.2724407</text:p>
          </table:table-cell>
          <table:table-cell office:value-type="float" office:value="20.9548261694415" calcext:value-type="float">
            <text:p>20.9548261694415</text:p>
          </table:table-cell>
        </table:table-row>
        <table:table-row table:style-name="ro1">
          <table:table-cell office:value-type="string" calcext:value-type="string">
            <text:p>SPÓŁDZIELNIA MIESZKANIOWA "ŻERAŃ"</text:p>
          </table:table-cell>
          <table:table-cell office:value-type="float" office:value="172884" calcext:value-type="float">
            <text:p>172884</text:p>
          </table:table-cell>
          <table:table-cell office:value-type="float" office:value="5241882240" calcext:value-type="float">
            <text:p>5241882240</text:p>
          </table:table-cell>
          <table:table-cell office:value-type="float" office:value="1248535300000" calcext:value-type="float">
            <text:p>1248535300000</text:p>
          </table:table-cell>
          <table:table-cell office:value-type="string" calcext:value-type="string">
            <text:p>KOWALCZYKA 3</text:p>
          </table:table-cell>
          <table:table-cell office:value-type="string" calcext:value-type="string">
            <text:p>03-1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305053" calcext:value-type="float">
            <text:p>52.305053</text:p>
          </table:table-cell>
          <table:table-cell office:value-type="float" office:value="20.9890314" calcext:value-type="float">
            <text:p>20.9890314</text:p>
          </table:table-cell>
        </table:table-row>
        <table:table-row table:style-name="ro1">
          <table:table-cell office:value-type="string" calcext:value-type="string">
            <text:p>SPÓŁDZIELNIA MIESZKANIOWA "JASNODWORSKA"</text:p>
          </table:table-cell>
          <table:table-cell office:value-type="float" office:value="172558" calcext:value-type="float">
            <text:p>172558</text:p>
          </table:table-cell>
          <table:table-cell office:value-type="float" office:value="5250012337" calcext:value-type="float">
            <text:p>5250012337</text:p>
          </table:table-cell>
          <table:table-cell office:value-type="float" office:value="128508000000" calcext:value-type="float">
            <text:p>128508000000</text:p>
          </table:table-cell>
          <table:table-cell office:value-type="string" calcext:value-type="string">
            <text:p>JASNODWORSKA 5</text:p>
          </table:table-cell>
          <table:table-cell office:value-type="string" calcext:value-type="string">
            <text:p>01-7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3</text:p>
          </table:table-cell>
          <table:table-cell office:value-type="float" office:value="52.26146" calcext:value-type="float">
            <text:p>52.26146</text:p>
          </table:table-cell>
          <table:table-cell office:value-type="float" office:value="20.9587850546379" calcext:value-type="float">
            <text:p>20.9587850546379</text:p>
          </table:table-cell>
        </table:table-row>
        <table:table-row table:style-name="ro1">
          <table:table-cell office:value-type="string" calcext:value-type="string">
            <text:p>SPÓŁDZIELNIA BUDOWLANO - MIESZKANIOWA "WSPÓLNA OSTOJA"</text:p>
          </table:table-cell>
          <table:table-cell office:value-type="float" office:value="171797" calcext:value-type="float">
            <text:p>171797</text:p>
          </table:table-cell>
          <table:table-cell office:value-type="float" office:value="5251000164" calcext:value-type="float">
            <text:p>5251000164</text:p>
          </table:table-cell>
          <table:table-cell office:value-type="float" office:value="49032300000" calcext:value-type="float">
            <text:p>49032300000</text:p>
          </table:table-cell>
          <table:table-cell office:value-type="string" calcext:value-type="string">
            <text:p>FILTROWA 67, 29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9.2003</text:p>
          </table:table-cell>
          <table:table-cell office:value-type="float" office:value="52.2188745" calcext:value-type="float">
            <text:p>52.2188745</text:p>
          </table:table-cell>
          <table:table-cell office:value-type="float" office:value="20.9923901948637" calcext:value-type="float">
            <text:p>20.9923901948637</text:p>
          </table:table-cell>
        </table:table-row>
        <table:table-row table:style-name="ro1">
          <table:table-cell office:value-type="string" calcext:value-type="string">
            <text:p>SPÓŁDZIELNIA MIESZKANIOWA "ADER"</text:p>
          </table:table-cell>
          <table:table-cell office:value-type="float" office:value="170979" calcext:value-type="float">
            <text:p>170979</text:p>
          </table:table-cell>
          <table:table-cell office:value-type="float" office:value="1181370817" calcext:value-type="float">
            <text:p>1181370817</text:p>
          </table:table-cell>
          <table:table-cell office:value-type="float" office:value="1296091400000" calcext:value-type="float">
            <text:p>1296091400000</text:p>
          </table:table-cell>
          <table:table-cell office:value-type="string" calcext:value-type="string">
            <text:p>MARII DĄBROWSKIEJ 15</text:p>
          </table:table-cell>
          <table:table-cell office:value-type="string" calcext:value-type="string">
            <text:p>01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3</text:p>
          </table:table-cell>
          <table:table-cell office:value-type="float" office:value="52.27329705" calcext:value-type="float">
            <text:p>52.27329705</text:p>
          </table:table-cell>
          <table:table-cell office:value-type="float" office:value="20.9310680578929" calcext:value-type="float">
            <text:p>20.9310680578929</text:p>
          </table:table-cell>
        </table:table-row>
        <table:table-row table:style-name="ro1">
          <table:table-cell office:value-type="string" calcext:value-type="string">
            <text:p>SPÓŁDZIELNIA MIESZKANIOWA PIASKI "D"</text:p>
          </table:table-cell>
          <table:table-cell office:value-type="float" office:value="169630" calcext:value-type="float">
            <text:p>169630</text:p>
          </table:table-cell>
          <table:table-cell office:value-type="float" office:value="1181694508" calcext:value-type="float">
            <text:p>1181694508</text:p>
          </table:table-cell>
          <table:table-cell office:value-type="float" office:value="1553732300000" calcext:value-type="float">
            <text:p>1553732300000</text:p>
          </table:table-cell>
          <table:table-cell office:value-type="string" calcext:value-type="string">
            <text:p>ZGRUPOWANIA ŻMIJA 7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8.2003</text:p>
          </table:table-cell>
          <table:table-cell office:value-type="float" office:value="52.2690483" calcext:value-type="float">
            <text:p>52.2690483</text:p>
          </table:table-cell>
          <table:table-cell office:value-type="float" office:value="20.9390525" calcext:value-type="float">
            <text:p>20.9390525</text:p>
          </table:table-cell>
        </table:table-row>
        <table:table-row table:style-name="ro1">
          <table:table-cell office:value-type="string" calcext:value-type="string">
            <text:p>SPÓŁDZIELNIA MIESZKANIOWA PIASKI C</text:p>
          </table:table-cell>
          <table:table-cell office:value-type="float" office:value="169592" calcext:value-type="float">
            <text:p>169592</text:p>
          </table:table-cell>
          <table:table-cell office:value-type="float" office:value="1181693489" calcext:value-type="float">
            <text:p>1181693489</text:p>
          </table:table-cell>
          <table:table-cell office:value-type="float" office:value="1553045600000" calcext:value-type="float">
            <text:p>1553045600000</text:p>
          </table:table-cell>
          <table:table-cell office:value-type="string" calcext:value-type="string">
            <text:p>REYMONTA 12</text:p>
          </table:table-cell>
          <table:table-cell office:value-type="string" calcext:value-type="string">
            <text:p>01-8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8.2003</text:p>
          </table:table-cell>
          <table:table-cell office:value-type="float" office:value="52.2440152" calcext:value-type="float">
            <text:p>52.2440152</text:p>
          </table:table-cell>
          <table:table-cell office:value-type="float" office:value="21.2283182401734" calcext:value-type="float">
            <text:p>21.2283182401734</text:p>
          </table:table-cell>
        </table:table-row>
        <table:table-row table:style-name="ro1">
          <table:table-cell office:value-type="string" calcext:value-type="string">
            <text:p>SPÓŁDZIELNIA BUDOWLANO-MIESZKANIOWA PRACOWNIKÓW POCZTOWYCH W WARSZAWIE</text:p>
          </table:table-cell>
          <table:table-cell office:value-type="float" office:value="168017" calcext:value-type="float">
            <text:p>168017</text:p>
          </table:table-cell>
          <table:table-cell office:value-type="float" office:value="5272024804" calcext:value-type="float">
            <text:p>5272024804</text:p>
          </table:table-cell>
          <table:table-cell office:value-type="float" office:value="49059900000" calcext:value-type="float">
            <text:p>49059900000</text:p>
          </table:table-cell>
          <table:table-cell office:value-type="string" calcext:value-type="string">
            <text:p>HRUBIESZOWSKA 7, 4</text:p>
          </table:table-cell>
          <table:table-cell office:value-type="string" calcext:value-type="string">
            <text:p>01-2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7.2003</text:p>
          </table:table-cell>
          <table:table-cell office:value-type="float" office:value="52.22989785" calcext:value-type="float">
            <text:p>52.22989785</text:p>
          </table:table-cell>
          <table:table-cell office:value-type="float" office:value="20.9792808174346" calcext:value-type="float">
            <text:p>20.9792808174346</text:p>
          </table:table-cell>
        </table:table-row>
        <table:table-row table:style-name="ro1">
          <table:table-cell office:value-type="string" calcext:value-type="string">
            <text:p>SPÓŁDZIELNIA MIESZKANIOWA "WSPÓŁPRACA"</text:p>
          </table:table-cell>
          <table:table-cell office:value-type="float" office:value="162820" calcext:value-type="float">
            <text:p>162820</text:p>
          </table:table-cell>
          <table:table-cell office:value-type="float" office:value="5250009973" calcext:value-type="float">
            <text:p>5250009973</text:p>
          </table:table-cell>
          <table:table-cell office:value-type="float" office:value="108346500000" calcext:value-type="float">
            <text:p>108346500000</text:p>
          </table:table-cell>
          <table:table-cell office:value-type="string" calcext:value-type="string">
            <text:p>SREBRNA 3</text:p>
          </table:table-cell>
          <table:table-cell office:value-type="string" calcext:value-type="string">
            <text:p>00-8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7.2003</text:p>
          </table:table-cell>
          <table:table-cell office:value-type="float" office:value="52.2273232" calcext:value-type="float">
            <text:p>52.2273232</text:p>
          </table:table-cell>
          <table:table-cell office:value-type="float" office:value="20.9904003" calcext:value-type="float">
            <text:p>20.9904003</text:p>
          </table:table-cell>
        </table:table-row>
        <table:table-row table:style-name="ro1">
          <table:table-cell office:value-type="string" calcext:value-type="string">
            <text:p>SPÓŁDZIELNIA BUDOWLANO MIESZKANIOWA "CHEŁMSKA"</text:p>
          </table:table-cell>
          <table:table-cell office:value-type="float" office:value="165653" calcext:value-type="float">
            <text:p>165653</text:p>
          </table:table-cell>
          <table:table-cell office:value-type="float" office:value="5212941299" calcext:value-type="float">
            <text:p>5212941299</text:p>
          </table:table-cell>
          <table:table-cell office:value-type="float" office:value="622601800000" calcext:value-type="float">
            <text:p>622601800000</text:p>
          </table:table-cell>
          <table:table-cell office:value-type="string" calcext:value-type="string">
            <text:p>WĘGRZYNA 2</text:p>
          </table:table-cell>
          <table:table-cell office:value-type="string" calcext:value-type="string">
            <text:p>00-7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3</text:p>
          </table:table-cell>
          <table:table-cell office:value-type="float" office:value="52.1982322" calcext:value-type="float">
            <text:p>52.1982322</text:p>
          </table:table-cell>
          <table:table-cell office:value-type="float" office:value="21.0420682" calcext:value-type="float">
            <text:p>21.0420682</text:p>
          </table:table-cell>
        </table:table-row>
        <table:table-row table:style-name="ro1">
          <table:table-cell office:value-type="string" calcext:value-type="string">
            <text:p>SPÓŁDZIELNIA BUDOWLANO-MIESZKANIOWA "INŻYNIERÓW KOMUNIKACJI"</text:p>
          </table:table-cell>
          <table:table-cell office:value-type="float" office:value="161994" calcext:value-type="float">
            <text:p>161994</text:p>
          </table:table-cell>
          <table:table-cell office:value-type="float" office:value="5250010999" calcext:value-type="float">
            <text:p>5250010999</text:p>
          </table:table-cell>
          <table:table-cell office:value-type="float" office:value="48987000000" calcext:value-type="float">
            <text:p>48987000000</text:p>
          </table:table-cell>
          <table:table-cell office:value-type="string" calcext:value-type="string">
            <text:p>A. PŁUGA 1/3</text:p>
          </table:table-cell>
          <table:table-cell office:value-type="string" calcext:value-type="string">
            <text:p>02-0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3</text:p>
          </table:table-cell>
          <table:table-cell table:style-name="ce1" office:value-type="float" office:value="52.2163567" calcext:value-type="float">
            <text:p>52.2163567</text:p>
          </table:table-cell>
          <table:table-cell table:style-name="ce2" office:value-type="float" office:value="20.9858364" calcext:value-type="float">
            <text:p>20.9858364</text:p>
          </table:table-cell>
        </table:table-row>
        <table:table-row table:style-name="ro1">
          <table:table-cell office:value-type="string" calcext:value-type="string">
            <text:p>SPÓŁDZIELNIA MIESZKANIOWA "TELEKIEGO 12"</text:p>
          </table:table-cell>
          <table:table-cell office:value-type="float" office:value="165306" calcext:value-type="float">
            <text:p>165306</text:p>
          </table:table-cell>
          <table:table-cell office:value-type="float" office:value="9512080478" calcext:value-type="float">
            <text:p>9512080478</text:p>
          </table:table-cell>
          <table:table-cell office:value-type="float" office:value="1550681900000" calcext:value-type="float">
            <text:p>1550681900000</text:p>
          </table:table-cell>
          <table:table-cell office:value-type="string" calcext:value-type="string">
            <text:p>PALA TELEKIEGO 12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3</text:p>
          </table:table-cell>
          <table:table-cell office:value-type="float" office:value="52.1343125" calcext:value-type="float">
            <text:p>52.1343125</text:p>
          </table:table-cell>
          <table:table-cell office:value-type="float" office:value="21.0559755" calcext:value-type="float">
            <text:p>21.0559755</text:p>
          </table:table-cell>
        </table:table-row>
        <table:table-row table:style-name="ro1">
          <table:table-cell office:value-type="string" calcext:value-type="string">
            <text:p>SPÓŁDZIELNIA BUDOWLANO-MIESZKANIOWA "SPÓLNOTA"</text:p>
          </table:table-cell>
          <table:table-cell office:value-type="float" office:value="165604" calcext:value-type="float">
            <text:p>165604</text:p>
          </table:table-cell>
          <table:table-cell office:value-type="float" office:value="5252111078" calcext:value-type="float">
            <text:p>5252111078</text:p>
          </table:table-cell>
          <table:table-cell office:value-type="float" office:value="49018000000" calcext:value-type="float">
            <text:p>49018000000</text:p>
          </table:table-cell>
          <table:table-cell office:value-type="string" calcext:value-type="string">
            <text:p>CZARNIECKIEGO 6</text:p>
          </table:table-cell>
          <table:table-cell office:value-type="string" calcext:value-type="string">
            <text:p>01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3</text:p>
          </table:table-cell>
          <table:table-cell office:value-type="float" office:value="52.2621501" calcext:value-type="float">
            <text:p>52.2621501</text:p>
          </table:table-cell>
          <table:table-cell office:value-type="float" office:value="20.9907513159149" calcext:value-type="float">
            <text:p>20.9907513159149</text:p>
          </table:table-cell>
        </table:table-row>
        <table:table-row table:style-name="ro1">
          <table:table-cell office:value-type="string" calcext:value-type="string">
            <text:p>SPÓŁDZIELNIA BUDOWLANO - MIESZKANIOWA "NOWE ZJEDNOCZENIE"</text:p>
          </table:table-cell>
          <table:table-cell office:value-type="float" office:value="163711" calcext:value-type="float">
            <text:p>163711</text:p>
          </table:table-cell>
          <table:table-cell office:value-type="float" office:value="5251007019" calcext:value-type="float">
            <text:p>5251007019</text:p>
          </table:table-cell>
          <table:table-cell office:value-type="float" office:value="49023400000" calcext:value-type="float">
            <text:p>49023400000</text:p>
          </table:table-cell>
          <table:table-cell office:value-type="string" calcext:value-type="string">
            <text:p>DOBRA 22/24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6.2003</text:p>
          </table:table-cell>
          <table:table-cell office:value-type="float" office:value="52.2382389" calcext:value-type="float">
            <text:p>52.2382389</text:p>
          </table:table-cell>
          <table:table-cell office:value-type="float" office:value="21.0285935" calcext:value-type="float">
            <text:p>21.0285935</text:p>
          </table:table-cell>
        </table:table-row>
        <table:table-row table:style-name="ro1">
          <table:table-cell office:value-type="string" calcext:value-type="string">
            <text:p>SPÓŁDZIELNIA MIESZKANIOWA "SYRENA" W WARSZAWIE</text:p>
          </table:table-cell>
          <table:table-cell office:value-type="float" office:value="162967" calcext:value-type="float">
            <text:p>162967</text:p>
          </table:table-cell>
          <table:table-cell office:value-type="float" office:value="5250012550" calcext:value-type="float">
            <text:p>5250012550</text:p>
          </table:table-cell>
          <table:table-cell office:value-type="float" office:value="49081400000" calcext:value-type="float">
            <text:p>49081400000</text:p>
          </table:table-cell>
          <table:table-cell office:value-type="string" calcext:value-type="string">
            <text:p>MIODOWA 12, 44</text:p>
          </table:table-cell>
          <table:table-cell office:value-type="string" calcext:value-type="string">
            <text:p>00-2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3</text:p>
          </table:table-cell>
          <table:table-cell office:value-type="float" office:value="52.2471787" calcext:value-type="float">
            <text:p>52.2471787</text:p>
          </table:table-cell>
          <table:table-cell office:value-type="float" office:value="21.0101481" calcext:value-type="float">
            <text:p>21.0101481</text:p>
          </table:table-cell>
        </table:table-row>
        <table:table-row table:style-name="ro1">
          <table:table-cell office:value-type="string" calcext:value-type="string">
            <text:p>SPÓŁDZIELNIA BUDOWLANO-MIESZKANIOWA "WOLSKA ŻELAZNA BRAMA"</text:p>
          </table:table-cell>
          <table:table-cell office:value-type="float" office:value="159859" calcext:value-type="float">
            <text:p>159859</text:p>
          </table:table-cell>
          <table:table-cell office:value-type="float" office:value="5250006667" calcext:value-type="float">
            <text:p>5250006667</text:p>
          </table:table-cell>
          <table:table-cell office:value-type="float" office:value="622527200000" calcext:value-type="float">
            <text:p>622527200000</text:p>
          </table:table-cell>
          <table:table-cell office:value-type="string" calcext:value-type="string">
            <text:p>KROCHMALNA 32</text:p>
          </table:table-cell>
          <table:table-cell office:value-type="string" calcext:value-type="string">
            <text:p>00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03</text:p>
          </table:table-cell>
          <table:table-cell office:value-type="float" office:value="52.2370267" calcext:value-type="float">
            <text:p>52.2370267</text:p>
          </table:table-cell>
          <table:table-cell office:value-type="float" office:value="20.9927503" calcext:value-type="float">
            <text:p>20.9927503</text:p>
          </table:table-cell>
        </table:table-row>
        <table:table-row table:style-name="ro1">
          <table:table-cell office:value-type="string" calcext:value-type="string">
            <text:p>SPÓŁDZIELNIA MIESZKANIOWA "DOMINO"</text:p>
          </table:table-cell>
          <table:table-cell office:value-type="float" office:value="162550" calcext:value-type="float">
            <text:p>162550</text:p>
          </table:table-cell>
          <table:table-cell office:value-type="float" office:value="5251001063" calcext:value-type="float">
            <text:p>5251001063</text:p>
          </table:table-cell>
          <table:table-cell office:value-type="float" office:value="1117128500000" calcext:value-type="float">
            <text:p>1117128500000</text:p>
          </table:table-cell>
          <table:table-cell office:value-type="string" calcext:value-type="string">
            <text:p>ALTERNATYWY 4</text:p>
          </table:table-cell>
          <table:table-cell office:value-type="string" calcext:value-type="string">
            <text:p>02-7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5.2003</text:p>
          </table:table-cell>
          <table:table-cell office:value-type="float" office:value="52.149549" calcext:value-type="float">
            <text:p>52.149549</text:p>
          </table:table-cell>
          <table:table-cell office:value-type="float" office:value="21.056044" calcext:value-type="float">
            <text:p>21.056044</text:p>
          </table:table-cell>
        </table:table-row>
        <table:table-row table:style-name="ro1">
          <table:table-cell office:value-type="string" calcext:value-type="string">
            <text:p>SPÓŁDZIELNIA MIESZKANIOWA "PLATYNOWA 8"</text:p>
          </table:table-cell>
          <table:table-cell office:value-type="float" office:value="158554" calcext:value-type="float">
            <text:p>158554</text:p>
          </table:table-cell>
          <table:table-cell office:value-type="float" office:value="5250006816" calcext:value-type="float">
            <text:p>5250006816</text:p>
          </table:table-cell>
          <table:table-cell office:value-type="float" office:value="1201766900000" calcext:value-type="float">
            <text:p>1201766900000</text:p>
          </table:table-cell>
          <table:table-cell office:value-type="string" calcext:value-type="string">
            <text:p>PLATYNOWA 8</text:p>
          </table:table-cell>
          <table:table-cell office:value-type="string" calcext:value-type="string">
            <text:p>00-8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5.2003</text:p>
          </table:table-cell>
          <table:table-cell office:value-type="float" office:value="52.2265383" calcext:value-type="float">
            <text:p>52.2265383</text:p>
          </table:table-cell>
          <table:table-cell office:value-type="float" office:value="20.9893822" calcext:value-type="float">
            <text:p>20.9893822</text:p>
          </table:table-cell>
        </table:table-row>
        <table:table-row table:style-name="ro1">
          <table:table-cell office:value-type="string" calcext:value-type="string">
            <text:p>SPÓŁDZIELNIA MIESZKANIOWA "KABATY"</text:p>
          </table:table-cell>
          <table:table-cell office:value-type="float" office:value="160434" calcext:value-type="float">
            <text:p>160434</text:p>
          </table:table-cell>
          <table:table-cell office:value-type="float" office:value="5250010031" calcext:value-type="float">
            <text:p>5250010031</text:p>
          </table:table-cell>
          <table:table-cell office:value-type="float" office:value="123356800000" calcext:value-type="float">
            <text:p>123356800000</text:p>
          </table:table-cell>
          <table:table-cell office:value-type="string" calcext:value-type="string">
            <text:p>PACHNĄCA 83, 41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5.2003</text:p>
          </table:table-cell>
          <table:table-cell office:value-type="float" office:value="52.1459421" calcext:value-type="float">
            <text:p>52.1459421</text:p>
          </table:table-cell>
          <table:table-cell office:value-type="float" office:value="21.0638011024748" calcext:value-type="float">
            <text:p>21.0638011024748</text:p>
          </table:table-cell>
        </table:table-row>
        <table:table-row table:style-name="ro1">
          <table:table-cell office:value-type="string" calcext:value-type="string">
            <text:p>LEKARSKA SPÓŁDZIELNIA MIESZKANIOWA "KONSYLIUM"</text:p>
          </table:table-cell>
          <table:table-cell office:value-type="float" office:value="159883" calcext:value-type="float">
            <text:p>159883</text:p>
          </table:table-cell>
          <table:table-cell office:value-type="float" office:value="9512021783" calcext:value-type="float">
            <text:p>9512021783</text:p>
          </table:table-cell>
          <table:table-cell office:value-type="float" office:value="140827500000" calcext:value-type="float">
            <text:p>140827500000</text:p>
          </table:table-cell>
          <table:table-cell office:value-type="string" calcext:value-type="string">
            <text:p>WĄWOZOWA 21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4.2003</text:p>
          </table:table-cell>
          <table:table-cell office:value-type="float" office:value="52.1305361" calcext:value-type="float">
            <text:p>52.1305361</text:p>
          </table:table-cell>
          <table:table-cell office:value-type="float" office:value="21.0630955029292" calcext:value-type="float">
            <text:p>21.0630955029292</text:p>
          </table:table-cell>
        </table:table-row>
        <table:table-row table:style-name="ro1">
          <table:table-cell office:value-type="string" calcext:value-type="string">
            <text:p>SPÓŁDZIELNA MIESZKANIOWA "KOPERNIKA 6"</text:p>
          </table:table-cell>
          <table:table-cell office:value-type="float" office:value="158329" calcext:value-type="float">
            <text:p>158329</text:p>
          </table:table-cell>
          <table:table-cell office:value-type="float" office:value="5252264304" calcext:value-type="float">
            <text:p>5252264304</text:p>
          </table:table-cell>
          <table:table-cell office:value-type="float" office:value="1546801300000" calcext:value-type="float">
            <text:p>1546801300000</text:p>
          </table:table-cell>
          <table:table-cell office:value-type="string" calcext:value-type="string">
            <text:p>KOPERNIKA 6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4.2003</text:p>
          </table:table-cell>
          <table:table-cell office:value-type="float" office:value="52.234477" calcext:value-type="float">
            <text:p>52.234477</text:p>
          </table:table-cell>
          <table:table-cell office:value-type="float" office:value="21.0212708" calcext:value-type="float">
            <text:p>21.0212708</text:p>
          </table:table-cell>
        </table:table-row>
        <table:table-row table:style-name="ro1">
          <table:table-cell office:value-type="string" calcext:value-type="string">
            <text:p>SPÓŁDZIELNIA MIESZKANIOWA "ALEJE UJAZDOWSKIE"</text:p>
          </table:table-cell>
          <table:table-cell office:value-type="float" office:value="158188" calcext:value-type="float">
            <text:p>158188</text:p>
          </table:table-cell>
          <table:table-cell office:value-type="float" office:value="5262695075" calcext:value-type="float">
            <text:p>5262695075</text:p>
          </table:table-cell>
          <table:table-cell office:value-type="float" office:value="1546501000000" calcext:value-type="float">
            <text:p>1546501000000</text:p>
          </table:table-cell>
          <table:table-cell office:value-type="string" calcext:value-type="string">
            <text:p>ALEJE UJAZDOWSKIE 8</text:p>
          </table:table-cell>
          <table:table-cell office:value-type="string" calcext:value-type="string">
            <text:p>00-4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3</text:p>
          </table:table-cell>
          <table:table-cell office:value-type="float" office:value="52.2252613" calcext:value-type="float">
            <text:p>52.2252613</text:p>
          </table:table-cell>
          <table:table-cell office:value-type="float" office:value="21.0241828465247" calcext:value-type="float">
            <text:p>21.0241828465247</text:p>
          </table:table-cell>
        </table:table-row>
        <table:table-row table:style-name="ro1">
          <table:table-cell office:value-type="string" calcext:value-type="string">
            <text:p>SPÓŁDZIELNIA MIESZKANIOWA "FINANSOWIEC"</text:p>
          </table:table-cell>
          <table:table-cell office:value-type="float" office:value="157204" calcext:value-type="float">
            <text:p>157204</text:p>
          </table:table-cell>
          <table:table-cell office:value-type="float" office:value="5250011148" calcext:value-type="float">
            <text:p>5250011148</text:p>
          </table:table-cell>
          <table:table-cell office:value-type="float" office:value="88293900000" calcext:value-type="float">
            <text:p>88293900000</text:p>
          </table:table-cell>
          <table:table-cell office:value-type="string" calcext:value-type="string">
            <text:p>ZEGADŁOWICZA 1, 39 A</text:p>
          </table:table-cell>
          <table:table-cell office:value-type="string" calcext:value-type="string">
            <text:p>01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3</text:p>
          </table:table-cell>
          <table:table-cell office:value-type="float" office:value="52.2273813" calcext:value-type="float">
            <text:p>52.2273813</text:p>
          </table:table-cell>
          <table:table-cell office:value-type="float" office:value="20.9715038" calcext:value-type="float">
            <text:p>20.9715038</text:p>
          </table:table-cell>
        </table:table-row>
        <table:table-row table:style-name="ro1">
          <table:table-cell office:value-type="string" calcext:value-type="string">
            <text:p>NAUCZYCIELSKA SPÓŁDZIELNIA MIESZKANIOWA "PRZY WIEJSKIEJ"</text:p>
          </table:table-cell>
          <table:table-cell office:value-type="float" office:value="157590" calcext:value-type="float">
            <text:p>157590</text:p>
          </table:table-cell>
          <table:table-cell office:value-type="float" office:value="5262695336" calcext:value-type="float">
            <text:p>5262695336</text:p>
          </table:table-cell>
          <table:table-cell office:value-type="float" office:value="1546519600000" calcext:value-type="float">
            <text:p>1546519600000</text:p>
          </table:table-cell>
          <table:table-cell office:value-type="string" calcext:value-type="string">
            <text:p>WIEJSKA 20, 83</text:p>
          </table:table-cell>
          <table:table-cell office:value-type="string" calcext:value-type="string">
            <text:p>00-4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4.2003</text:p>
          </table:table-cell>
          <table:table-cell office:value-type="float" office:value="52.2273449" calcext:value-type="float">
            <text:p>52.2273449</text:p>
          </table:table-cell>
          <table:table-cell office:value-type="float" office:value="21.0247046" calcext:value-type="float">
            <text:p>21.0247046</text:p>
          </table:table-cell>
        </table:table-row>
        <table:table-row table:style-name="ro1">
          <table:table-cell office:value-type="string" calcext:value-type="string">
            <text:p>SPÓŁDZIELNIA BUDOWNICTWA MIESZKANIOWEGO "PSTRYK"</text:p>
          </table:table-cell>
          <table:table-cell office:value-type="float" office:value="158200" calcext:value-type="float">
            <text:p>158200</text:p>
          </table:table-cell>
          <table:table-cell office:value-type="float" office:value="5250009890" calcext:value-type="float">
            <text:p>5250009890</text:p>
          </table:table-cell>
          <table:table-cell office:value-type="float" office:value="132322500000" calcext:value-type="float">
            <text:p>132322500000</text:p>
          </table:table-cell>
          <table:table-cell office:value-type="string" calcext:value-type="string">
            <text:p>MŁYNARSKA 35</text:p>
          </table:table-cell>
          <table:table-cell office:value-type="string" calcext:value-type="string">
            <text:p>01-1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400183" calcext:value-type="float">
            <text:p>52.2400183</text:p>
          </table:table-cell>
          <table:table-cell office:value-type="float" office:value="20.970626" calcext:value-type="float">
            <text:p>20.970626</text:p>
          </table:table-cell>
        </table:table-row>
        <table:table-row table:style-name="ro1">
          <table:table-cell office:value-type="string" calcext:value-type="string">
            <text:p>SPÓŁDZIELNIA MIESZKANIOWA "WILCZA 44"</text:p>
          </table:table-cell>
          <table:table-cell office:value-type="float" office:value="157587" calcext:value-type="float">
            <text:p>157587</text:p>
          </table:table-cell>
          <table:table-cell office:value-type="float" office:value="5262695425" calcext:value-type="float">
            <text:p>5262695425</text:p>
          </table:table-cell>
          <table:table-cell office:value-type="float" office:value="1546522700000" calcext:value-type="float">
            <text:p>1546522700000</text:p>
          </table:table-cell>
          <table:table-cell office:value-type="string" calcext:value-type="string">
            <text:p>WILCZA 44</text:p>
          </table:table-cell>
          <table:table-cell office:value-type="string" calcext:value-type="string">
            <text:p>00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244245" calcext:value-type="float">
            <text:p>52.2244245</text:p>
          </table:table-cell>
          <table:table-cell office:value-type="float" office:value="21.0129892" calcext:value-type="float">
            <text:p>21.0129892</text:p>
          </table:table-cell>
        </table:table-row>
        <table:table-row table:style-name="ro1">
          <table:table-cell office:value-type="string" calcext:value-type="string">
            <text:p>SPÓŁDZIELNIA BUDOWLANO-MIESZKANIOWA "ZACHÓD"</text:p>
          </table:table-cell>
          <table:table-cell office:value-type="float" office:value="153934" calcext:value-type="float">
            <text:p>153934</text:p>
          </table:table-cell>
          <table:table-cell office:value-type="float" office:value="5250006785" calcext:value-type="float">
            <text:p>5250006785</text:p>
          </table:table-cell>
          <table:table-cell office:value-type="float" office:value="691364100000" calcext:value-type="float">
            <text:p>691364100000</text:p>
          </table:table-cell>
          <table:table-cell office:value-type="string" calcext:value-type="string">
            <text:p>CHMIELNA 116/118</text:p>
          </table:table-cell>
          <table:table-cell office:value-type="string" calcext:value-type="string">
            <text:p>00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286715" calcext:value-type="float">
            <text:p>52.2286715</text:p>
          </table:table-cell>
          <table:table-cell office:value-type="float" office:value="20.9965796738681" calcext:value-type="float">
            <text:p>20.9965796738681</text:p>
          </table:table-cell>
        </table:table-row>
        <table:table-row table:style-name="ro1">
          <table:table-cell office:value-type="string" calcext:value-type="string">
            <text:p>SPÓŁDZIELNIA BUDOWLANO-MIESZKANIOWA "POWIŚLE"</text:p>
          </table:table-cell>
          <table:table-cell office:value-type="float" office:value="148044" calcext:value-type="float">
            <text:p>148044</text:p>
          </table:table-cell>
          <table:table-cell office:value-type="float" office:value="5250006880" calcext:value-type="float">
            <text:p>5250006880</text:p>
          </table:table-cell>
          <table:table-cell office:value-type="float" office:value="623281700000" calcext:value-type="float">
            <text:p>623281700000</text:p>
          </table:table-cell>
          <table:table-cell office:value-type="string" calcext:value-type="string">
            <text:p>ALEJA 3 MAJA 1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</table:table-row>
        <table:table-row table:style-name="ro1">
          <table:table-cell office:value-type="string" calcext:value-type="string">
            <text:p>SPÓŁDZIELNIA BUDOWLANO-MIESZKANIOWA "TRZYNASTKA-BIS"</text:p>
          </table:table-cell>
          <table:table-cell office:value-type="float" office:value="155293" calcext:value-type="float">
            <text:p>155293</text:p>
          </table:table-cell>
          <table:table-cell office:value-type="float" office:value="9511707828" calcext:value-type="float">
            <text:p>9511707828</text:p>
          </table:table-cell>
          <table:table-cell office:value-type="float" office:value="621114600000" calcext:value-type="float">
            <text:p>621114600000</text:p>
          </table:table-cell>
          <table:table-cell office:value-type="string" calcext:value-type="string">
            <text:p>POLNEJ RÓŻY 9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3.2003</text:p>
          </table:table-cell>
          <table:table-cell office:value-type="float" office:value="52.12911745" calcext:value-type="float">
            <text:p>52.12911745</text:p>
          </table:table-cell>
          <table:table-cell office:value-type="float" office:value="21.0632711865168" calcext:value-type="float">
            <text:p>21.0632711865168</text:p>
          </table:table-cell>
        </table:table-row>
        <table:table-row table:style-name="ro1">
          <table:table-cell office:value-type="string" calcext:value-type="string">
            <text:p>WŁASNOŚCIOWA SPÓŁDZIELNIA MIESZKANIOWA "SEMAFOR"</text:p>
          </table:table-cell>
          <table:table-cell office:value-type="float" office:value="154131" calcext:value-type="float">
            <text:p>154131</text:p>
          </table:table-cell>
          <table:table-cell office:value-type="float" office:value="5250011852" calcext:value-type="float">
            <text:p>5250011852</text:p>
          </table:table-cell>
          <table:table-cell office:value-type="float" office:value="49025700000" calcext:value-type="float">
            <text:p>49025700000</text:p>
          </table:table-cell>
          <table:table-cell office:value-type="string" calcext:value-type="string">
            <text:p>EMILII PLATER 27, 65</text:p>
          </table:table-cell>
          <table:table-cell office:value-type="string" calcext:value-type="string">
            <text:p>00-6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3.2003</text:p>
          </table:table-cell>
          <table:table-cell office:value-type="float" office:value="52.2255444" calcext:value-type="float">
            <text:p>52.2255444</text:p>
          </table:table-cell>
          <table:table-cell office:value-type="float" office:value="21.0066965" calcext:value-type="float">
            <text:p>21.0066965</text:p>
          </table:table-cell>
        </table:table-row>
        <table:table-row table:style-name="ro1">
          <table:table-cell office:value-type="string" calcext:value-type="string">
            <text:p>SPÓŁDZIELNIA MIESZKANIOWA "WŁASNE MIESZKANIE"</text:p>
          </table:table-cell>
          <table:table-cell office:value-type="float" office:value="154550" calcext:value-type="float">
            <text:p>154550</text:p>
          </table:table-cell>
          <table:table-cell office:value-type="float" office:value="5250007000" calcext:value-type="float">
            <text:p>5250007000</text:p>
          </table:table-cell>
          <table:table-cell office:value-type="float" office:value="49121600000" calcext:value-type="float">
            <text:p>49121600000</text:p>
          </table:table-cell>
          <table:table-cell office:value-type="string" calcext:value-type="string">
            <text:p>RASZYŃSKA 58</text:p>
          </table:table-cell>
          <table:table-cell office:value-type="string" calcext:value-type="string">
            <text:p>02-0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1701345" calcext:value-type="float">
            <text:p>52.21701345</text:p>
          </table:table-cell>
          <table:table-cell office:value-type="float" office:value="20.9878152684153" calcext:value-type="float">
            <text:p>20.9878152684153</text:p>
          </table:table-cell>
        </table:table-row>
        <table:table-row table:style-name="ro1">
          <table:table-cell office:value-type="string" calcext:value-type="string">
            <text:p>SPÓŁDZIELNIA BUDOWLANO-MIESZKANIOWA KOLPORTERÓW PRASY "RUCH"</text:p>
          </table:table-cell>
          <table:table-cell office:value-type="float" office:value="154472" calcext:value-type="float">
            <text:p>154472</text:p>
          </table:table-cell>
          <table:table-cell office:value-type="float" office:value="5261883047" calcext:value-type="float">
            <text:p>5261883047</text:p>
          </table:table-cell>
          <table:table-cell office:value-type="float" office:value="49051800000" calcext:value-type="float">
            <text:p>49051800000</text:p>
          </table:table-cell>
          <table:table-cell office:value-type="string" calcext:value-type="string">
            <text:p>GRÓJECKA 26</text:p>
          </table:table-cell>
          <table:table-cell office:value-type="string" calcext:value-type="string">
            <text:p>02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21481" calcext:value-type="float">
            <text:p>52.221481</text:p>
          </table:table-cell>
          <table:table-cell office:value-type="float" office:value="20.9852596" calcext:value-type="float">
            <text:p>20.9852596</text:p>
          </table:table-cell>
        </table:table-row>
        <table:table-row table:style-name="ro1">
          <table:table-cell office:value-type="string" calcext:value-type="string">
            <text:p>SPÓŁDZIELNIA MIESZKANIOWA "PLAC TEATRALNY"</text:p>
          </table:table-cell>
          <table:table-cell office:value-type="float" office:value="152088" calcext:value-type="float">
            <text:p>152088</text:p>
          </table:table-cell>
          <table:table-cell office:value-type="float" office:value="5250006414" calcext:value-type="float">
            <text:p>5250006414</text:p>
          </table:table-cell>
          <table:table-cell office:value-type="float" office:value="623339500000" calcext:value-type="float">
            <text:p>623339500000</text:p>
          </table:table-cell>
          <table:table-cell office:value-type="string" calcext:value-type="string">
            <text:p>SOLIDARNOŚCI 71</text:p>
          </table:table-cell>
          <table:table-cell office:value-type="string" calcext:value-type="string">
            <text:p>00-0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453212" calcext:value-type="float">
            <text:p>52.2453212</text:p>
          </table:table-cell>
          <table:table-cell office:value-type="float" office:value="21.0071866" calcext:value-type="float">
            <text:p>21.0071866</text:p>
          </table:table-cell>
        </table:table-row>
        <table:table-row table:style-name="ro1">
          <table:table-cell office:value-type="string" calcext:value-type="string">
            <text:p>WARSZAWSKA SPÓŁDZIELNIA BUDOWLANO-MIESZKANIOWA PRACOWNIKÓW UMYSŁOWYCH</text:p>
          </table:table-cell>
          <table:table-cell office:value-type="float" office:value="151848" calcext:value-type="float">
            <text:p>151848</text:p>
          </table:table-cell>
          <table:table-cell office:value-type="float" office:value="5250012395" calcext:value-type="float">
            <text:p>5250012395</text:p>
          </table:table-cell>
          <table:table-cell office:value-type="float" office:value="48990000000" calcext:value-type="float">
            <text:p>48990000000</text:p>
          </table:table-cell>
          <table:table-cell office:value-type="string" calcext:value-type="string">
            <text:p>AL. NIEPODLEGŁOŚCI 159, 74</text:p>
          </table:table-cell>
          <table:table-cell office:value-type="string" calcext:value-type="string">
            <text:p>02-5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062346" calcext:value-type="float">
            <text:p>52.2062346</text:p>
          </table:table-cell>
          <table:table-cell office:value-type="float" office:value="21.0083551" calcext:value-type="float">
            <text:p>21.0083551</text:p>
          </table:table-cell>
        </table:table-row>
        <table:table-row table:style-name="ro1">
          <table:table-cell office:value-type="string" calcext:value-type="string">
            <text:p>SPÓŁDZIELNIA MIESZKANIOWA "MODZELEWSKIEGO"</text:p>
          </table:table-cell>
          <table:table-cell office:value-type="float" office:value="150153" calcext:value-type="float">
            <text:p>150153</text:p>
          </table:table-cell>
          <table:table-cell office:value-type="float" office:value="5212764621" calcext:value-type="float">
            <text:p>5212764621</text:p>
          </table:table-cell>
          <table:table-cell office:value-type="float" office:value="1151813900000" calcext:value-type="float">
            <text:p>1151813900000</text:p>
          </table:table-cell>
          <table:table-cell office:value-type="string" calcext:value-type="string">
            <text:p>MODZELEWSKIEGO 54A</text:p>
          </table:table-cell>
          <table:table-cell office:value-type="string" calcext:value-type="string">
            <text:p>02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3</text:p>
          </table:table-cell>
          <table:table-cell office:value-type="float" office:value="52.1808418" calcext:value-type="float">
            <text:p>52.1808418</text:p>
          </table:table-cell>
          <table:table-cell office:value-type="float" office:value="21.0157177988371" calcext:value-type="float">
            <text:p>21.0157177988371</text:p>
          </table:table-cell>
        </table:table-row>
        <table:table-row table:style-name="ro1">
          <table:table-cell office:value-type="string" calcext:value-type="string">
            <text:p>NADWIŚLAŃSKA SPÓŁDZIELNIA MIESZKANIOWA</text:p>
          </table:table-cell>
          <table:table-cell office:value-type="float" office:value="149486" calcext:value-type="float">
            <text:p>149486</text:p>
          </table:table-cell>
          <table:table-cell office:value-type="float" office:value="5250010634" calcext:value-type="float">
            <text:p>5250010634</text:p>
          </table:table-cell>
          <table:table-cell office:value-type="float" office:value="672031000000" calcext:value-type="float">
            <text:p>672031000000</text:p>
          </table:table-cell>
          <table:table-cell office:value-type="string" calcext:value-type="string">
            <text:p>UL. PABLA PICASSA 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2.2003</text:p>
          </table:table-cell>
          <table:table-cell office:value-type="float" office:value="52.3117393" calcext:value-type="float">
            <text:p>52.3117393</text:p>
          </table:table-cell>
          <table:table-cell office:value-type="float" office:value="20.9568929659836" calcext:value-type="float">
            <text:p>20.9568929659836</text:p>
          </table:table-cell>
        </table:table-row>
        <table:table-row table:style-name="ro1">
          <table:table-cell office:value-type="string" calcext:value-type="string">
            <text:p>SPÓŁDZIELNIA BUDOWLANO - MIESZKANIOWA "BARSKA 5"</text:p>
          </table:table-cell>
          <table:table-cell office:value-type="float" office:value="151841" calcext:value-type="float">
            <text:p>151841</text:p>
          </table:table-cell>
          <table:table-cell office:value-type="float" office:value="5261667361" calcext:value-type="float">
            <text:p>5261667361</text:p>
          </table:table-cell>
          <table:table-cell office:value-type="float" office:value="1202326200000" calcext:value-type="float">
            <text:p>1202326200000</text:p>
          </table:table-cell>
          <table:table-cell office:value-type="string" calcext:value-type="string">
            <text:p>BARSKA 5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3</text:p>
          </table:table-cell>
          <table:table-cell office:value-type="float" office:value="52.21853035" calcext:value-type="float">
            <text:p>52.21853035</text:p>
          </table:table-cell>
          <table:table-cell office:value-type="float" office:value="20.9813841107088" calcext:value-type="float">
            <text:p>20.9813841107088</text:p>
          </table:table-cell>
        </table:table-row>
        <table:table-row table:style-name="ro1">
          <table:table-cell office:value-type="string" calcext:value-type="string">
            <text:p>SPÓŁDZIELNIA BUDOWLANO-MIESZKANIOWA "BANDERA"</text:p>
          </table:table-cell>
          <table:table-cell office:value-type="float" office:value="150261" calcext:value-type="float">
            <text:p>150261</text:p>
          </table:table-cell>
          <table:table-cell office:value-type="float" office:value="5251000543" calcext:value-type="float">
            <text:p>5251000543</text:p>
          </table:table-cell>
          <table:table-cell office:value-type="float" office:value="49045800000" calcext:value-type="float">
            <text:p>49045800000</text:p>
          </table:table-cell>
          <table:table-cell office:value-type="string" calcext:value-type="string">
            <text:p>GLOGERA 4</text:p>
          </table:table-cell>
          <table:table-cell office:value-type="string" calcext:value-type="string">
            <text:p>02-0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3</text:p>
          </table:table-cell>
          <table:table-cell office:value-type="float" office:value="52.2166551" calcext:value-type="float">
            <text:p>52.2166551</text:p>
          </table:table-cell>
          <table:table-cell office:value-type="float" office:value="20.9833132386585" calcext:value-type="float">
            <text:p>20.9833132386585</text:p>
          </table:table-cell>
        </table:table-row>
        <table:table-row table:style-name="ro1">
          <table:table-cell office:value-type="string" calcext:value-type="string">
            <text:p>SPÓŁDZIELNIA BUDOWLANO-MIESZKANIOWA "PRACOWNIKÓW ŁĄCZNOŚCI"</text:p>
          </table:table-cell>
          <table:table-cell office:value-type="float" office:value="150178" calcext:value-type="float">
            <text:p>150178</text:p>
          </table:table-cell>
          <table:table-cell office:value-type="float" office:value="5251000537" calcext:value-type="float">
            <text:p>5251000537</text:p>
          </table:table-cell>
          <table:table-cell office:value-type="float" office:value="49151200000" calcext:value-type="float">
            <text:p>49151200000</text:p>
          </table:table-cell>
          <table:table-cell office:value-type="string" calcext:value-type="string">
            <text:p>T. HOŁÓWKI 3, 20</text:p>
          </table:table-cell>
          <table:table-cell office:value-type="string" calcext:value-type="string">
            <text:p>00-7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table:style-name="ce1" office:value-type="float" office:value="52.20830055" calcext:value-type="float">
            <text:p>52.20830055</text:p>
          </table:table-cell>
          <table:table-cell table:style-name="ce2" office:value-type="float" office:value="21.0465793363746" calcext:value-type="float">
            <text:p>21.0465793363746</text:p>
          </table:table-cell>
        </table:table-row>
        <table:table-row table:style-name="ro1">
          <table:table-cell office:value-type="string" calcext:value-type="string">
            <text:p>SPÓŁDZIELNIA MIESZKANIOWA "MSZCZONOWSKA"</text:p>
          </table:table-cell>
          <table:table-cell office:value-type="float" office:value="149618" calcext:value-type="float">
            <text:p>149618</text:p>
          </table:table-cell>
          <table:table-cell office:value-type="float" office:value="5250012194" calcext:value-type="float">
            <text:p>5250012194</text:p>
          </table:table-cell>
          <table:table-cell office:value-type="float" office:value="1211642000000" calcext:value-type="float">
            <text:p>1211642000000</text:p>
          </table:table-cell>
          <table:table-cell office:value-type="string" calcext:value-type="string">
            <text:p>JANA OLBRACHTA 64</text:p>
          </table:table-cell>
          <table:table-cell office:value-type="string" calcext:value-type="string">
            <text:p>01-1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office:value-type="float" office:value="52.2343864" calcext:value-type="float">
            <text:p>52.2343864</text:p>
          </table:table-cell>
          <table:table-cell office:value-type="float" office:value="20.9336633240376" calcext:value-type="float">
            <text:p>20.9336633240376</text:p>
          </table:table-cell>
        </table:table-row>
        <table:table-row table:style-name="ro1">
          <table:table-cell office:value-type="string" calcext:value-type="string">
            <text:p>SPÓŁDZIELNIA BUDOWLANO MIESZKANIOWA "TOK"</text:p>
          </table:table-cell>
          <table:table-cell office:value-type="float" office:value="149677" calcext:value-type="float">
            <text:p>149677</text:p>
          </table:table-cell>
          <table:table-cell office:value-type="float" office:value="1180781731" calcext:value-type="float">
            <text:p>1180781731</text:p>
          </table:table-cell>
          <table:table-cell office:value-type="float" office:value="1227153400000" calcext:value-type="float">
            <text:p>1227153400000</text:p>
          </table:table-cell>
          <table:table-cell office:value-type="string" calcext:value-type="string">
            <text:p>PARANDOWSKIEGO 17</text:p>
          </table:table-cell>
          <table:table-cell office:value-type="string" calcext:value-type="string">
            <text:p>01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8185435" calcext:value-type="float">
            <text:p>52.28185435</text:p>
          </table:table-cell>
          <table:table-cell office:value-type="float" office:value="20.9647787183159" calcext:value-type="float">
            <text:p>20.9647787183159</text:p>
          </table:table-cell>
        </table:table-row>
        <table:table-row table:style-name="ro1">
          <table:table-cell office:value-type="string" calcext:value-type="string">
            <text:p>SPÓŁDZIELNIA BUDOWLANO-MIESZKANIOWA "POD KOPCEM"</text:p>
          </table:table-cell>
          <table:table-cell office:value-type="float" office:value="142762" calcext:value-type="float">
            <text:p>142762</text:p>
          </table:table-cell>
          <table:table-cell office:value-type="float" office:value="5250012024" calcext:value-type="float">
            <text:p>5250012024</text:p>
          </table:table-cell>
          <table:table-cell office:value-type="float" office:value="1251795200000" calcext:value-type="float">
            <text:p>1251795200000</text:p>
          </table:table-cell>
          <table:table-cell office:value-type="string" calcext:value-type="string">
            <text:p>ZWIERZYNIECKA 8B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077284" calcext:value-type="float">
            <text:p>52.2077284</text:p>
          </table:table-cell>
          <table:table-cell office:value-type="float" office:value="21.0519227" calcext:value-type="float">
            <text:p>21.0519227</text:p>
          </table:table-cell>
        </table:table-row>
        <table:table-row table:style-name="ro1">
          <table:table-cell office:value-type="string" calcext:value-type="string">
            <text:p>SPÓŁDZIELNIA BUDOWLANO-MIESZKANIOWA "ŻOLIBORZ"</text:p>
          </table:table-cell>
          <table:table-cell office:value-type="float" office:value="142891" calcext:value-type="float">
            <text:p>142891</text:p>
          </table:table-cell>
          <table:table-cell office:value-type="float" office:value="5250012521" calcext:value-type="float">
            <text:p>5250012521</text:p>
          </table:table-cell>
          <table:table-cell office:value-type="float" office:value="49109600000" calcext:value-type="float">
            <text:p>49109600000</text:p>
          </table:table-cell>
          <table:table-cell office:value-type="string" calcext:value-type="string">
            <text:p>PLAC INWALIDÓW 10</text:p>
          </table:table-cell>
          <table:table-cell office:value-type="string" calcext:value-type="string">
            <text:p>01-5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3</text:p>
          </table:table-cell>
          <table:table-cell office:value-type="float" office:value="52.2651008" calcext:value-type="float">
            <text:p>52.2651008</text:p>
          </table:table-cell>
          <table:table-cell office:value-type="float" office:value="20.9904915" calcext:value-type="float">
            <text:p>20.9904915</text:p>
          </table:table-cell>
        </table:table-row>
        <table:table-row table:style-name="ro1">
          <table:table-cell office:value-type="string" calcext:value-type="string">
            <text:p>SPÓŁDZIELNIA MIESZKANIOWA "WOLICKA"</text:p>
          </table:table-cell>
          <table:table-cell office:value-type="float" office:value="148702" calcext:value-type="float">
            <text:p>148702</text:p>
          </table:table-cell>
          <table:table-cell office:value-type="float" office:value="5250012722" calcext:value-type="float">
            <text:p>5250012722</text:p>
          </table:table-cell>
          <table:table-cell office:value-type="float" office:value="1252372800000" calcext:value-type="float">
            <text:p>1252372800000</text:p>
          </table:table-cell>
          <table:table-cell office:value-type="string" calcext:value-type="string">
            <text:p>CZERNIAKOWSKA 28 B</text:p>
          </table:table-cell>
          <table:table-cell office:value-type="string" calcext:value-type="string">
            <text:p>00-7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025283" calcext:value-type="float">
            <text:p>52.2025283</text:p>
          </table:table-cell>
          <table:table-cell office:value-type="float" office:value="21.0521120981723" calcext:value-type="float">
            <text:p>21.0521120981723</text:p>
          </table:table-cell>
        </table:table-row>
        <table:table-row table:style-name="ro1">
          <table:table-cell office:value-type="string" calcext:value-type="string">
            <text:p>SPÓŁDZIELNIA BUDOWLANO-MIESZKANIOWA "KWITNĄCA"</text:p>
          </table:table-cell>
          <table:table-cell office:value-type="float" office:value="148675" calcext:value-type="float">
            <text:p>148675</text:p>
          </table:table-cell>
          <table:table-cell office:value-type="float" office:value="1181341052" calcext:value-type="float">
            <text:p>1181341052</text:p>
          </table:table-cell>
          <table:table-cell office:value-type="float" office:value="1019979000000" calcext:value-type="float">
            <text:p>1019979000000</text:p>
          </table:table-cell>
          <table:table-cell office:value-type="string" calcext:value-type="string">
            <text:p>KWITNĄCA 6, 34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7425775" calcext:value-type="float">
            <text:p>52.27425775</text:p>
          </table:table-cell>
          <table:table-cell office:value-type="float" office:value="20.9177197395511" calcext:value-type="float">
            <text:p>20.9177197395511</text:p>
          </table:table-cell>
        </table:table-row>
        <table:table-row table:style-name="ro1">
          <table:table-cell office:value-type="string" calcext:value-type="string">
            <text:p>SPÓŁDZIELNIA BUDOWY DOMÓW JEDNORODZINNYCH "PATIO"</text:p>
          </table:table-cell>
          <table:table-cell office:value-type="float" office:value="147432" calcext:value-type="float">
            <text:p>147432</text:p>
          </table:table-cell>
          <table:table-cell office:value-type="float" office:value="5250012691" calcext:value-type="float">
            <text:p>5250012691</text:p>
          </table:table-cell>
          <table:table-cell office:value-type="float" office:value="1045195300000" calcext:value-type="float">
            <text:p>1045195300000</text:p>
          </table:table-cell>
          <table:table-cell office:value-type="string" calcext:value-type="string">
            <text:p>ZAPŁOCIE 42 E</text:p>
          </table:table-cell>
          <table:table-cell office:value-type="string" calcext:value-type="string">
            <text:p>02-9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1.2003</text:p>
          </table:table-cell>
          <table:table-cell office:value-type="float" office:value="52.1289115" calcext:value-type="float">
            <text:p>52.1289115</text:p>
          </table:table-cell>
          <table:table-cell office:value-type="float" office:value="21.0925225509928" calcext:value-type="float">
            <text:p>21.0925225509928</text:p>
          </table:table-cell>
        </table:table-row>
        <table:table-row table:style-name="ro1">
          <table:table-cell office:value-type="string" calcext:value-type="string">
            <text:p>SPÓŁDZIELNIA BUDOWLANO-MIESZKANIOWA "LWOWSKA 2-A"</text:p>
          </table:table-cell>
          <table:table-cell office:value-type="float" office:value="142843" calcext:value-type="float">
            <text:p>142843</text:p>
          </table:table-cell>
          <table:table-cell office:value-type="float" office:value="5262218240" calcext:value-type="float">
            <text:p>5262218240</text:p>
          </table:table-cell>
          <table:table-cell office:value-type="float" office:value="49071900000" calcext:value-type="float">
            <text:p>49071900000</text:p>
          </table:table-cell>
          <table:table-cell office:value-type="string" calcext:value-type="string">
            <text:p>LWOWSKA 2 A</text:p>
          </table:table-cell>
          <table:table-cell office:value-type="string" calcext:value-type="string">
            <text:p>00-6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1.2003</text:p>
          </table:table-cell>
          <table:table-cell office:value-type="float" office:value="52.2204737" calcext:value-type="float">
            <text:p>52.2204737</text:p>
          </table:table-cell>
          <table:table-cell office:value-type="float" office:value="21.0123919" calcext:value-type="float">
            <text:p>21.0123919</text:p>
          </table:table-cell>
        </table:table-row>
        <table:table-row table:style-name="ro1">
          <table:table-cell office:value-type="string" calcext:value-type="string">
            <text:p>SPÓŁDZIELNIA BUDOWLANO-MIESZKANIOWA "SOL"</text:p>
          </table:table-cell>
          <table:table-cell office:value-type="float" office:value="145834" calcext:value-type="float">
            <text:p>145834</text:p>
          </table:table-cell>
          <table:table-cell office:value-type="float" office:value="5250011125" calcext:value-type="float">
            <text:p>5250011125</text:p>
          </table:table-cell>
          <table:table-cell office:value-type="float" office:value="134867900000" calcext:value-type="float">
            <text:p>134867900000</text:p>
          </table:table-cell>
          <table:table-cell office:value-type="string" calcext:value-type="string">
            <text:p>MIELCZARSKIEGO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3</text:p>
          </table:table-cell>
          <table:table-cell office:value-type="float" office:value="52.1282805" calcext:value-type="float">
            <text:p>52.1282805</text:p>
          </table:table-cell>
          <table:table-cell office:value-type="float" office:value="21.0600834" calcext:value-type="float">
            <text:p>21.0600834</text:p>
          </table:table-cell>
        </table:table-row>
        <table:table-row table:style-name="ro1">
          <table:table-cell office:value-type="string" calcext:value-type="string">
            <text:p>SPÓŁDZIELNIA MIESZKANIOWA "ROZŁOGI"</text:p>
          </table:table-cell>
          <table:table-cell office:value-type="float" office:value="144869" calcext:value-type="float">
            <text:p>144869</text:p>
          </table:table-cell>
          <table:table-cell office:value-type="float" office:value="5250012917" calcext:value-type="float">
            <text:p>5250012917</text:p>
          </table:table-cell>
          <table:table-cell office:value-type="float" office:value="1209455200000" calcext:value-type="float">
            <text:p>1209455200000</text:p>
          </table:table-cell>
          <table:table-cell office:value-type="string" calcext:value-type="string">
            <text:p>LAZUROWA 14</text:p>
          </table:table-cell>
          <table:table-cell office:value-type="string" calcext:value-type="string">
            <text:p>01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1.2003</text:p>
          </table:table-cell>
          <table:table-cell office:value-type="float" office:value="52.225648" calcext:value-type="float">
            <text:p>52.225648</text:p>
          </table:table-cell>
          <table:table-cell office:value-type="float" office:value="20.899016" calcext:value-type="float">
            <text:p>20.899016</text:p>
          </table:table-cell>
        </table:table-row>
        <table:table-row table:style-name="ro1">
          <table:table-cell office:value-type="string" calcext:value-type="string">
            <text:p>SPÓŁDZIELNIA MIESZKANIOWA DZIENNIKARZY "FOKSAL"</text:p>
          </table:table-cell>
          <table:table-cell office:value-type="float" office:value="144446" calcext:value-type="float">
            <text:p>144446</text:p>
          </table:table-cell>
          <table:table-cell office:value-type="float" office:value="5250006383" calcext:value-type="float">
            <text:p>5250006383</text:p>
          </table:table-cell>
          <table:table-cell office:value-type="float" office:value="107252700000" calcext:value-type="float">
            <text:p>107252700000</text:p>
          </table:table-cell>
          <table:table-cell office:value-type="string" calcext:value-type="string">
            <text:p>ORZYCKA 8, 96A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2.2002</text:p>
          </table:table-cell>
          <table:table-cell office:value-type="float" office:value="52.17269735" calcext:value-type="float">
            <text:p>52.17269735</text:p>
          </table:table-cell>
          <table:table-cell office:value-type="float" office:value="21.0066643555082" calcext:value-type="float">
            <text:p>21.0066643555082</text:p>
          </table:table-cell>
        </table:table-row>
        <table:table-row table:style-name="ro1">
          <table:table-cell office:value-type="string" calcext:value-type="string">
            <text:p>SPÓŁDZIELNIA MIESZKANIOWA "SIÓDEMKA"</text:p>
          </table:table-cell>
          <table:table-cell office:value-type="float" office:value="143767" calcext:value-type="float">
            <text:p>143767</text:p>
          </table:table-cell>
          <table:table-cell office:value-type="float" office:value="5250013006" calcext:value-type="float">
            <text:p>5250013006</text:p>
          </table:table-cell>
          <table:table-cell office:value-type="float" office:value="1291289000000" calcext:value-type="float">
            <text:p>1291289000000</text:p>
          </table:table-cell>
          <table:table-cell office:value-type="string" calcext:value-type="string">
            <text:p>UL. MYSIKRÓLIKA 18</text:p>
          </table:table-cell>
          <table:table-cell office:value-type="string" calcext:value-type="string">
            <text:p>02-8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2</text:p>
          </table:table-cell>
          <table:table-cell office:value-type="float" office:value="52.14755065" calcext:value-type="float">
            <text:p>52.14755065</text:p>
          </table:table-cell>
          <table:table-cell office:value-type="float" office:value="21.0189885279368" calcext:value-type="float">
            <text:p>21.0189885279368</text:p>
          </table:table-cell>
        </table:table-row>
        <table:table-row table:style-name="ro1">
          <table:table-cell office:value-type="string" calcext:value-type="string">
            <text:p>SPÓŁDZIELNIA BUDOWLANO-MIESZKANIOWA "OSIEDLE SKARBOWCÓW"</text:p>
          </table:table-cell>
          <table:table-cell office:value-type="float" office:value="142034" calcext:value-type="float">
            <text:p>142034</text:p>
          </table:table-cell>
          <table:table-cell office:value-type="float" office:value="5251000359" calcext:value-type="float">
            <text:p>5251000359</text:p>
          </table:table-cell>
          <table:table-cell office:value-type="float" office:value="49129700000" calcext:value-type="float">
            <text:p>49129700000</text:p>
          </table:table-cell>
          <table:table-cell office:value-type="string" calcext:value-type="string">
            <text:p>SIERPECKA 6</text:p>
          </table:table-cell>
          <table:table-cell office:value-type="string" calcext:value-type="string">
            <text:p>01-5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12.2002</text:p>
          </table:table-cell>
          <table:table-cell office:value-type="float" office:value="52.2698538" calcext:value-type="float">
            <text:p>52.2698538</text:p>
          </table:table-cell>
          <table:table-cell office:value-type="float" office:value="20.9787227" calcext:value-type="float">
            <text:p>20.9787227</text:p>
          </table:table-cell>
        </table:table-row>
        <table:table-row table:style-name="ro1">
          <table:table-cell office:value-type="string" calcext:value-type="string">
            <text:p>SPÓŁDZIELNIA BUDOWLANO - MIESZKANIOWA "KOLONIA IM. STASZICA"</text:p>
          </table:table-cell>
          <table:table-cell office:value-type="float" office:value="142687" calcext:value-type="float">
            <text:p>142687</text:p>
          </table:table-cell>
          <table:table-cell office:value-type="float" office:value="5261739480" calcext:value-type="float">
            <text:p>5261739480</text:p>
          </table:table-cell>
          <table:table-cell office:value-type="float" office:value="49029200000" calcext:value-type="float">
            <text:p>49029200000</text:p>
          </table:table-cell>
          <table:table-cell office:value-type="string" calcext:value-type="string">
            <text:p>FILTROWA 30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2</text:p>
          </table:table-cell>
          <table:table-cell office:value-type="float" office:value="52.2190031" calcext:value-type="float">
            <text:p>52.2190031</text:p>
          </table:table-cell>
          <table:table-cell office:value-type="float" office:value="21.0021011365706" calcext:value-type="float">
            <text:p>21.0021011365706</text:p>
          </table:table-cell>
        </table:table-row>
        <table:table-row table:style-name="ro1">
          <table:table-cell office:value-type="string" calcext:value-type="string">
            <text:p>WARSZAWSKA SPÓŁDZIELNIA MIESZKANIOWA "GROCHÓW" W WARSZAWIE</text:p>
          </table:table-cell>
          <table:table-cell office:value-type="float" office:value="143268" calcext:value-type="float">
            <text:p>143268</text:p>
          </table:table-cell>
          <table:table-cell office:value-type="float" office:value="1132165520" calcext:value-type="float">
            <text:p>1132165520</text:p>
          </table:table-cell>
          <table:table-cell office:value-type="float" office:value="1607206200000" calcext:value-type="float">
            <text:p>1607206200000</text:p>
          </table:table-cell>
          <table:table-cell office:value-type="string" calcext:value-type="string">
            <text:p>KOBIELSKA 1</text:p>
          </table:table-cell>
          <table:table-cell office:value-type="string" calcext:value-type="string">
            <text:p>04-3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2.2002</text:p>
          </table:table-cell>
          <table:table-cell office:value-type="float" office:value="52.24666535" calcext:value-type="float">
            <text:p>52.24666535</text:p>
          </table:table-cell>
          <table:table-cell office:value-type="float" office:value="21.0908322233175" calcext:value-type="float">
            <text:p>21.0908322233175</text:p>
          </table:table-cell>
        </table:table-row>
        <table:table-row table:style-name="ro1">
          <table:table-cell office:value-type="string" calcext:value-type="string">
            <text:p>SPÓŁDZIELNIA MIESZKANIOWA "MIGDAŁOWA II"</text:p>
          </table:table-cell>
          <table:table-cell office:value-type="float" office:value="142067" calcext:value-type="float">
            <text:p>142067</text:p>
          </table:table-cell>
          <table:table-cell office:value-type="float" office:value="9512062078" calcext:value-type="float">
            <text:p>9512062078</text:p>
          </table:table-cell>
          <table:table-cell office:value-type="float" office:value="1529519100000" calcext:value-type="float">
            <text:p>1529519100000</text:p>
          </table:table-cell>
          <table:table-cell office:value-type="string" calcext:value-type="string">
            <text:p>MIGDAŁOWA 10, 007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2</text:p>
          </table:table-cell>
          <table:table-cell office:value-type="float" office:value="52.1448733" calcext:value-type="float">
            <text:p>52.1448733</text:p>
          </table:table-cell>
          <table:table-cell office:value-type="float" office:value="21.055113" calcext:value-type="float">
            <text:p>21.055113</text:p>
          </table:table-cell>
        </table:table-row>
        <table:table-row table:style-name="ro1">
          <table:table-cell office:value-type="string" calcext:value-type="string">
            <text:p>SPÓŁDZIELNIA MIESZKANIOWA "SŁUŻEWIEC"</text:p>
          </table:table-cell>
          <table:table-cell office:value-type="float" office:value="141257" calcext:value-type="float">
            <text:p>141257</text:p>
          </table:table-cell>
          <table:table-cell office:value-type="float" office:value="5211057726" calcext:value-type="float">
            <text:p>5211057726</text:p>
          </table:table-cell>
          <table:table-cell office:value-type="float" office:value="1141571200000" calcext:value-type="float">
            <text:p>1141571200000</text:p>
          </table:table-cell>
          <table:table-cell office:value-type="string" calcext:value-type="string">
            <text:p>BEŁDAN 2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716205" calcext:value-type="float">
            <text:p>52.1716205</text:p>
          </table:table-cell>
          <table:table-cell office:value-type="float" office:value="21.0106670749416" calcext:value-type="float">
            <text:p>21.0106670749416</text:p>
          </table:table-cell>
        </table:table-row>
        <table:table-row table:style-name="ro1">
          <table:table-cell office:value-type="string" calcext:value-type="string">
            <text:p>SPÓŁDZIELNIA BUDOWNICTWA MIESZKANIOWEGO "NATOLIN"</text:p>
          </table:table-cell>
          <table:table-cell office:value-type="float" office:value="141038" calcext:value-type="float">
            <text:p>141038</text:p>
          </table:table-cell>
          <table:table-cell office:value-type="float" office:value="5250006644" calcext:value-type="float">
            <text:p>5250006644</text:p>
          </table:table-cell>
          <table:table-cell office:value-type="float" office:value="89073200000" calcext:value-type="float">
            <text:p>89073200000</text:p>
          </table:table-cell>
          <table:table-cell office:value-type="string" calcext:value-type="string">
            <text:p>LANCIEGO 19, 140</text:p>
          </table:table-cell>
          <table:table-cell office:value-type="string" calcext:value-type="string">
            <text:p>02-7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462988" calcext:value-type="float">
            <text:p>52.1462988</text:p>
          </table:table-cell>
          <table:table-cell office:value-type="float" office:value="21.0555852" calcext:value-type="float">
            <text:p>21.0555852</text:p>
          </table:table-cell>
        </table:table-row>
        <table:table-row table:style-name="ro1">
          <table:table-cell office:value-type="string" calcext:value-type="string">
            <text:p>SPÓŁDZIELNIA BUDOWLANO-MIESZKANIOWA "EC SIEKIERKI"</text:p>
          </table:table-cell>
          <table:table-cell office:value-type="float" office:value="140985" calcext:value-type="float">
            <text:p>140985</text:p>
          </table:table-cell>
          <table:table-cell office:value-type="float" office:value="5250011355" calcext:value-type="float">
            <text:p>5250011355</text:p>
          </table:table-cell>
          <table:table-cell office:value-type="float" office:value="131328000000" calcext:value-type="float">
            <text:p>131328000000</text:p>
          </table:table-cell>
          <table:table-cell office:value-type="string" calcext:value-type="string">
            <text:p>MELOMANÓW 8</text:p>
          </table:table-cell>
          <table:table-cell office:value-type="string" calcext:value-type="string">
            <text:p>00-7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1.2002</text:p>
          </table:table-cell>
          <table:table-cell office:value-type="float" office:value="52.20687205" calcext:value-type="float">
            <text:p>52.20687205</text:p>
          </table:table-cell>
          <table:table-cell office:value-type="float" office:value="21.0534318138773" calcext:value-type="float">
            <text:p>21.0534318138773</text:p>
          </table:table-cell>
        </table:table-row>
        <table:table-row table:style-name="ro1">
          <table:table-cell office:value-type="string" calcext:value-type="string">
            <text:p>I ŻOLIBORSKA SPÓŁDZIELNIA MIESZKANIOWA</text:p>
          </table:table-cell>
          <table:table-cell office:value-type="float" office:value="138601" calcext:value-type="float">
            <text:p>138601</text:p>
          </table:table-cell>
          <table:table-cell office:value-type="float" office:value="5251000402" calcext:value-type="float">
            <text:p>5251000402</text:p>
          </table:table-cell>
          <table:table-cell office:value-type="float" office:value="1211962500000" calcext:value-type="float">
            <text:p>1211962500000</text:p>
          </table:table-cell>
          <table:table-cell office:value-type="string" calcext:value-type="string">
            <text:p>KOCHANOWSKIEGO 33A, 55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1.2002</text:p>
          </table:table-cell>
          <table:table-cell office:value-type="float" office:value="52.2679196" calcext:value-type="float">
            <text:p>52.2679196</text:p>
          </table:table-cell>
          <table:table-cell office:value-type="float" office:value="20.9435213339544" calcext:value-type="float">
            <text:p>20.9435213339544</text:p>
          </table:table-cell>
        </table:table-row>
        <table:table-row table:style-name="ro1">
          <table:table-cell office:value-type="string" calcext:value-type="string">
            <text:p>NAUCZYCIELSKA SPÓŁDZIELNIA BUDOWLANO-MIESZKANIOWA "PRZEDWIOŚNIE"</text:p>
          </table:table-cell>
          <table:table-cell office:value-type="float" office:value="137751" calcext:value-type="float">
            <text:p>137751</text:p>
          </table:table-cell>
          <table:table-cell office:value-type="float" office:value="5250006897" calcext:value-type="float">
            <text:p>5250006897</text:p>
          </table:table-cell>
          <table:table-cell office:value-type="float" office:value="218311100000" calcext:value-type="float">
            <text:p>218311100000</text:p>
          </table:table-cell>
          <table:table-cell office:value-type="string" calcext:value-type="string">
            <text:p>OGÓLNA 1</text:p>
          </table:table-cell>
          <table:table-cell office:value-type="string" calcext:value-type="string">
            <text:p>01-7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02</text:p>
          </table:table-cell>
          <table:table-cell office:value-type="float" office:value="52.27088215" calcext:value-type="float">
            <text:p>52.27088215</text:p>
          </table:table-cell>
          <table:table-cell office:value-type="float" office:value="20.9621149335853" calcext:value-type="float">
            <text:p>20.9621149335853</text:p>
          </table:table-cell>
        </table:table-row>
        <table:table-row table:style-name="ro1">
          <table:table-cell office:value-type="string" calcext:value-type="string">
            <text:p>UJAZDOWSKA SPÓŁDZIELNIA MIESZKANIOWO-BUDOWLANA</text:p>
          </table:table-cell>
          <table:table-cell office:value-type="float" office:value="132608" calcext:value-type="float">
            <text:p>132608</text:p>
          </table:table-cell>
          <table:table-cell office:value-type="float" office:value="5262213024" calcext:value-type="float">
            <text:p>5262213024</text:p>
          </table:table-cell>
          <table:table-cell office:value-type="float" office:value="1305953000000" calcext:value-type="float">
            <text:p>1305953000000</text:p>
          </table:table-cell>
          <table:table-cell office:value-type="string" calcext:value-type="string">
            <text:p>GÓRNOŚLĄSKA 16</text:p>
          </table:table-cell>
          <table:table-cell office:value-type="string" calcext:value-type="string">
            <text:p>00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2</text:p>
          </table:table-cell>
          <table:table-cell office:value-type="float" office:value="52.22476585" calcext:value-type="float">
            <text:p>52.22476585</text:p>
          </table:table-cell>
          <table:table-cell office:value-type="float" office:value="21.0312171813027" calcext:value-type="float">
            <text:p>21.0312171813027</text:p>
          </table:table-cell>
        </table:table-row>
        <table:table-row table:style-name="ro1">
          <table:table-cell office:value-type="string" calcext:value-type="string">
            <text:p>SPÓŁDZIELNIA MIESZKANIOWA PROFESORÓW I DOCENTÓW POLITECHNIKI WARSZAWSKIEJ</text:p>
          </table:table-cell>
          <table:table-cell office:value-type="float" office:value="136428" calcext:value-type="float">
            <text:p>136428</text:p>
          </table:table-cell>
          <table:table-cell office:value-type="float" office:value="5261053067" calcext:value-type="float">
            <text:p>5261053067</text:p>
          </table:table-cell>
          <table:table-cell office:value-type="float" office:value="49035200000" calcext:value-type="float">
            <text:p>49035200000</text:p>
          </table:table-cell>
          <table:table-cell office:value-type="string" calcext:value-type="string">
            <text:p>UL. FILTROWA 71A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2</text:p>
          </table:table-cell>
          <table:table-cell office:value-type="float" office:value="52.21894825" calcext:value-type="float">
            <text:p>52.21894825</text:p>
          </table:table-cell>
          <table:table-cell office:value-type="float" office:value="20.9904105584444" calcext:value-type="float">
            <text:p>20.9904105584444</text:p>
          </table:table-cell>
        </table:table-row>
        <table:table-row table:style-name="ro1">
          <table:table-cell office:value-type="string" calcext:value-type="string">
            <text:p>MIĘDZYZAKŁADOWA SPÓŁDZIELNIA MIESZKANIOWA "BUDOWLANI" W WARSZAWIE</text:p>
          </table:table-cell>
          <table:table-cell office:value-type="float" office:value="135181" calcext:value-type="float">
            <text:p>135181</text:p>
          </table:table-cell>
          <table:table-cell office:value-type="float" office:value="5250006791" calcext:value-type="float">
            <text:p>5250006791</text:p>
          </table:table-cell>
          <table:table-cell office:value-type="float" office:value="109466400000" calcext:value-type="float">
            <text:p>109466400000</text:p>
          </table:table-cell>
          <table:table-cell office:value-type="string" calcext:value-type="string">
            <text:p>KORZONA 111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2</text:p>
          </table:table-cell>
          <table:table-cell office:value-type="float" office:value="52.277032" calcext:value-type="float">
            <text:p>52.277032</text:p>
          </table:table-cell>
          <table:table-cell office:value-type="float" office:value="21.0511958" calcext:value-type="float">
            <text:p>21.0511958</text:p>
          </table:table-cell>
        </table:table-row>
        <table:table-row table:style-name="ro1">
          <table:table-cell office:value-type="string" calcext:value-type="string">
            <text:p>MIĘDZYZAKŁADOWA PRACOWNICZA SPÓŁDZIELNIA BUDOWLANO-MIESZKANIOWA "SAM-81"</text:p>
          </table:table-cell>
          <table:table-cell office:value-type="float" office:value="134688" calcext:value-type="float">
            <text:p>134688</text:p>
          </table:table-cell>
          <table:table-cell office:value-type="float" office:value="5250006911" calcext:value-type="float">
            <text:p>5250006911</text:p>
          </table:table-cell>
          <table:table-cell office:value-type="float" office:value="92073000000" calcext:value-type="float">
            <text:p>92073000000</text:p>
          </table:table-cell>
          <table:table-cell office:value-type="string" calcext:value-type="string">
            <text:p>ORLA 6B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0.2002</text:p>
          </table:table-cell>
          <table:table-cell office:value-type="float" office:value="52.2426725" calcext:value-type="float">
            <text:p>52.2426725</text:p>
          </table:table-cell>
          <table:table-cell office:value-type="float" office:value="20.999012" calcext:value-type="float">
            <text:p>20.999012</text:p>
          </table:table-cell>
        </table:table-row>
        <table:table-row table:style-name="ro1">
          <table:table-cell office:value-type="string" calcext:value-type="string">
            <text:p>PRACOWNICZA SPÓŁDZIELNIA MIESZKANIOWA "SOBIESKI"</text:p>
          </table:table-cell>
          <table:table-cell office:value-type="float" office:value="134238" calcext:value-type="float">
            <text:p>134238</text:p>
          </table:table-cell>
          <table:table-cell office:value-type="float" office:value="5211111331" calcext:value-type="float">
            <text:p>5211111331</text:p>
          </table:table-cell>
          <table:table-cell office:value-type="float" office:value="1076118000000" calcext:value-type="float">
            <text:p>1076118000000</text:p>
          </table:table-cell>
          <table:table-cell office:value-type="string" calcext:value-type="string">
            <text:p>SOBIESKIEGO 104</text:p>
          </table:table-cell>
          <table:table-cell office:value-type="string" calcext:value-type="string">
            <text:p>00-7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2</text:p>
          </table:table-cell>
          <table:table-cell office:value-type="float" office:value="52.1986903" calcext:value-type="float">
            <text:p>52.1986903</text:p>
          </table:table-cell>
          <table:table-cell office:value-type="float" office:value="21.038942499713" calcext:value-type="float">
            <text:p>21.038942499713</text:p>
          </table:table-cell>
        </table:table-row>
        <table:table-row table:style-name="ro1">
          <table:table-cell office:value-type="string" calcext:value-type="string">
            <text:p>PIERWSZA SPÓŁDZIELNIA BUDOWLANO-MIESZKANIOWA ORGANIZACJI INTELIGENCJI POLSKIEJ W WARSZAWIE</text:p>
          </table:table-cell>
          <table:table-cell office:value-type="float" office:value="133293" calcext:value-type="float">
            <text:p>133293</text:p>
          </table:table-cell>
          <table:table-cell office:value-type="float" office:value="5250006377" calcext:value-type="float">
            <text:p>5250006377</text:p>
          </table:table-cell>
          <table:table-cell office:value-type="float" office:value="49056000000" calcext:value-type="float">
            <text:p>49056000000</text:p>
          </table:table-cell>
          <table:table-cell office:value-type="string" calcext:value-type="string">
            <text:p>GRÓJECKA 45, 17 A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2</text:p>
          </table:table-cell>
          <table:table-cell office:value-type="float" office:value="52.2162042" calcext:value-type="float">
            <text:p>52.2162042</text:p>
          </table:table-cell>
          <table:table-cell office:value-type="float" office:value="20.9819302" calcext:value-type="float">
            <text:p>20.9819302</text:p>
          </table:table-cell>
        </table:table-row>
        <table:table-row table:style-name="ro1">
          <table:table-cell office:value-type="string" calcext:value-type="string">
            <text:p>SPÓŁDZIELNIA MIESZKANIOWA "DWORKOWA"</text:p>
          </table:table-cell>
          <table:table-cell office:value-type="float" office:value="132915" calcext:value-type="float">
            <text:p>132915</text:p>
          </table:table-cell>
          <table:table-cell office:value-type="float" office:value="5210413389" calcext:value-type="float">
            <text:p>5210413389</text:p>
          </table:table-cell>
          <table:table-cell office:value-type="float" office:value="1204097000000" calcext:value-type="float">
            <text:p>1204097000000</text:p>
          </table:table-cell>
          <table:table-cell office:value-type="string" calcext:value-type="string">
            <text:p>DWORKOWA 2</text:p>
          </table:table-cell>
          <table:table-cell office:value-type="string" calcext:value-type="string">
            <text:p>00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0568895" calcext:value-type="float">
            <text:p>52.20568895</text:p>
          </table:table-cell>
          <table:table-cell office:value-type="float" office:value="21.0240430459931" calcext:value-type="float">
            <text:p>21.0240430459931</text:p>
          </table:table-cell>
        </table:table-row>
        <table:table-row table:style-name="ro1">
          <table:table-cell office:value-type="string" calcext:value-type="string">
            <text:p>SPÓŁDZIELNIA MIESZKANIOWA "UNION PLAZA"</text:p>
          </table:table-cell>
          <table:table-cell office:value-type="float" office:value="132639" calcext:value-type="float">
            <text:p>132639</text:p>
          </table:table-cell>
          <table:table-cell office:value-type="float" office:value="5262178138" calcext:value-type="float">
            <text:p>5262178138</text:p>
          </table:table-cell>
          <table:table-cell office:value-type="float" office:value="132695600000" calcext:value-type="float">
            <text:p>132695600000</text:p>
          </table:table-cell>
          <table:table-cell office:value-type="string" calcext:value-type="string">
            <text:p>BARSKA 28/30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192949" calcext:value-type="float">
            <text:p>52.2192949</text:p>
          </table:table-cell>
          <table:table-cell office:value-type="float" office:value="20.9770123893727" calcext:value-type="float">
            <text:p>20.9770123893727</text:p>
          </table:table-cell>
        </table:table-row>
        <table:table-row table:style-name="ro1">
          <table:table-cell office:value-type="string" calcext:value-type="string">
            <text:p>SPÓŁDZIELNIA MIESZKANIOWA "POD JESIONEM"</text:p>
          </table:table-cell>
          <table:table-cell office:value-type="float" office:value="128282" calcext:value-type="float">
            <text:p>128282</text:p>
          </table:table-cell>
          <table:table-cell office:value-type="float" office:value="5251000307" calcext:value-type="float">
            <text:p>5251000307</text:p>
          </table:table-cell>
          <table:table-cell office:value-type="float" office:value="49157000000" calcext:value-type="float">
            <text:p>49157000000</text:p>
          </table:table-cell>
          <table:table-cell office:value-type="string" calcext:value-type="string">
            <text:p>WSPÓLNA 63 B</text:p>
          </table:table-cell>
          <table:table-cell office:value-type="string" calcext:value-type="string">
            <text:p>00-6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261071" calcext:value-type="float">
            <text:p>52.2261071</text:p>
          </table:table-cell>
          <table:table-cell office:value-type="float" office:value="21.0090602" calcext:value-type="float">
            <text:p>21.0090602</text:p>
          </table:table-cell>
        </table:table-row>
        <table:table-row table:style-name="ro1">
          <table:table-cell office:value-type="string" calcext:value-type="string">
            <text:p>SPÓŁDZIELNIA BUDOWLANO-MIESZKANIOWA "TĘCZA"</text:p>
          </table:table-cell>
          <table:table-cell office:value-type="float" office:value="132117" calcext:value-type="float">
            <text:p>132117</text:p>
          </table:table-cell>
          <table:table-cell office:value-type="float" office:value="5251459566" calcext:value-type="float">
            <text:p>5251459566</text:p>
          </table:table-cell>
          <table:table-cell office:value-type="float" office:value="138121100000" calcext:value-type="float">
            <text:p>138121100000</text:p>
          </table:table-cell>
          <table:table-cell office:value-type="string" calcext:value-type="string">
            <text:p>1-GO SIERPNIA 36 B</text:p>
          </table:table-cell>
          <table:table-cell office:value-type="string" calcext:value-type="string">
            <text:p>02-1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472" calcext:value-type="float">
            <text:p>52.19472</text:p>
          </table:table-cell>
          <table:table-cell office:value-type="float" office:value="20.968074" calcext:value-type="float">
            <text:p>20.968074</text:p>
          </table:table-cell>
        </table:table-row>
        <table:table-row table:style-name="ro1">
          <table:table-cell office:value-type="string" calcext:value-type="string">
            <text:p>SPÓŁDZIELNIA MIESZKANIOWA "EPOKA"</text:p>
          </table:table-cell>
          <table:table-cell office:value-type="float" office:value="131744" calcext:value-type="float">
            <text:p>131744</text:p>
          </table:table-cell>
          <table:table-cell office:value-type="float" office:value="5250006408" calcext:value-type="float">
            <text:p>5250006408</text:p>
          </table:table-cell>
          <table:table-cell office:value-type="float" office:value="128261500000" calcext:value-type="float">
            <text:p>128261500000</text:p>
          </table:table-cell>
          <table:table-cell office:value-type="string" calcext:value-type="string">
            <text:p>LIMANOWSKIEGO 11</text:p>
          </table:table-cell>
          <table:table-cell office:value-type="string" calcext:value-type="string">
            <text:p>02-9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05146" calcext:value-type="float">
            <text:p>52.1905146</text:p>
          </table:table-cell>
          <table:table-cell office:value-type="float" office:value="21.061038" calcext:value-type="float">
            <text:p>21.061038</text:p>
          </table:table-cell>
        </table:table-row>
        <table:table-row table:style-name="ro1">
          <table:table-cell office:value-type="string" calcext:value-type="string">
            <text:p>MIĘDZYZAKŁADOWE SPÓŁDZIELCZE ZRZESZENIE BUDOWY DOMÓW MIESZKALNYCH "OCHOTA"</text:p>
          </table:table-cell>
          <table:table-cell office:value-type="float" office:value="131429" calcext:value-type="float">
            <text:p>131429</text:p>
          </table:table-cell>
          <table:table-cell office:value-type="float" office:value="5250009967" calcext:value-type="float">
            <text:p>5250009967</text:p>
          </table:table-cell>
          <table:table-cell office:value-type="float" office:value="108626800000" calcext:value-type="float">
            <text:p>108626800000</text:p>
          </table:table-cell>
          <table:table-cell office:value-type="string" calcext:value-type="string">
            <text:p>OPACZEWSKA 43</text:p>
          </table:table-cell>
          <table:table-cell office:value-type="string" calcext:value-type="string">
            <text:p>02-2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2</text:p>
          </table:table-cell>
          <table:table-cell office:value-type="float" office:value="52.2112289" calcext:value-type="float">
            <text:p>52.2112289</text:p>
          </table:table-cell>
          <table:table-cell office:value-type="float" office:value="20.9618779" calcext:value-type="float">
            <text:p>20.9618779</text:p>
          </table:table-cell>
        </table:table-row>
        <table:table-row table:style-name="ro1">
          <table:table-cell office:value-type="string" calcext:value-type="string">
            <text:p>II ŻOLIBORSKA SPÓŁDZIELNIA MIESZKANIOWA</text:p>
          </table:table-cell>
          <table:table-cell office:value-type="float" office:value="131267" calcext:value-type="float">
            <text:p>131267</text:p>
          </table:table-cell>
          <table:table-cell office:value-type="float" office:value="1180742470" calcext:value-type="float">
            <text:p>1180742470</text:p>
          </table:table-cell>
          <table:table-cell office:value-type="float" office:value="1118513000000" calcext:value-type="float">
            <text:p>1118513000000</text:p>
          </table:table-cell>
          <table:table-cell office:value-type="string" calcext:value-type="string">
            <text:p>UL. MASZEWSKA 20, U1</text:p>
          </table:table-cell>
          <table:table-cell office:value-type="string" calcext:value-type="string">
            <text:p>01-9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9.2002</text:p>
          </table:table-cell>
          <table:table-cell office:value-type="float" office:value="52.27553535" calcext:value-type="float">
            <text:p>52.27553535</text:p>
          </table:table-cell>
          <table:table-cell office:value-type="float" office:value="20.9142328478077" calcext:value-type="float">
            <text:p>20.9142328478077</text:p>
          </table:table-cell>
        </table:table-row>
        <table:table-row table:style-name="ro1">
          <table:table-cell office:value-type="string" calcext:value-type="string">
            <text:p>SPÓŁDZIELNIA MIESZKANIOWA "KAMIONEK"</text:p>
          </table:table-cell>
          <table:table-cell office:value-type="float" office:value="129866" calcext:value-type="float">
            <text:p>129866</text:p>
          </table:table-cell>
          <table:table-cell office:value-type="float" office:value="1131065466" calcext:value-type="float">
            <text:p>1131065466</text:p>
          </table:table-cell>
          <table:table-cell office:value-type="float" office:value="128824000000" calcext:value-type="float">
            <text:p>128824000000</text:p>
          </table:table-cell>
          <table:table-cell office:value-type="string" calcext:value-type="string">
            <text:p>STANISŁAWA AUGUSTA 75, 29</text:p>
          </table:table-cell>
          <table:table-cell office:value-type="string" calcext:value-type="string">
            <text:p>03-8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2</text:p>
          </table:table-cell>
          <table:table-cell office:value-type="float" office:value="52.2447674" calcext:value-type="float">
            <text:p>52.2447674</text:p>
          </table:table-cell>
          <table:table-cell office:value-type="float" office:value="21.0646525014806" calcext:value-type="float">
            <text:p>21.0646525014806</text:p>
          </table:table-cell>
        </table:table-row>
        <table:table-row table:style-name="ro1">
          <table:table-cell office:value-type="string" calcext:value-type="string">
            <text:p>SPÓŁDZIELNIA BUDOWLANO-MIESZKANIOWA PRACOWNIKÓW KULTURY</text:p>
          </table:table-cell>
          <table:table-cell office:value-type="float" office:value="129411" calcext:value-type="float">
            <text:p>129411</text:p>
          </table:table-cell>
          <table:table-cell office:value-type="float" office:value="5250007052" calcext:value-type="float">
            <text:p>5250007052</text:p>
          </table:table-cell>
          <table:table-cell office:value-type="float" office:value="49041200000" calcext:value-type="float">
            <text:p>49041200000</text:p>
          </table:table-cell>
          <table:table-cell office:value-type="string" calcext:value-type="string">
            <text:p>FRANCUSKA 47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2</text:p>
          </table:table-cell>
          <table:table-cell office:value-type="float" office:value="52.2372102" calcext:value-type="float">
            <text:p>52.2372102</text:p>
          </table:table-cell>
          <table:table-cell office:value-type="float" office:value="21.0519862" calcext:value-type="float">
            <text:p>21.0519862</text:p>
          </table:table-cell>
        </table:table-row>
        <table:table-row table:style-name="ro1">
          <table:table-cell office:value-type="string" calcext:value-type="string">
            <text:p>SPÓŁDZIELNIA BUDOWLANO-MIESZKANIOWA "ŚRÓDMIEŚCIE"</text:p>
          </table:table-cell>
          <table:table-cell office:value-type="float" office:value="125887" calcext:value-type="float">
            <text:p>125887</text:p>
          </table:table-cell>
          <table:table-cell office:value-type="float" office:value="5251000827" calcext:value-type="float">
            <text:p>5251000827</text:p>
          </table:table-cell>
          <table:table-cell office:value-type="float" office:value="49142300000" calcext:value-type="float">
            <text:p>49142300000</text:p>
          </table:table-cell>
          <table:table-cell office:value-type="string" calcext:value-type="string">
            <text:p>TAMKA 31/33A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9.2002</text:p>
          </table:table-cell>
          <table:table-cell office:value-type="float" office:value="52.2369317" calcext:value-type="float">
            <text:p>52.2369317</text:p>
          </table:table-cell>
          <table:table-cell office:value-type="float" office:value="21.0246271" calcext:value-type="float">
            <text:p>21.0246271</text:p>
          </table:table-cell>
        </table:table-row>
        <table:table-row table:style-name="ro1">
          <table:table-cell office:value-type="string" calcext:value-type="string">
            <text:p>SPÓŁDZIELNIA BUDOWLANO-MIESZKANIOWA "TECHNIKA"</text:p>
          </table:table-cell>
          <table:table-cell office:value-type="float" office:value="127982" calcext:value-type="float">
            <text:p>127982</text:p>
          </table:table-cell>
          <table:table-cell office:value-type="float" office:value="5251000589" calcext:value-type="float">
            <text:p>5251000589</text:p>
          </table:table-cell>
          <table:table-cell office:value-type="float" office:value="98195000000" calcext:value-type="float">
            <text:p>98195000000</text:p>
          </table:table-cell>
          <table:table-cell office:value-type="string" calcext:value-type="string">
            <text:p>UROCZYSKO 4 A</text:p>
          </table:table-cell>
          <table:table-cell office:value-type="string" calcext:value-type="string">
            <text:p>03-2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2</text:p>
          </table:table-cell>
          <table:table-cell office:value-type="float" office:value="52.2892639" calcext:value-type="float">
            <text:p>52.2892639</text:p>
          </table:table-cell>
          <table:table-cell office:value-type="float" office:value="21.0572224" calcext:value-type="float">
            <text:p>21.0572224</text:p>
          </table:table-cell>
        </table:table-row>
        <table:table-row table:style-name="ro1">
          <table:table-cell office:value-type="string" calcext:value-type="string">
            <text:p>SPÓŁDZIELNIA MIESZKANIOWA "ELSAM"</text:p>
          </table:table-cell>
          <table:table-cell office:value-type="float" office:value="128119" calcext:value-type="float">
            <text:p>128119</text:p>
          </table:table-cell>
          <table:table-cell office:value-type="float" office:value="5250011065" calcext:value-type="float">
            <text:p>5250011065</text:p>
          </table:table-cell>
          <table:table-cell office:value-type="float" office:value="88427500000" calcext:value-type="float">
            <text:p>88427500000</text:p>
          </table:table-cell>
          <table:table-cell office:value-type="string" calcext:value-type="string">
            <text:p>UL. BARTYCKA 24</text:p>
          </table:table-cell>
          <table:table-cell office:value-type="string" calcext:value-type="string">
            <text:p>00-7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8.2002</text:p>
          </table:table-cell>
          <table:table-cell office:value-type="float" office:value="52.2125131" calcext:value-type="float">
            <text:p>52.2125131</text:p>
          </table:table-cell>
          <table:table-cell office:value-type="float" office:value="21.0623510979366" calcext:value-type="float">
            <text:p>21.0623510979366</text:p>
          </table:table-cell>
        </table:table-row>
        <table:table-row table:style-name="ro1">
          <table:table-cell office:value-type="string" calcext:value-type="string">
            <text:p>SPÓŁDZIELNIA BUDOWLANO - MIESZKANIOWA "SZTUKA"</text:p>
          </table:table-cell>
          <table:table-cell office:value-type="float" office:value="126396" calcext:value-type="float">
            <text:p>126396</text:p>
          </table:table-cell>
          <table:table-cell office:value-type="float" office:value="5251570045" calcext:value-type="float">
            <text:p>5251570045</text:p>
          </table:table-cell>
          <table:table-cell office:value-type="float" office:value="98093200000" calcext:value-type="float">
            <text:p>98093200000</text:p>
          </table:table-cell>
          <table:table-cell office:value-type="string" calcext:value-type="string">
            <text:p>DZIKA 15</text:p>
          </table:table-cell>
          <table:table-cell office:value-type="string" calcext:value-type="string">
            <text:p>00-1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8.2002</text:p>
          </table:table-cell>
          <table:table-cell office:value-type="float" office:value="52.25303175" calcext:value-type="float">
            <text:p>52.25303175</text:p>
          </table:table-cell>
          <table:table-cell office:value-type="float" office:value="20.98603430336" calcext:value-type="float">
            <text:p>20.98603430336</text:p>
          </table:table-cell>
        </table:table-row>
        <table:table-row table:style-name="ro1">
          <table:table-cell office:value-type="string" calcext:value-type="string">
            <text:p>SPÓŁDZIELNIA BUDOWLANO-MIESZKANIOWA METRUM</text:p>
          </table:table-cell>
          <table:table-cell office:value-type="float" office:value="126781" calcext:value-type="float">
            <text:p>126781</text:p>
          </table:table-cell>
          <table:table-cell office:value-type="float" office:value="5250013012" calcext:value-type="float">
            <text:p>5250013012</text:p>
          </table:table-cell>
          <table:table-cell office:value-type="float" office:value="621238700000" calcext:value-type="float">
            <text:p>621238700000</text:p>
          </table:table-cell>
          <table:table-cell office:value-type="string" calcext:value-type="string">
            <text:p>WĄWOZOWA 2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1308933" calcext:value-type="float">
            <text:p>52.1308933</text:p>
          </table:table-cell>
          <table:table-cell office:value-type="float" office:value="21.0593037701866" calcext:value-type="float">
            <text:p>21.0593037701866</text:p>
          </table:table-cell>
        </table:table-row>
        <table:table-row table:style-name="ro1">
          <table:table-cell office:value-type="string" calcext:value-type="string">
            <text:p>WARSZAWSKA SPÓŁDZIELNIA MIESZKANIOWA "RAKOWIEC"</text:p>
          </table:table-cell>
          <table:table-cell office:value-type="float" office:value="126601" calcext:value-type="float">
            <text:p>126601</text:p>
          </table:table-cell>
          <table:table-cell office:value-type="float" office:value="5251000046" calcext:value-type="float">
            <text:p>5251000046</text:p>
          </table:table-cell>
          <table:table-cell office:value-type="float" office:value="1070368500000" calcext:value-type="float">
            <text:p>1070368500000</text:p>
          </table:table-cell>
          <table:table-cell office:value-type="string" calcext:value-type="string">
            <text:p>PRUSZKOWSKA 4 D</text:p>
          </table:table-cell>
          <table:table-cell office:value-type="string" calcext:value-type="string">
            <text:p>02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2020309" calcext:value-type="float">
            <text:p>52.2020309</text:p>
          </table:table-cell>
          <table:table-cell office:value-type="float" office:value="20.9811091" calcext:value-type="float">
            <text:p>20.9811091</text:p>
          </table:table-cell>
        </table:table-row>
        <table:table-row table:style-name="ro1">
          <table:table-cell office:value-type="string" calcext:value-type="string">
            <text:p>SPÓŁDZIELNIA BUDOWLANO-MIESZKANIOWA "MARS"</text:p>
          </table:table-cell>
          <table:table-cell office:value-type="float" office:value="125709" calcext:value-type="float">
            <text:p>125709</text:p>
          </table:table-cell>
          <table:table-cell office:value-type="float" office:value="9520003185" calcext:value-type="float">
            <text:p>9520003185</text:p>
          </table:table-cell>
          <table:table-cell office:value-type="float" office:value="132776600000" calcext:value-type="float">
            <text:p>132776600000</text:p>
          </table:table-cell>
          <table:table-cell office:value-type="string" calcext:value-type="string">
            <text:p>MAŁA 2, 1</text:p>
          </table:table-cell>
          <table:table-cell office:value-type="string" calcext:value-type="string">
            <text:p>03-4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8.2002</text:p>
          </table:table-cell>
          <table:table-cell office:value-type="float" office:value="52.2578697" calcext:value-type="float">
            <text:p>52.2578697</text:p>
          </table:table-cell>
          <table:table-cell office:value-type="float" office:value="21.0365684815615" calcext:value-type="float">
            <text:p>21.0365684815615</text:p>
          </table:table-cell>
        </table:table-row>
        <table:table-row table:style-name="ro1">
          <table:table-cell office:value-type="string" calcext:value-type="string">
            <text:p>SPÓŁDZIELNIA BUDOWLANO-MIESZKANIOWA "WSPÓLNY BLOK"</text:p>
          </table:table-cell>
          <table:table-cell office:value-type="float" office:value="114376" calcext:value-type="float">
            <text:p>114376</text:p>
          </table:table-cell>
          <table:table-cell office:value-type="float" office:value="5250006532" calcext:value-type="float">
            <text:p>5250006532</text:p>
          </table:table-cell>
          <table:table-cell office:value-type="float" office:value="49093200000" calcext:value-type="float">
            <text:p>49093200000</text:p>
          </table:table-cell>
          <table:table-cell office:value-type="string" calcext:value-type="string">
            <text:p>NIECAŁA 6</text:p>
          </table:table-cell>
          <table:table-cell office:value-type="string" calcext:value-type="string">
            <text:p>00-0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7.2002</text:p>
          </table:table-cell>
          <table:table-cell office:value-type="float" office:value="52.2427483" calcext:value-type="float">
            <text:p>52.2427483</text:p>
          </table:table-cell>
          <table:table-cell office:value-type="float" office:value="21.0079797358638" calcext:value-type="float">
            <text:p>21.0079797358638</text:p>
          </table:table-cell>
        </table:table-row>
        <table:table-row table:style-name="ro1">
          <table:table-cell office:value-type="string" calcext:value-type="string">
            <text:p>SPÓŁDZIELNIA MIESZKANIOWA WOLA</text:p>
          </table:table-cell>
          <table:table-cell office:value-type="float" office:value="122732" calcext:value-type="float">
            <text:p>122732</text:p>
          </table:table-cell>
          <table:table-cell office:value-type="float" office:value="5250006638" calcext:value-type="float">
            <text:p>5250006638</text:p>
          </table:table-cell>
          <table:table-cell office:value-type="float" office:value="81658100000" calcext:value-type="float">
            <text:p>81658100000</text:p>
          </table:table-cell>
          <table:table-cell office:value-type="string" calcext:value-type="string">
            <text:p>POWSTAŃCÓW ŚLĄSKICH 104, 227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7.2002</text:p>
          </table:table-cell>
          <table:table-cell office:value-type="float" office:value="52.2544867" calcext:value-type="float">
            <text:p>52.2544867</text:p>
          </table:table-cell>
          <table:table-cell office:value-type="float" office:value="20.9182760543693" calcext:value-type="float">
            <text:p>20.9182760543693</text:p>
          </table:table-cell>
        </table:table-row>
        <table:table-row table:style-name="ro1">
          <table:table-cell office:value-type="string" calcext:value-type="string">
            <text:p>SPÓŁDZIELNIA BUDOWLANO-MIESZKANIOWA "WSPÓLNY DOM"</text:p>
          </table:table-cell>
          <table:table-cell office:value-type="float" office:value="122259" calcext:value-type="float">
            <text:p>122259</text:p>
          </table:table-cell>
          <table:table-cell office:value-type="float" office:value="5251000075" calcext:value-type="float">
            <text:p>5251000075</text:p>
          </table:table-cell>
          <table:table-cell office:value-type="float" office:value="49154100000" calcext:value-type="float">
            <text:p>49154100000</text:p>
          </table:table-cell>
          <table:table-cell office:value-type="string" calcext:value-type="string">
            <text:p>WILLOWA 8/10, 40</text:p>
          </table:table-cell>
          <table:table-cell office:value-type="string" calcext:value-type="string">
            <text:p>00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7.2002</text:p>
          </table:table-cell>
          <table:table-cell office:value-type="float" office:value="52.2074533" calcext:value-type="float">
            <text:p>52.2074533</text:p>
          </table:table-cell>
          <table:table-cell office:value-type="float" office:value="21.0237031" calcext:value-type="float">
            <text:p>21.0237031</text:p>
          </table:table-cell>
        </table:table-row>
        <table:table-row table:style-name="ro1">
          <table:table-cell office:value-type="string" calcext:value-type="string">
            <text:p>SPÓŁDZIELNIA BUDOWLANO-MIESZKANIOWA "MIASTO-OGRÓD-GAJ"</text:p>
          </table:table-cell>
          <table:table-cell office:value-type="float" office:value="121880" calcext:value-type="float">
            <text:p>121880</text:p>
          </table:table-cell>
          <table:table-cell office:value-type="float" office:value="5252261843" calcext:value-type="float">
            <text:p>5252261843</text:p>
          </table:table-cell>
          <table:table-cell office:value-type="float" office:value="1524569000000" calcext:value-type="float">
            <text:p>1524569000000</text:p>
          </table:table-cell>
          <table:table-cell office:value-type="string" calcext:value-type="string">
            <text:p>AL. ALEJE JEROZOLIMSKIE 178</text:p>
          </table:table-cell>
          <table:table-cell office:value-type="string" calcext:value-type="string">
            <text:p>02-4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7.2002</text:p>
          </table:table-cell>
          <table:table-cell office:value-type="float" office:value="52.2029561" calcext:value-type="float">
            <text:p>52.2029561</text:p>
          </table:table-cell>
          <table:table-cell office:value-type="float" office:value="20.9373972791429" calcext:value-type="float">
            <text:p>20.9373972791429</text:p>
          </table:table-cell>
        </table:table-row>
        <table:table-row table:style-name="ro1">
          <table:table-cell office:value-type="string" calcext:value-type="string">
            <text:p>SPÓŁDZIELNIA BUDOWLANO-MIESZKANIOWA PRACOWNIKÓW KONSERWACJI ZABYTKÓW</text:p>
          </table:table-cell>
          <table:table-cell office:value-type="float" office:value="97336" calcext:value-type="float">
            <text:p>97336</text:p>
          </table:table-cell>
          <table:table-cell office:value-type="float" office:value="5251000282" calcext:value-type="float">
            <text:p>5251000282</text:p>
          </table:table-cell>
          <table:table-cell office:value-type="float" office:value="89075500000" calcext:value-type="float">
            <text:p>89075500000</text:p>
          </table:table-cell>
          <table:table-cell office:value-type="string" calcext:value-type="string">
            <text:p>CZERNIAKOWSKA 155</text:p>
          </table:table-cell>
          <table:table-cell office:value-type="string" calcext:value-type="string">
            <text:p>00-4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2</text:p>
          </table:table-cell>
          <table:table-cell office:value-type="float" office:value="52.2147894" calcext:value-type="float">
            <text:p>52.2147894</text:p>
          </table:table-cell>
          <table:table-cell office:value-type="float" office:value="21.0452702" calcext:value-type="float">
            <text:p>21.0452702</text:p>
          </table:table-cell>
        </table:table-row>
        <table:table-row table:style-name="ro1">
          <table:table-cell office:value-type="string" calcext:value-type="string">
            <text:p>SPÓŁDZIELNIA BUDOWLANO-MIESZKANIOWA "SKARB"</text:p>
          </table:table-cell>
          <table:table-cell office:value-type="float" office:value="115183" calcext:value-type="float">
            <text:p>115183</text:p>
          </table:table-cell>
          <table:table-cell office:value-type="float" office:value="5250007081" calcext:value-type="float">
            <text:p>5250007081</text:p>
          </table:table-cell>
          <table:table-cell office:value-type="float" office:value="49066500000" calcext:value-type="float">
            <text:p>49066500000</text:p>
          </table:table-cell>
          <table:table-cell office:value-type="string" calcext:value-type="string">
            <text:p>KOZIETULSKIEGO 10</text:p>
          </table:table-cell>
          <table:table-cell office:value-type="string" calcext:value-type="string">
            <text:p>01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2</text:p>
          </table:table-cell>
          <table:table-cell office:value-type="float" office:value="52.2653569" calcext:value-type="float">
            <text:p>52.2653569</text:p>
          </table:table-cell>
          <table:table-cell office:value-type="float" office:value="20.9845442316778" calcext:value-type="float">
            <text:p>20.9845442316778</text:p>
          </table:table-cell>
        </table:table-row>
        <table:table-row table:style-name="ro1">
          <table:table-cell office:value-type="string" calcext:value-type="string">
            <text:p>SPÓŁDZIELNIA BUDOWLANO-MIESZKANIOWA "OGNISKO V"</text:p>
          </table:table-cell>
          <table:table-cell office:value-type="float" office:value="114901" calcext:value-type="float">
            <text:p>114901</text:p>
          </table:table-cell>
          <table:table-cell office:value-type="float" office:value="5251434773" calcext:value-type="float">
            <text:p>5251434773</text:p>
          </table:table-cell>
          <table:table-cell office:value-type="float" office:value="49077700000" calcext:value-type="float">
            <text:p>49077700000</text:p>
          </table:table-cell>
          <table:table-cell office:value-type="string" calcext:value-type="string">
            <text:p>MICKIEWICZA 4-16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6.2002</text:p>
          </table:table-cell>
          <table:table-cell office:value-type="float" office:value="52.2694101" calcext:value-type="float">
            <text:p>52.2694101</text:p>
          </table:table-cell>
          <table:table-cell office:value-type="float" office:value="20.9860464" calcext:value-type="float">
            <text:p>20.9860464</text:p>
          </table:table-cell>
        </table:table-row>
        <table:table-row table:style-name="ro1">
          <table:table-cell office:value-type="string" calcext:value-type="string">
            <text:p>SPÓŁDZIELNIA MIESZKANIOWA "RAZEM"</text:p>
          </table:table-cell>
          <table:table-cell office:value-type="float" office:value="119513" calcext:value-type="float">
            <text:p>119513</text:p>
          </table:table-cell>
          <table:table-cell office:value-type="float" office:value="1130396273" calcext:value-type="float">
            <text:p>1130396273</text:p>
          </table:table-cell>
          <table:table-cell office:value-type="float" office:value="1059893000000" calcext:value-type="float">
            <text:p>1059893000000</text:p>
          </table:table-cell>
          <table:table-cell office:value-type="string" calcext:value-type="string">
            <text:p>11 LISTOPADA 10, 52</text:p>
          </table:table-cell>
          <table:table-cell office:value-type="string" calcext:value-type="string">
            <text:p>03-4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6.2002</text:p>
          </table:table-cell>
          <table:table-cell office:value-type="float" office:value="52.2575173" calcext:value-type="float">
            <text:p>52.2575173</text:p>
          </table:table-cell>
          <table:table-cell office:value-type="float" office:value="21.0344146" calcext:value-type="float">
            <text:p>21.0344146</text:p>
          </table:table-cell>
        </table:table-row>
        <table:table-row table:style-name="ro1">
          <table:table-cell office:value-type="string" calcext:value-type="string">
            <text:p>SPÓŁDZIELNIA BUDOWLANO-MIESZKANIOWA DOMINIUM</text:p>
          </table:table-cell>
          <table:table-cell office:value-type="float" office:value="117882" calcext:value-type="float">
            <text:p>117882</text:p>
          </table:table-cell>
          <table:table-cell office:value-type="float" office:value="5211178631" calcext:value-type="float">
            <text:p>5211178631</text:p>
          </table:table-cell>
          <table:table-cell office:value-type="float" office:value="1142134500000" calcext:value-type="float">
            <text:p>1142134500000</text:p>
          </table:table-cell>
          <table:table-cell office:value-type="string" calcext:value-type="string">
            <text:p>NIEDŹWIEDZIA 8 D</text:p>
          </table:table-cell>
          <table:table-cell office:value-type="string" calcext:value-type="string">
            <text:p>02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6.2002</text:p>
          </table:table-cell>
          <table:table-cell office:value-type="float" office:value="52.17605035" calcext:value-type="float">
            <text:p>52.17605035</text:p>
          </table:table-cell>
          <table:table-cell office:value-type="float" office:value="21.0333737530723" calcext:value-type="float">
            <text:p>21.0333737530723</text:p>
          </table:table-cell>
        </table:table-row>
        <table:table-row table:style-name="ro1">
          <table:table-cell office:value-type="string" calcext:value-type="string">
            <text:p>SPÓŁDZIELNIA MIESZKANIOWA "WSPÓLNIK"</text:p>
          </table:table-cell>
          <table:table-cell office:value-type="float" office:value="114194" calcext:value-type="float">
            <text:p>114194</text:p>
          </table:table-cell>
          <table:table-cell office:value-type="float" office:value="5251000661" calcext:value-type="float">
            <text:p>5251000661</text:p>
          </table:table-cell>
          <table:table-cell office:value-type="float" office:value="1201989800000" calcext:value-type="float">
            <text:p>1201989800000</text:p>
          </table:table-cell>
          <table:table-cell office:value-type="string" calcext:value-type="string">
            <text:p>KORDECKIEGO 56/58</text:p>
          </table:table-cell>
          <table:table-cell office:value-type="string" calcext:value-type="string">
            <text:p>04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5.2002</text:p>
          </table:table-cell>
          <table:table-cell office:value-type="float" office:value="52.2448706" calcext:value-type="float">
            <text:p>52.2448706</text:p>
          </table:table-cell>
          <table:table-cell office:value-type="float" office:value="21.0963779191761" calcext:value-type="float">
            <text:p>21.0963779191761</text:p>
          </table:table-cell>
        </table:table-row>
        <table:table-row table:style-name="ro1">
          <table:table-cell office:value-type="string" calcext:value-type="string">
            <text:p>SPÓŁDZIELNIA MIESZKANIOWA "AR - MOCZYDŁO" W WARSZAWIE</text:p>
          </table:table-cell>
          <table:table-cell office:value-type="float" office:value="112158" calcext:value-type="float">
            <text:p>112158</text:p>
          </table:table-cell>
          <table:table-cell office:value-type="float" office:value="5250011119" calcext:value-type="float">
            <text:p>5250011119</text:p>
          </table:table-cell>
          <table:table-cell office:value-type="float" office:value="1014397300000" calcext:value-type="float">
            <text:p>1014397300000</text:p>
          </table:table-cell>
          <table:table-cell office:value-type="string" calcext:value-type="string">
            <text:p>MIELCZARSKIEGO 8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5.2002</text:p>
          </table:table-cell>
          <table:table-cell office:value-type="float" office:value="52.12915905" calcext:value-type="float">
            <text:p>52.12915905</text:p>
          </table:table-cell>
          <table:table-cell office:value-type="float" office:value="21.0616764068687" calcext:value-type="float">
            <text:p>21.0616764068687</text:p>
          </table:table-cell>
        </table:table-row>
        <table:table-row table:style-name="ro1">
          <table:table-cell office:value-type="string" calcext:value-type="string">
            <text:p>SPÓŁDZIELNIA BUDOWLANO-MIESZKANIOWA "FILTROWA"</text:p>
          </table:table-cell>
          <table:table-cell office:value-type="float" office:value="96735" calcext:value-type="float">
            <text:p>96735</text:p>
          </table:table-cell>
          <table:table-cell office:value-type="float" office:value="5250006437" calcext:value-type="float">
            <text:p>5250006437</text:p>
          </table:table-cell>
          <table:table-cell office:value-type="float" office:value="49036900000" calcext:value-type="float">
            <text:p>49036900000</text:p>
          </table:table-cell>
          <table:table-cell office:value-type="string" calcext:value-type="string">
            <text:p>FILTROWA 75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1870335" calcext:value-type="float">
            <text:p>52.21870335</text:p>
          </table:table-cell>
          <table:table-cell office:value-type="float" office:value="20.9889251196421" calcext:value-type="float">
            <text:p>20.9889251196421</text:p>
          </table:table-cell>
        </table:table-row>
        <table:table-row table:style-name="ro1">
          <table:table-cell office:value-type="string" calcext:value-type="string">
            <text:p>SPÓŁDZIELNIA BUDOWLANO-MIESZKANIOWA "MOKOTOWSKA"</text:p>
          </table:table-cell>
          <table:table-cell office:value-type="float" office:value="82211" calcext:value-type="float">
            <text:p>82211</text:p>
          </table:table-cell>
          <table:table-cell office:value-type="float" office:value="5250006549" calcext:value-type="float">
            <text:p>5250006549</text:p>
          </table:table-cell>
          <table:table-cell office:value-type="float" office:value="49088900000" calcext:value-type="float">
            <text:p>49088900000</text:p>
          </table:table-cell>
          <table:table-cell office:value-type="string" calcext:value-type="string">
            <text:p>MOKOTOWSKA 46, 28</text:p>
          </table:table-cell>
          <table:table-cell office:value-type="string" calcext:value-type="string">
            <text:p>00-5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24668" calcext:value-type="float">
            <text:p>52.224668</text:p>
          </table:table-cell>
          <table:table-cell office:value-type="float" office:value="21.0213882" calcext:value-type="float">
            <text:p>21.0213882</text:p>
          </table:table-cell>
        </table:table-row>
        <table:table-row table:style-name="ro1">
          <table:table-cell office:value-type="string" calcext:value-type="string">
            <text:p>SPÓŁDZIELNIA MIESZKANIOWA "NIEDŹWIADEK"</text:p>
          </table:table-cell>
          <table:table-cell office:value-type="float" office:value="109342" calcext:value-type="float">
            <text:p>109342</text:p>
          </table:table-cell>
          <table:table-cell office:value-type="float" office:value="5250012136" calcext:value-type="float">
            <text:p>5250012136</text:p>
          </table:table-cell>
          <table:table-cell office:value-type="float" office:value="49220400000" calcext:value-type="float">
            <text:p>49220400000</text:p>
          </table:table-cell>
          <table:table-cell office:value-type="string" calcext:value-type="string">
            <text:p>1 MAJA 5, 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4.2002</text:p>
          </table:table-cell>
          <table:table-cell office:value-type="float" office:value="52.2457393" calcext:value-type="float">
            <text:p>52.2457393</text:p>
          </table:table-cell>
          <table:table-cell office:value-type="float" office:value="21.2165275683978" calcext:value-type="float">
            <text:p>21.2165275683978</text:p>
          </table:table-cell>
        </table:table-row>
        <table:table-row table:style-name="ro1">
          <table:table-cell office:value-type="string" calcext:value-type="string">
            <text:p>MIĘDZYZAKŁADOWA SPÓŁDZIELNIA MIESZKANIOWA "ENERGETYKA"</text:p>
          </table:table-cell>
          <table:table-cell office:value-type="float" office:value="108125" calcext:value-type="float">
            <text:p>108125</text:p>
          </table:table-cell>
          <table:table-cell office:value-type="float" office:value="5250007069" calcext:value-type="float">
            <text:p>5250007069</text:p>
          </table:table-cell>
          <table:table-cell office:value-type="float" office:value="48979700000" calcext:value-type="float">
            <text:p>48979700000</text:p>
          </table:table-cell>
          <table:table-cell office:value-type="string" calcext:value-type="string">
            <text:p>ZWIERZYNIECKA 8A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2</text:p>
          </table:table-cell>
          <table:table-cell office:value-type="float" office:value="52.2076818" calcext:value-type="float">
            <text:p>52.2076818</text:p>
          </table:table-cell>
          <table:table-cell office:value-type="float" office:value="21.0512779" calcext:value-type="float">
            <text:p>21.0512779</text:p>
          </table:table-cell>
        </table:table-row>
        <table:table-row table:style-name="ro1">
          <table:table-cell office:value-type="string" calcext:value-type="string">
            <text:p>SPÓŁDZIELNIA MIESZKANIOWA "MOTYWACJA"</text:p>
          </table:table-cell>
          <table:table-cell office:value-type="float" office:value="106794" calcext:value-type="float">
            <text:p>106794</text:p>
          </table:table-cell>
          <table:table-cell office:value-type="float" office:value="9511868661" calcext:value-type="float">
            <text:p>9511868661</text:p>
          </table:table-cell>
          <table:table-cell office:value-type="float" office:value="136173400000" calcext:value-type="float">
            <text:p>136173400000</text:p>
          </table:table-cell>
          <table:table-cell office:value-type="string" calcext:value-type="string">
            <text:p>WĄWOZOWA 23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4.2002</text:p>
          </table:table-cell>
          <table:table-cell office:value-type="float" office:value="52.13069655" calcext:value-type="float">
            <text:p>52.13069655</text:p>
          </table:table-cell>
          <table:table-cell office:value-type="float" office:value="21.0625518744591" calcext:value-type="float">
            <text:p>21.0625518744591</text:p>
          </table:table-cell>
        </table:table-row>
        <table:table-row table:style-name="ro1">
          <table:table-cell office:value-type="string" calcext:value-type="string">
            <text:p>SPÓŁDZIELNIA BUDOWLANO-MIESZKANIOWA "STOIZB"</text:p>
          </table:table-cell>
          <table:table-cell office:value-type="float" office:value="107113" calcext:value-type="float">
            <text:p>107113</text:p>
          </table:table-cell>
          <table:table-cell office:value-type="float" office:value="5250012840" calcext:value-type="float">
            <text:p>5250012840</text:p>
          </table:table-cell>
          <table:table-cell office:value-type="float" office:value="49085000000" calcext:value-type="float">
            <text:p>49085000000</text:p>
          </table:table-cell>
          <table:table-cell office:value-type="string" calcext:value-type="string">
            <text:p>UL. MOKOTOWSKA 28, 111</text:p>
          </table:table-cell>
          <table:table-cell office:value-type="string" calcext:value-type="string">
            <text:p>00-5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2</text:p>
          </table:table-cell>
          <table:table-cell office:value-type="float" office:value="52.2224117" calcext:value-type="float">
            <text:p>52.2224117</text:p>
          </table:table-cell>
          <table:table-cell office:value-type="float" office:value="21.0198872" calcext:value-type="float">
            <text:p>21.0198872</text:p>
          </table:table-cell>
        </table:table-row>
        <table:table-row table:style-name="ro1">
          <table:table-cell office:value-type="string" calcext:value-type="string">
            <text:p>SPÓŁDZIELNIA MIESZKANIOWA WŁASNOŚCIOWA "PRZESZŁOŚĆ"</text:p>
          </table:table-cell>
          <table:table-cell office:value-type="float" office:value="106408" calcext:value-type="float">
            <text:p>106408</text:p>
          </table:table-cell>
          <table:table-cell office:value-type="float" office:value="5211782404" calcext:value-type="float">
            <text:p>5211782404</text:p>
          </table:table-cell>
          <table:table-cell office:value-type="float" office:value="98536100000" calcext:value-type="float">
            <text:p>98536100000</text:p>
          </table:table-cell>
          <table:table-cell office:value-type="string" calcext:value-type="string">
            <text:p>WIŚNIOWA 15</text:p>
          </table:table-cell>
          <table:table-cell office:value-type="string" calcext:value-type="string">
            <text:p>02-5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4.2002</text:p>
          </table:table-cell>
          <table:table-cell office:value-type="float" office:value="52.2424003" calcext:value-type="float">
            <text:p>52.2424003</text:p>
          </table:table-cell>
          <table:table-cell office:value-type="float" office:value="21.1976613004664" calcext:value-type="float">
            <text:p>21.1976613004664</text:p>
          </table:table-cell>
        </table:table-row>
        <table:table-row table:style-name="ro1">
          <table:table-cell office:value-type="string" calcext:value-type="string">
            <text:p>SPÓŁDZIELNIA BUDOWLANO - MIESZKANIOWA "RUDA"</text:p>
          </table:table-cell>
          <table:table-cell office:value-type="float" office:value="106260" calcext:value-type="float">
            <text:p>106260</text:p>
          </table:table-cell>
          <table:table-cell office:value-type="float" office:value="5250011898" calcext:value-type="float">
            <text:p>5250011898</text:p>
          </table:table-cell>
          <table:table-cell office:value-type="float" office:value="1212313000000" calcext:value-type="float">
            <text:p>1212313000000</text:p>
          </table:table-cell>
          <table:table-cell office:value-type="string" calcext:value-type="string">
            <text:p>KLAUDYNY 18A</text:p>
          </table:table-cell>
          <table:table-cell office:value-type="string" calcext:value-type="string">
            <text:p>01-6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2</text:p>
          </table:table-cell>
          <table:table-cell office:value-type="float" office:value="52.2812836" calcext:value-type="float">
            <text:p>52.2812836</text:p>
          </table:table-cell>
          <table:table-cell office:value-type="float" office:value="20.9767466" calcext:value-type="float">
            <text:p>20.9767466</text:p>
          </table:table-cell>
        </table:table-row>
        <table:table-row table:style-name="ro1">
          <table:table-cell office:value-type="string" calcext:value-type="string">
            <text:p>SPÓŁDZIELNIA BUDOWLANO - MIESZKANIOWA "ZREW"</text:p>
          </table:table-cell>
          <table:table-cell office:value-type="float" office:value="104183" calcext:value-type="float">
            <text:p>104183</text:p>
          </table:table-cell>
          <table:table-cell office:value-type="float" office:value="1180090429" calcext:value-type="float">
            <text:p>1180090429</text:p>
          </table:table-cell>
          <table:table-cell office:value-type="float" office:value="141289700000" calcext:value-type="float">
            <text:p>141289700000</text:p>
          </table:table-cell>
          <table:table-cell office:value-type="string" calcext:value-type="string">
            <text:p>ZGRUPOWANIA AK "ŻMIJA" 2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4.2002</text:p>
          </table:table-cell>
          <table:table-cell office:value-type="float" office:value="52.2692011" calcext:value-type="float">
            <text:p>52.2692011</text:p>
          </table:table-cell>
          <table:table-cell office:value-type="float" office:value="20.9402133758388" calcext:value-type="float">
            <text:p>20.9402133758388</text:p>
          </table:table-cell>
        </table:table-row>
        <table:table-row table:style-name="ro1">
          <table:table-cell office:value-type="string" calcext:value-type="string">
            <text:p>SPÓŁDZIELNIA BUDOWLANO-MIESZKANIOWA INŻYNIERÓW BYŁEGO MINISTERSTWA KOLEI ŻELAZNYCH W W-WIE</text:p>
          </table:table-cell>
          <table:table-cell office:value-type="float" office:value="102858" calcext:value-type="float">
            <text:p>102858</text:p>
          </table:table-cell>
          <table:table-cell office:value-type="float" office:value="5250007112" calcext:value-type="float">
            <text:p>5250007112</text:p>
          </table:table-cell>
          <table:table-cell office:value-type="float" office:value="49075400000" calcext:value-type="float">
            <text:p>49075400000</text:p>
          </table:table-cell>
          <table:table-cell office:value-type="string" calcext:value-type="string">
            <text:p>MIANOWSKIEGO 15, 30</text:p>
          </table:table-cell>
          <table:table-cell office:value-type="string" calcext:value-type="string">
            <text:p>02-0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4.2002</text:p>
          </table:table-cell>
          <table:table-cell office:value-type="float" office:value="52.2166602" calcext:value-type="float">
            <text:p>52.2166602</text:p>
          </table:table-cell>
          <table:table-cell office:value-type="float" office:value="20.9859478710723" calcext:value-type="float">
            <text:p>20.9859478710723</text:p>
          </table:table-cell>
        </table:table-row>
        <table:table-row table:style-name="ro1">
          <table:table-cell office:value-type="string" calcext:value-type="string">
            <text:p>SPÓŁDZIELNIA MIESZKANIOWA "ANGORSKA"</text:p>
          </table:table-cell>
          <table:table-cell office:value-type="float" office:value="100309" calcext:value-type="float">
            <text:p>100309</text:p>
          </table:table-cell>
          <table:table-cell office:value-type="float" office:value="5250006839" calcext:value-type="float">
            <text:p>5250006839</text:p>
          </table:table-cell>
          <table:table-cell office:value-type="float" office:value="49050100000" calcext:value-type="float">
            <text:p>49050100000</text:p>
          </table:table-cell>
          <table:table-cell office:value-type="string" calcext:value-type="string">
            <text:p>ANGORSKA 5/9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3.2002</text:p>
          </table:table-cell>
          <table:table-cell office:value-type="float" office:value="52.238655" calcext:value-type="float">
            <text:p>52.238655</text:p>
          </table:table-cell>
          <table:table-cell office:value-type="float" office:value="21.0592173" calcext:value-type="float">
            <text:p>21.0592173</text:p>
          </table:table-cell>
        </table:table-row>
        <table:table-row table:style-name="ro1">
          <table:table-cell office:value-type="string" calcext:value-type="string">
            <text:p>SPÓŁDZIELNIA BUDOWLANO-MIESZKANIOWA "SADYBA"</text:p>
          </table:table-cell>
          <table:table-cell office:value-type="float" office:value="99973" calcext:value-type="float">
            <text:p>99973</text:p>
          </table:table-cell>
          <table:table-cell office:value-type="float" office:value="5213051656" calcext:value-type="float">
            <text:p>5213051656</text:p>
          </table:table-cell>
          <table:table-cell office:value-type="float" office:value="49089500000" calcext:value-type="float">
            <text:p>49089500000</text:p>
          </table:table-cell>
          <table:table-cell office:value-type="string" calcext:value-type="string">
            <text:p>POWSIŃSKA 24 C</text:p>
          </table:table-cell>
          <table:table-cell office:value-type="string" calcext:value-type="string">
            <text:p>02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2</text:p>
          </table:table-cell>
          <table:table-cell office:value-type="float" office:value="52.18460955" calcext:value-type="float">
            <text:p>52.18460955</text:p>
          </table:table-cell>
          <table:table-cell office:value-type="float" office:value="21.0674415" calcext:value-type="float">
            <text:p>21.0674415</text:p>
          </table:table-cell>
        </table:table-row>
        <table:table-row table:style-name="ro1">
          <table:table-cell office:value-type="string" calcext:value-type="string">
            <text:p>SPÓŁDZIELNIA MIESZKANIOWA "KOLONIA KASPRZAKA"</text:p>
          </table:table-cell>
          <table:table-cell office:value-type="float" office:value="97338" calcext:value-type="float">
            <text:p>97338</text:p>
          </table:table-cell>
          <table:table-cell office:value-type="float" office:value="5270007121" calcext:value-type="float">
            <text:p>5270007121</text:p>
          </table:table-cell>
          <table:table-cell office:value-type="float" office:value="1053124400000" calcext:value-type="float">
            <text:p>1053124400000</text:p>
          </table:table-cell>
          <table:table-cell office:value-type="string" calcext:value-type="string">
            <text:p>UL. MARCINA KASPRZAKA 7, U16</text:p>
          </table:table-cell>
          <table:table-cell office:value-type="string" calcext:value-type="string">
            <text:p>01-2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2286622" calcext:value-type="float">
            <text:p>52.2286622</text:p>
          </table:table-cell>
          <table:table-cell office:value-type="float" office:value="20.9737089" calcext:value-type="float">
            <text:p>20.9737089</text:p>
          </table:table-cell>
        </table:table-row>
        <table:table-row table:style-name="ro1">
          <table:table-cell office:value-type="string" calcext:value-type="string">
            <text:p>SPÓŁDZIELNIA BUDOWLANO MIESZKANIOWA "OSIEDLE AUTORÓW"</text:p>
          </table:table-cell>
          <table:table-cell office:value-type="float" office:value="96909" calcext:value-type="float">
            <text:p>96909</text:p>
          </table:table-cell>
          <table:table-cell office:value-type="float" office:value="5212962999" calcext:value-type="float">
            <text:p>5212962999</text:p>
          </table:table-cell>
          <table:table-cell office:value-type="float" office:value="49040600000" calcext:value-type="float">
            <text:p>49040600000</text:p>
          </table:table-cell>
          <table:table-cell office:value-type="string" calcext:value-type="string">
            <text:p>FITELBERGA 18</text:p>
          </table:table-cell>
          <table:table-cell office:value-type="string" calcext:value-type="string">
            <text:p>02-6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1900743" calcext:value-type="float">
            <text:p>52.1900743</text:p>
          </table:table-cell>
          <table:table-cell office:value-type="float" office:value="20.9919276514725" calcext:value-type="float">
            <text:p>20.9919276514725</text:p>
          </table:table-cell>
        </table:table-row>
        <table:table-row table:style-name="ro1">
          <table:table-cell office:value-type="string" calcext:value-type="string">
            <text:p>SPÓŁDZIELNIA MIESZKANIOWA "DĘBINA"</text:p>
          </table:table-cell>
          <table:table-cell office:value-type="float" office:value="96502" calcext:value-type="float">
            <text:p>96502</text:p>
          </table:table-cell>
          <table:table-cell office:value-type="float" office:value="5261649541" calcext:value-type="float">
            <text:p>5261649541</text:p>
          </table:table-cell>
          <table:table-cell office:value-type="float" office:value="1079049000000" calcext:value-type="float">
            <text:p>1079049000000</text:p>
          </table:table-cell>
          <table:table-cell office:value-type="string" calcext:value-type="string">
            <text:p>UL. JANA ROSOŁA 40, 7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2</text:p>
          </table:table-cell>
          <table:table-cell office:value-type="float" office:value="52.1414801" calcext:value-type="float">
            <text:p>52.1414801</text:p>
          </table:table-cell>
          <table:table-cell office:value-type="float" office:value="21.0679232912837" calcext:value-type="float">
            <text:p>21.0679232912837</text:p>
          </table:table-cell>
        </table:table-row>
        <table:table-row table:style-name="ro1">
          <table:table-cell office:value-type="string" calcext:value-type="string">
            <text:p>ROBOTNICZA SPÓŁDZIELNIA MIESZKANIOWA "PRAGA"</text:p>
          </table:table-cell>
          <table:table-cell office:value-type="float" office:value="93107" calcext:value-type="float">
            <text:p>93107</text:p>
          </table:table-cell>
          <table:table-cell office:value-type="float" office:value="5250006466" calcext:value-type="float">
            <text:p>5250006466</text:p>
          </table:table-cell>
          <table:table-cell office:value-type="float" office:value="49178800000" calcext:value-type="float">
            <text:p>49178800000</text:p>
          </table:table-cell>
          <table:table-cell office:value-type="string" calcext:value-type="string">
            <text:p>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2.2002</text:p>
          </table:table-cell>
          <table:table-cell office:value-type="float" office:value="52.2580868" calcext:value-type="float">
            <text:p>52.2580868</text:p>
          </table:table-cell>
          <table:table-cell office:value-type="float" office:value="21.0480759" calcext:value-type="float">
            <text:p>21.0480759</text:p>
          </table:table-cell>
        </table:table-row>
        <table:table-row table:style-name="ro1">
          <table:table-cell office:value-type="string" calcext:value-type="string">
            <text:p>SPÓŁDZIELNIA INWESTYCJI MIESZKANIOWYCH "URSYNÓW"</text:p>
          </table:table-cell>
          <table:table-cell office:value-type="float" office:value="92715" calcext:value-type="float">
            <text:p>92715</text:p>
          </table:table-cell>
          <table:table-cell office:value-type="float" office:value="9511910707" calcext:value-type="float">
            <text:p>9511910707</text:p>
          </table:table-cell>
          <table:table-cell office:value-type="float" office:value="1493557600000" calcext:value-type="float">
            <text:p>1493557600000</text:p>
          </table:table-cell>
          <table:table-cell office:value-type="string" calcext:value-type="string">
            <text:p>W.B. 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table:style-name="ce1" office:value-type="float" office:value="52.1616336" calcext:value-type="float">
            <text:p>52.1616336</text:p>
          </table:table-cell>
          <table:table-cell table:style-name="ce2" office:value-type="float" office:value="21.0369979" calcext:value-type="float">
            <text:p>21.0369979</text:p>
          </table:table-cell>
        </table:table-row>
        <table:table-row table:style-name="ro1">
          <table:table-cell office:value-type="string" calcext:value-type="string">
            <text:p>SPÓŁDZIELNIA MIESZKANIOWA WŁASNOŚCIOWA PRZYMIERZE W LIKWIDACJI</text:p>
          </table:table-cell>
          <table:table-cell office:value-type="float" office:value="92686" calcext:value-type="float">
            <text:p>92686</text:p>
          </table:table-cell>
          <table:table-cell office:value-type="float" office:value="1132247206" calcext:value-type="float">
            <text:p>1132247206</text:p>
          </table:table-cell>
          <table:table-cell office:value-type="float" office:value="1628572800000" calcext:value-type="float">
            <text:p>1628572800000</text:p>
          </table:table-cell>
          <table:table-cell office:value-type="string" calcext:value-type="string">
            <text:p>GÓRCZEWSKA 156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office:value-type="float" office:value="52.24228185" calcext:value-type="float">
            <text:p>52.24228185</text:p>
          </table:table-cell>
          <table:table-cell office:value-type="float" office:value="20.9204427561917" calcext:value-type="float">
            <text:p>20.9204427561917</text:p>
          </table:table-cell>
        </table:table-row>
        <table:table-row table:style-name="ro1">
          <table:table-cell office:value-type="string" calcext:value-type="string">
            <text:p>SPÓŁDZIELNIA MIESZKANIOWA "WALICOWO"</text:p>
          </table:table-cell>
          <table:table-cell office:value-type="float" office:value="91326" calcext:value-type="float">
            <text:p>91326</text:p>
          </table:table-cell>
          <table:table-cell office:value-type="float" office:value="5250006696" calcext:value-type="float">
            <text:p>5250006696</text:p>
          </table:table-cell>
          <table:table-cell office:value-type="float" office:value="49147500000" calcext:value-type="float">
            <text:p>49147500000</text:p>
          </table:table-cell>
          <table:table-cell office:value-type="string" calcext:value-type="string">
            <text:p>WALICÓW 19, -</text:p>
          </table:table-cell>
          <table:table-cell office:value-type="string" calcext:value-type="string">
            <text:p>00-8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2.2002</text:p>
          </table:table-cell>
          <table:table-cell office:value-type="float" office:value="52.2361737" calcext:value-type="float">
            <text:p>52.2361737</text:p>
          </table:table-cell>
          <table:table-cell office:value-type="float" office:value="20.9913006" calcext:value-type="float">
            <text:p>20.9913006</text:p>
          </table:table-cell>
        </table:table-row>
        <table:table-row table:style-name="ro1">
          <table:table-cell office:value-type="string" calcext:value-type="string">
            <text:p>SPÓŁDZIELNIA MIESZKANIOWO-BUDOWLANA "IMIELIN"</text:p>
          </table:table-cell>
          <table:table-cell office:value-type="float" office:value="85177" calcext:value-type="float">
            <text:p>85177</text:p>
          </table:table-cell>
          <table:table-cell office:value-type="float" office:value="5250011131" calcext:value-type="float">
            <text:p>5250011131</text:p>
          </table:table-cell>
          <table:table-cell office:value-type="float" office:value="1056910000000" calcext:value-type="float">
            <text:p>1056910000000</text:p>
          </table:table-cell>
          <table:table-cell office:value-type="string" calcext:value-type="string">
            <text:p>MALINOWSKIEGO 5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2.2002</text:p>
          </table:table-cell>
          <table:table-cell office:value-type="float" office:value="52.1512567" calcext:value-type="float">
            <text:p>52.1512567</text:p>
          </table:table-cell>
          <table:table-cell office:value-type="float" office:value="21.0375473290161" calcext:value-type="float">
            <text:p>21.0375473290161</text:p>
          </table:table-cell>
        </table:table-row>
        <table:table-row table:style-name="ro1">
          <table:table-cell office:value-type="string" calcext:value-type="string">
            <text:p>SPÓŁDZIELNIA BUDOWLANO MIESZKANIOWA "WARDOM"</text:p>
          </table:table-cell>
          <table:table-cell office:value-type="float" office:value="87596" calcext:value-type="float">
            <text:p>87596</text:p>
          </table:table-cell>
          <table:table-cell office:value-type="float" office:value="5250009909" calcext:value-type="float">
            <text:p>5250009909</text:p>
          </table:table-cell>
          <table:table-cell office:value-type="float" office:value="87993700000" calcext:value-type="float">
            <text:p>87993700000</text:p>
          </table:table-cell>
          <table:table-cell office:value-type="string" calcext:value-type="string">
            <text:p>KOCHANOWSKIEGO 49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2.2002</text:p>
          </table:table-cell>
          <table:table-cell office:value-type="float" office:value="52.27033255" calcext:value-type="float">
            <text:p>52.27033255</text:p>
          </table:table-cell>
          <table:table-cell office:value-type="float" office:value="20.9372999453671" calcext:value-type="float">
            <text:p>20.9372999453671</text:p>
          </table:table-cell>
        </table:table-row>
        <table:table-row table:style-name="ro1">
          <table:table-cell office:value-type="string" calcext:value-type="string">
            <text:p>SPÓŁDZIELNIA MIESZKANIOWA "RZEMIOSŁO"</text:p>
          </table:table-cell>
          <table:table-cell office:value-type="float" office:value="87027" calcext:value-type="float">
            <text:p>87027</text:p>
          </table:table-cell>
          <table:table-cell office:value-type="float" office:value="5251000224" calcext:value-type="float">
            <text:p>5251000224</text:p>
          </table:table-cell>
          <table:table-cell office:value-type="float" office:value="101496100000" calcext:value-type="float">
            <text:p>101496100000</text:p>
          </table:table-cell>
          <table:table-cell office:value-type="string" calcext:value-type="string">
            <text:p>BIAŁOSTOCKA 24, 116</text:p>
          </table:table-cell>
          <table:table-cell office:value-type="string" calcext:value-type="string">
            <text:p>03-7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1.2002</text:p>
          </table:table-cell>
          <table:table-cell office:value-type="float" office:value="52.2551726" calcext:value-type="float">
            <text:p>52.2551726</text:p>
          </table:table-cell>
          <table:table-cell office:value-type="float" office:value="21.0410122" calcext:value-type="float">
            <text:p>21.0410122</text:p>
          </table:table-cell>
        </table:table-row>
        <table:table-row table:style-name="ro1">
          <table:table-cell office:value-type="string" calcext:value-type="string">
            <text:p>WARSZAWSKA SPÓŁDZIELNIA MIESZKANIOWA</text:p>
          </table:table-cell>
          <table:table-cell office:value-type="float" office:value="74605" calcext:value-type="float">
            <text:p>74605</text:p>
          </table:table-cell>
          <table:table-cell office:value-type="float" office:value="5250006495" calcext:value-type="float">
            <text:p>5250006495</text:p>
          </table:table-cell>
          <table:table-cell office:value-type="float" office:value="48981100000" calcext:value-type="float">
            <text:p>48981100000</text:p>
          </table:table-cell>
          <table:table-cell office:value-type="string" calcext:value-type="string">
            <text:p>UL. ELBLĄSKA 14</text:p>
          </table:table-cell>
          <table:table-cell office:value-type="string" calcext:value-type="string">
            <text:p>01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2</text:p>
          </table:table-cell>
          <table:table-cell office:value-type="float" office:value="52.2661941" calcext:value-type="float">
            <text:p>52.2661941</text:p>
          </table:table-cell>
          <table:table-cell office:value-type="float" office:value="20.9632657411037" calcext:value-type="float">
            <text:p>20.9632657411037</text:p>
          </table:table-cell>
        </table:table-row>
        <table:table-row table:style-name="ro1">
          <table:table-cell office:value-type="string" calcext:value-type="string">
            <text:p>PIERWSZA NAUCZYCIELSKA SPÓŁDZIELNIA BUDOWLANO-MIESZKANIOWA</text:p>
          </table:table-cell>
          <table:table-cell office:value-type="float" office:value="79632" calcext:value-type="float">
            <text:p>79632</text:p>
          </table:table-cell>
          <table:table-cell office:value-type="float" office:value="5250009944" calcext:value-type="float">
            <text:p>5250009944</text:p>
          </table:table-cell>
          <table:table-cell office:value-type="float" office:value="621253600000" calcext:value-type="float">
            <text:p>621253600000</text:p>
          </table:table-cell>
          <table:table-cell office:value-type="string" calcext:value-type="string">
            <text:p>CIESZKOWSKIEGO 1/3</text:p>
          </table:table-cell>
          <table:table-cell office:value-type="string" calcext:value-type="string">
            <text:p>01-6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2</text:p>
          </table:table-cell>
          <table:table-cell office:value-type="float" office:value="52.2704338" calcext:value-type="float">
            <text:p>52.2704338</text:p>
          </table:table-cell>
          <table:table-cell office:value-type="float" office:value="20.9802287" calcext:value-type="float">
            <text:p>20.9802287</text:p>
          </table:table-cell>
        </table:table-row>
        <table:table-row table:style-name="ro1">
          <table:table-cell office:value-type="string" calcext:value-type="string">
            <text:p>SPÓŁDZIELNIA BUDOWLANO-MIESZKANIOWA "DOM PRZY UL. MOCHNACKIEGO 4" W WARSZAWIE</text:p>
          </table:table-cell>
          <table:table-cell office:value-type="float" office:value="83515" calcext:value-type="float">
            <text:p>83515</text:p>
          </table:table-cell>
          <table:table-cell office:value-type="float" office:value="5261658149" calcext:value-type="float">
            <text:p>5261658149</text:p>
          </table:table-cell>
          <table:table-cell office:value-type="float" office:value="49083700000" calcext:value-type="float">
            <text:p>49083700000</text:p>
          </table:table-cell>
          <table:table-cell office:value-type="string" calcext:value-type="string">
            <text:p>MOCHNACKIEGO 4, 93</text:p>
          </table:table-cell>
          <table:table-cell office:value-type="string" calcext:value-type="string">
            <text:p>02-0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1.2002</text:p>
          </table:table-cell>
          <table:table-cell office:value-type="float" office:value="52.2178507" calcext:value-type="float">
            <text:p>52.2178507</text:p>
          </table:table-cell>
          <table:table-cell office:value-type="float" office:value="20.9863172" calcext:value-type="float">
            <text:p>20.9863172</text:p>
          </table:table-cell>
        </table:table-row>
        <table:table-row table:style-name="ro1">
          <table:table-cell office:value-type="string" calcext:value-type="string">
            <text:p>SPÓŁDZIELNIA BUDOWLANO - MIESZKANIOWA "POLITECHNIKA"</text:p>
          </table:table-cell>
          <table:table-cell office:value-type="float" office:value="81435" calcext:value-type="float">
            <text:p>81435</text:p>
          </table:table-cell>
          <table:table-cell office:value-type="float" office:value="5250011220" calcext:value-type="float">
            <text:p>5250011220</text:p>
          </table:table-cell>
          <table:table-cell office:value-type="float" office:value="87945200000" calcext:value-type="float">
            <text:p>87945200000</text:p>
          </table:table-cell>
          <table:table-cell office:value-type="string" calcext:value-type="string">
            <text:p>ETIUDY REWOLUCYJNEJ 48</text:p>
          </table:table-cell>
          <table:table-cell office:value-type="string" calcext:value-type="string">
            <text:p>02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929603" calcext:value-type="float">
            <text:p>52.1929603</text:p>
          </table:table-cell>
          <table:table-cell office:value-type="float" office:value="20.9912166" calcext:value-type="float">
            <text:p>20.9912166</text:p>
          </table:table-cell>
        </table:table-row>
        <table:table-row table:style-name="ro1">
          <table:table-cell office:value-type="string" calcext:value-type="string">
            <text:p>SPÓŁDZIELNIA MIESZKANIOWA " SŁUŻEW NAD DOLINKĄ"</text:p>
          </table:table-cell>
          <table:table-cell office:value-type="float" office:value="79647" calcext:value-type="float">
            <text:p>79647</text:p>
          </table:table-cell>
          <table:table-cell office:value-type="float" office:value="5250011102" calcext:value-type="float">
            <text:p>5250011102</text:p>
          </table:table-cell>
          <table:table-cell office:value-type="float" office:value="1103621600000" calcext:value-type="float">
            <text:p>1103621600000</text:p>
          </table:table-cell>
          <table:table-cell office:value-type="string" calcext:value-type="string">
            <text:p>UL. WOLFGANGA AMADEUSZA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719656" calcext:value-type="float">
            <text:p>52.1719656</text:p>
          </table:table-cell>
          <table:table-cell office:value-type="float" office:value="21.0325944896687" calcext:value-type="float">
            <text:p>21.0325944896687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office:value-type="float" office:value="5250006288" calcext:value-type="float">
            <text:p>5250006288</text:p>
          </table:table-cell>
          <table:table-cell office:value-type="float" office:value="49221000000" calcext:value-type="float">
            <text:p>49221000000</text:p>
          </table:table-cell>
          <table:table-cell office:value-type="string" calcext:value-type="string">
            <text:p>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2</text:p>
          </table:table-cell>
          <table:table-cell office:value-type="float" office:value="52.1900062" calcext:value-type="float">
            <text:p>52.1900062</text:p>
          </table:table-cell>
          <table:table-cell office:value-type="float" office:value="20.8887382" calcext:value-type="float">
            <text:p>20.8887382</text:p>
          </table:table-cell>
        </table:table-row>
        <table:table-row table:style-name="ro1">
          <table:table-cell office:value-type="string" calcext:value-type="string">
            <text:p>SPÓŁDZIELNIA MIESZKANIOWO - BUDOWLANA "JARY"</text:p>
          </table:table-cell>
          <table:table-cell office:value-type="float" office:value="79817" calcext:value-type="float">
            <text:p>79817</text:p>
          </table:table-cell>
          <table:table-cell office:value-type="float" office:value="5250011705" calcext:value-type="float">
            <text:p>5250011705</text:p>
          </table:table-cell>
          <table:table-cell office:value-type="float" office:value="1103719600000" calcext:value-type="float">
            <text:p>1103719600000</text:p>
          </table:table-cell>
          <table:table-cell office:value-type="string" calcext:value-type="string">
            <text:p>SUROWIECKIEGO 1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1.2002</text:p>
          </table:table-cell>
          <table:table-cell office:value-type="float" office:value="52.1580228" calcext:value-type="float">
            <text:p>52.1580228</text:p>
          </table:table-cell>
          <table:table-cell office:value-type="float" office:value="21.0202219" calcext:value-type="float">
            <text:p>21.0202219</text:p>
          </table:table-cell>
        </table:table-row>
        <table:table-row table:style-name="ro1">
          <table:table-cell office:value-type="string" calcext:value-type="string">
            <text:p>SPÓŁDZIELNIA MIESZKANIOWA "BRÓDNO"</text:p>
          </table:table-cell>
          <table:table-cell office:value-type="float" office:value="78357" calcext:value-type="float">
            <text:p>78357</text:p>
          </table:table-cell>
          <table:table-cell office:value-type="float" office:value="5250006704" calcext:value-type="float">
            <text:p>5250006704</text:p>
          </table:table-cell>
          <table:table-cell office:value-type="float" office:value="77934800000" calcext:value-type="float">
            <text:p>77934800000</text:p>
          </table:table-cell>
          <table:table-cell office:value-type="string" calcext:value-type="string">
            <text:p>KRASNOBRODZKA 11</text:p>
          </table:table-cell>
          <table:table-cell office:value-type="string" calcext:value-type="string">
            <text:p>03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3000175" calcext:value-type="float">
            <text:p>52.3000175</text:p>
          </table:table-cell>
          <table:table-cell office:value-type="float" office:value="21.043554" calcext:value-type="float">
            <text:p>21.043554</text:p>
          </table:table-cell>
        </table:table-row>
        <table:table-row table:style-name="ro1">
          <table:table-cell office:value-type="string" calcext:value-type="string">
            <text:p>SPÓŁDZIELNIA BUDOWLANO-MIESZKANIOWA "DEMBUD"</text:p>
          </table:table-cell>
          <table:table-cell office:value-type="float" office:value="78123" calcext:value-type="float">
            <text:p>78123</text:p>
          </table:table-cell>
          <table:table-cell office:value-type="float" office:value="5271045939" calcext:value-type="float">
            <text:p>5271045939</text:p>
          </table:table-cell>
          <table:table-cell office:value-type="float" office:value="138444500000" calcext:value-type="float">
            <text:p>138444500000</text:p>
          </table:table-cell>
          <table:table-cell office:value-type="string" calcext:value-type="string">
            <text:p>ŻELAZNA 41, 9</text:p>
          </table:table-cell>
          <table:table-cell office:value-type="string" calcext:value-type="string">
            <text:p>00-8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2303606" calcext:value-type="float">
            <text:p>52.2303606</text:p>
          </table:table-cell>
          <table:table-cell office:value-type="float" office:value="20.9931963" calcext:value-type="float">
            <text:p>20.9931963</text:p>
          </table:table-cell>
        </table:table-row>
        <table:table-row table:style-name="ro1">
          <table:table-cell office:value-type="string" calcext:value-type="string">
            <text:p>SPÓŁDZIELNIA MIESZKANIOWA "MAŁE KABATY"</text:p>
          </table:table-cell>
          <table:table-cell office:value-type="float" office:value="77941" calcext:value-type="float">
            <text:p>77941</text:p>
          </table:table-cell>
          <table:table-cell office:value-type="float" office:value="5261878454" calcext:value-type="float">
            <text:p>5261878454</text:p>
          </table:table-cell>
          <table:table-cell office:value-type="float" office:value="1242066100000" calcext:value-type="float">
            <text:p>1242066100000</text:p>
          </table:table-cell>
          <table:table-cell office:value-type="string" calcext:value-type="string">
            <text:p>STRYJEŃSKICH 10, 123 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1338826" calcext:value-type="float">
            <text:p>52.1338826</text:p>
          </table:table-cell>
          <table:table-cell office:value-type="float" office:value="21.0546517" calcext:value-type="float">
            <text:p>21.0546517</text:p>
          </table:table-cell>
        </table:table-row>
        <table:table-row table:style-name="ro1">
          <table:table-cell office:value-type="string" calcext:value-type="string">
            <text:p>SPÓŁDZIELNIA BUDOWNICTWA MIESZKANIOWEGO "POŁUDNIOWA"</text:p>
          </table:table-cell>
          <table:table-cell office:value-type="float" office:value="76785" calcext:value-type="float">
            <text:p>76785</text:p>
          </table:table-cell>
          <table:table-cell office:value-type="float" office:value="1131920931" calcext:value-type="float">
            <text:p>1131920931</text:p>
          </table:table-cell>
          <table:table-cell office:value-type="float" office:value="1218319000000" calcext:value-type="float">
            <text:p>1218319000000</text:p>
          </table:table-cell>
          <table:table-cell office:value-type="string" calcext:value-type="string">
            <text:p>WĄWOZOWA 20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1.2002</text:p>
          </table:table-cell>
          <table:table-cell office:value-type="float" office:value="52.13158635" calcext:value-type="float">
            <text:p>52.13158635</text:p>
          </table:table-cell>
          <table:table-cell office:value-type="float" office:value="21.0630191177448" calcext:value-type="float">
            <text:p>21.0630191177448</text:p>
          </table:table-cell>
        </table:table-row>
        <table:table-row table:style-name="ro1">
          <table:table-cell office:value-type="string" calcext:value-type="string">
            <text:p>SPÓŁDZIELNIA BUDOWLANO - MIESZKANIOWA "KLUB DWUSTU"</text:p>
          </table:table-cell>
          <table:table-cell office:value-type="float" office:value="75678" calcext:value-type="float">
            <text:p>75678</text:p>
          </table:table-cell>
          <table:table-cell office:value-type="float" office:value="5250012142" calcext:value-type="float">
            <text:p>5250012142</text:p>
          </table:table-cell>
          <table:table-cell office:value-type="float" office:value="621536800000" calcext:value-type="float">
            <text:p>621536800000</text:p>
          </table:table-cell>
          <table:table-cell office:value-type="string" calcext:value-type="string">
            <text:p>EKOLOGICZNA 22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13069385" calcext:value-type="float">
            <text:p>52.13069385</text:p>
          </table:table-cell>
          <table:table-cell office:value-type="float" office:value="21.0572953369328" calcext:value-type="float">
            <text:p>21.0572953369328</text:p>
          </table:table-cell>
        </table:table-row>
        <table:table-row table:style-name="ro1">
          <table:table-cell office:value-type="string" calcext:value-type="string">
            <text:p>SPÓŁDZIELNIA MIESZKANIOWA "CENTRUM-WOLA"</text:p>
          </table:table-cell>
          <table:table-cell office:value-type="float" office:value="74655" calcext:value-type="float">
            <text:p>74655</text:p>
          </table:table-cell>
          <table:table-cell office:value-type="float" office:value="5250011496" calcext:value-type="float">
            <text:p>5250011496</text:p>
          </table:table-cell>
          <table:table-cell office:value-type="float" office:value="1155283400000" calcext:value-type="float">
            <text:p>1155283400000</text:p>
          </table:table-cell>
          <table:table-cell office:value-type="string" calcext:value-type="string">
            <text:p>SIEDMIOGRODZKA 11</text:p>
          </table:table-cell>
          <table:table-cell office:value-type="string" calcext:value-type="string">
            <text:p>01-2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2308938" calcext:value-type="float">
            <text:p>52.2308938</text:p>
          </table:table-cell>
          <table:table-cell office:value-type="float" office:value="20.9678925940196" calcext:value-type="float">
            <text:p>20.9678925940196</text:p>
          </table:table-cell>
        </table:table-row>
        <table:table-row table:style-name="ro1">
          <table:table-cell office:value-type="string" calcext:value-type="string">
            <text:p>SPÓŁDZIELNIA MIESZKANIOWA "WYŻYNY"</text:p>
          </table:table-cell>
          <table:table-cell office:value-type="float" office:value="74918" calcext:value-type="float">
            <text:p>74918</text:p>
          </table:table-cell>
          <table:table-cell office:value-type="float" office:value="9510024814" calcext:value-type="float">
            <text:p>9510024814</text:p>
          </table:table-cell>
          <table:table-cell office:value-type="float" office:value="1047579300000" calcext:value-type="float">
            <text:p>1047579300000</text:p>
          </table:table-cell>
          <table:table-cell office:value-type="string" calcext:value-type="string">
            <text:p>ST. KAZURY 5</text:p>
          </table:table-cell>
          <table:table-cell office:value-type="string" calcext:value-type="string">
            <text:p>02-7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table:style-name="ce1" office:value-type="float" office:value="52.1392835" calcext:value-type="float">
            <text:p>52.1392835</text:p>
          </table:table-cell>
          <table:table-cell table:style-name="ce2" office:value-type="float" office:value="21.0452359674313" calcext:value-type="float">
            <text:p>21.0452359674313</text:p>
          </table:table-cell>
        </table:table-row>
        <table:table-row table:style-name="ro1">
          <table:table-cell office:value-type="string" calcext:value-type="string">
            <text:p>SPÓŁDZIELNIA MIESZKANIOWA - WŁASNOŚCIOWA "JEDNOŚĆ"</text:p>
          </table:table-cell>
          <table:table-cell office:value-type="float" office:value="73542" calcext:value-type="float">
            <text:p>73542</text:p>
          </table:table-cell>
          <table:table-cell office:value-type="float" office:value="9521125418" calcext:value-type="float">
            <text:p>9521125418</text:p>
          </table:table-cell>
          <table:table-cell office:value-type="float" office:value="136243200000" calcext:value-type="float">
            <text:p>136243200000</text:p>
          </table:table-cell>
          <table:table-cell office:value-type="string" calcext:value-type="string">
            <text:p>BISKUPIA 48</text:p>
          </table:table-cell>
          <table:table-cell office:value-type="string" calcext:value-type="string">
            <text:p>04-2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413005" calcext:value-type="float">
            <text:p>52.2413005</text:p>
          </table:table-cell>
          <table:table-cell office:value-type="float" office:value="21.1218556" calcext:value-type="float">
            <text:p>21.1218556</text:p>
          </table:table-cell>
        </table:table-row>
        <table:table-row table:style-name="ro1">
          <table:table-cell office:value-type="string" calcext:value-type="string">
            <text:p>SPÓŁDZIELNIA BUDOWLANO - MIESZKANIOWA "OSIEDLE NA SKARPIE"</text:p>
          </table:table-cell>
          <table:table-cell office:value-type="float" office:value="73485" calcext:value-type="float">
            <text:p>73485</text:p>
          </table:table-cell>
          <table:table-cell office:value-type="float" office:value="5212405709" calcext:value-type="float">
            <text:p>5212405709</text:p>
          </table:table-cell>
          <table:table-cell office:value-type="float" office:value="49006200000" calcext:value-type="float">
            <text:p>49006200000</text:p>
          </table:table-cell>
          <table:table-cell office:value-type="string" calcext:value-type="string">
            <text:p>BELGIJSKA 3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0276125" calcext:value-type="float">
            <text:p>52.20276125</text:p>
          </table:table-cell>
          <table:table-cell office:value-type="float" office:value="21.0263052743023" calcext:value-type="float">
            <text:p>21.0263052743023</text:p>
          </table:table-cell>
        </table:table-row>
        <table:table-row table:style-name="ro1">
          <table:table-cell office:value-type="string" calcext:value-type="string">
            <text:p>SPÓŁDZIELNIA MIESZKANIOWA "SZWOLEŻERÓW"</text:p>
          </table:table-cell>
          <table:table-cell office:value-type="float" office:value="73064" calcext:value-type="float">
            <text:p>73064</text:p>
          </table:table-cell>
          <table:table-cell office:value-type="float" office:value="5250011869" calcext:value-type="float">
            <text:p>5250011869</text:p>
          </table:table-cell>
          <table:table-cell office:value-type="float" office:value="1150384700000" calcext:value-type="float">
            <text:p>1150384700000</text:p>
          </table:table-cell>
          <table:table-cell office:value-type="string" calcext:value-type="string">
            <text:p>DRAGONÓW 8</text:p>
          </table:table-cell>
          <table:table-cell office:value-type="string" calcext:value-type="string">
            <text:p>00-4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1826045" calcext:value-type="float">
            <text:p>52.21826045</text:p>
          </table:table-cell>
          <table:table-cell office:value-type="float" office:value="21.0430909485003" calcext:value-type="float">
            <text:p>21.0430909485003</text:p>
          </table:table-cell>
        </table:table-row>
        <table:table-row table:style-name="ro1">
          <table:table-cell office:value-type="string" calcext:value-type="string">
            <text:p>MAŁA SPÓŁDZIELNIA MIESZKANIOWA "SAMI"</text:p>
          </table:table-cell>
          <table:table-cell office:value-type="float" office:value="71899" calcext:value-type="float">
            <text:p>71899</text:p>
          </table:table-cell>
          <table:table-cell office:value-type="float" office:value="9511871290" calcext:value-type="float">
            <text:p>9511871290</text:p>
          </table:table-cell>
          <table:table-cell office:value-type="float" office:value="1060119200000" calcext:value-type="float">
            <text:p>1060119200000</text:p>
          </table:table-cell>
          <table:table-cell office:value-type="string" calcext:value-type="string">
            <text:p>EKOLOGICZNA 4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1298698" calcext:value-type="float">
            <text:p>52.1298698</text:p>
          </table:table-cell>
          <table:table-cell office:value-type="float" office:value="21.0624921" calcext:value-type="float">
            <text:p>21.0624921</text:p>
          </table:table-cell>
        </table:table-row>
        <table:table-row table:style-name="ro1">
          <table:table-cell office:value-type="string" calcext:value-type="string">
            <text:p>SPÓŁDZIELNIA MIESZKANIOWA "JELONKI"</text:p>
          </table:table-cell>
          <table:table-cell office:value-type="float" office:value="69548" calcext:value-type="float">
            <text:p>69548</text:p>
          </table:table-cell>
          <table:table-cell office:value-type="float" office:value="5250009950" calcext:value-type="float">
            <text:p>5250009950</text:p>
          </table:table-cell>
          <table:table-cell office:value-type="float" office:value="1104937700000" calcext:value-type="float">
            <text:p>1104937700000</text:p>
          </table:table-cell>
          <table:table-cell office:value-type="string" calcext:value-type="string">
            <text:p>UL. POWSTAŃCÓW ŚLĄSKICH 4A</text:p>
          </table:table-cell>
          <table:table-cell office:value-type="string" calcext:value-type="string">
            <text:p>01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2234121" calcext:value-type="float">
            <text:p>52.2234121</text:p>
          </table:table-cell>
          <table:table-cell office:value-type="float" office:value="20.9184815" calcext:value-type="float">
            <text:p>20.9184815</text:p>
          </table:table-cell>
        </table:table-row>
        <table:table-row table:style-name="ro1">
          <table:table-cell office:value-type="string" calcext:value-type="string">
            <text:p>SPÓŁDZIELNIA BUDOWLANO-MIESZKANIOWA "ATEŃSKA"</text:p>
          </table:table-cell>
          <table:table-cell office:value-type="float" office:value="69923" calcext:value-type="float">
            <text:p>69923</text:p>
          </table:table-cell>
          <table:table-cell office:value-type="float" office:value="1132165537" calcext:value-type="float">
            <text:p>1132165537</text:p>
          </table:table-cell>
          <table:table-cell office:value-type="float" office:value="1607245800000" calcext:value-type="float">
            <text:p>1607245800000</text:p>
          </table:table-cell>
          <table:table-cell office:value-type="string" calcext:value-type="string">
            <text:p>ARABSKA 9</text:p>
          </table:table-cell>
          <table:table-cell office:value-type="string" calcext:value-type="string">
            <text:p>03-9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12.2001</text:p>
          </table:table-cell>
          <table:table-cell office:value-type="float" office:value="52.2223466" calcext:value-type="float">
            <text:p>52.2223466</text:p>
          </table:table-cell>
          <table:table-cell office:value-type="float" office:value="21.070612174822" calcext:value-type="float">
            <text:p>21.070612174822</text:p>
          </table:table-cell>
        </table:table-row>
        <table:table-row table:style-name="ro1">
          <table:table-cell office:value-type="string" calcext:value-type="string">
            <text:p>SPÓŁDZIELNIA MIESZKANIOWA "WILANÓW"</text:p>
          </table:table-cell>
          <table:table-cell office:value-type="float" office:value="69636" calcext:value-type="float">
            <text:p>69636</text:p>
          </table:table-cell>
          <table:table-cell office:value-type="float" office:value="5211122978" calcext:value-type="float">
            <text:p>5211122978</text:p>
          </table:table-cell>
          <table:table-cell office:value-type="float" office:value="137121800000" calcext:value-type="float">
            <text:p>137121800000</text:p>
          </table:table-cell>
          <table:table-cell office:value-type="string" calcext:value-type="string">
            <text:p>DEMBEGO 14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1</text:p>
          </table:table-cell>
          <table:table-cell office:value-type="float" office:value="52.1316286" calcext:value-type="float">
            <text:p>52.1316286</text:p>
          </table:table-cell>
          <table:table-cell office:value-type="float" office:value="21.0742017951556" calcext:value-type="float">
            <text:p>21.0742017951556</text:p>
          </table:table-cell>
        </table:table-row>
        <table:table-row table:style-name="ro1">
          <table:table-cell office:value-type="string" calcext:value-type="string">
            <text:p>SPÓŁDZIELNIA BUDOWLANO MIESZKANIOWA "PRZY ULICY DOBROWOJA"</text:p>
          </table:table-cell>
          <table:table-cell office:value-type="float" office:value="65904" calcext:value-type="float">
            <text:p>65904</text:p>
          </table:table-cell>
          <table:table-cell office:value-type="float" office:value="1131949403" calcext:value-type="float">
            <text:p>1131949403</text:p>
          </table:table-cell>
          <table:table-cell office:value-type="float" office:value="49024000000" calcext:value-type="float">
            <text:p>49024000000</text:p>
          </table:table-cell>
          <table:table-cell office:value-type="string" calcext:value-type="string">
            <text:p>DOBROWOJA 12</text:p>
          </table:table-cell>
          <table:table-cell office:value-type="string" calcext:value-type="string">
            <text:p>04-0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93455" calcext:value-type="float">
            <text:p>52.24493455</text:p>
          </table:table-cell>
          <table:table-cell office:value-type="float" office:value="21.0795089462183" calcext:value-type="float">
            <text:p>21.0795089462183</text:p>
          </table:table-cell>
        </table:table-row>
        <table:table-row table:style-name="ro1">
          <table:table-cell office:value-type="string" calcext:value-type="string">
            <text:p>SPÓŁDZIELNIA BUDOWLANO MIESZKANIOWA "NASZA CHATA"</text:p>
          </table:table-cell>
          <table:table-cell office:value-type="float" office:value="61423" calcext:value-type="float">
            <text:p>61423</text:p>
          </table:table-cell>
          <table:table-cell office:value-type="float" office:value="5250006650" calcext:value-type="float">
            <text:p>5250006650</text:p>
          </table:table-cell>
          <table:table-cell office:value-type="float" office:value="89269400000" calcext:value-type="float">
            <text:p>89269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</table:table-row>
        <table:table-row table:style-name="ro1">
          <table:table-cell office:value-type="string" calcext:value-type="string">
            <text:p>"IKAR"SPÓŁDZIELNIA MIESZKANIOWA PRACOWNIKÓW SGGW W WARSZAWIE</text:p>
          </table:table-cell>
          <table:table-cell office:value-type="float" office:value="66718" calcext:value-type="float">
            <text:p>66718</text:p>
          </table:table-cell>
          <table:table-cell office:value-type="float" office:value="9511594347" calcext:value-type="float">
            <text:p>9511594347</text:p>
          </table:table-cell>
          <table:table-cell office:value-type="float" office:value="1186455100000" calcext:value-type="float">
            <text:p>1186455100000</text:p>
          </table:table-cell>
          <table:table-cell office:value-type="string" calcext:value-type="string">
            <text:p>PILECKIEGO 107, ADM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1.2001</text:p>
          </table:table-cell>
          <table:table-cell office:value-type="float" office:value="52.14237535" calcext:value-type="float">
            <text:p>52.14237535</text:p>
          </table:table-cell>
          <table:table-cell office:value-type="float" office:value="21.037815834892" calcext:value-type="float">
            <text:p>21.037815834892</text:p>
          </table:table-cell>
        </table:table-row>
        <table:table-row table:style-name="ro1">
          <table:table-cell office:value-type="string" calcext:value-type="string">
            <text:p>SPÓŁDZIELNIA MIESZKANIOWA "SZAŁAS"</text:p>
          </table:table-cell>
          <table:table-cell office:value-type="float" office:value="62441" calcext:value-type="float">
            <text:p>62441</text:p>
          </table:table-cell>
          <table:table-cell office:value-type="float" office:value="5221894760" calcext:value-type="float">
            <text:p>5221894760</text:p>
          </table:table-cell>
          <table:table-cell office:value-type="float" office:value="140328900000" calcext:value-type="float">
            <text:p>140328900000</text:p>
          </table:table-cell>
          <table:table-cell office:value-type="string" calcext:value-type="string">
            <text:p>CZERWONA DROGA 5, 3 A</text:p>
          </table:table-cell>
          <table:table-cell office:value-type="string" calcext:value-type="string">
            <text:p>02-4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1.2001</text:p>
          </table:table-cell>
          <table:table-cell office:value-type="float" office:value="52.2008498" calcext:value-type="float">
            <text:p>52.2008498</text:p>
          </table:table-cell>
          <table:table-cell office:value-type="float" office:value="20.8709317577486" calcext:value-type="float">
            <text:p>20.8709317577486</text:p>
          </table:table-cell>
        </table:table-row>
        <table:table-row table:style-name="ro1">
          <table:table-cell office:value-type="string" calcext:value-type="string">
            <text:p>PRACOWNICZA SPÓŁDZIELNIA MIESZKANIOWA "IDEALNE MIESZKANIE"</text:p>
          </table:table-cell>
          <table:table-cell office:value-type="float" office:value="63561" calcext:value-type="float">
            <text:p>63561</text:p>
          </table:table-cell>
          <table:table-cell office:value-type="float" office:value="5250009921" calcext:value-type="float">
            <text:p>5250009921</text:p>
          </table:table-cell>
          <table:table-cell office:value-type="float" office:value="87868800000" calcext:value-type="float">
            <text:p>87868800000</text:p>
          </table:table-cell>
          <table:table-cell office:value-type="string" calcext:value-type="string">
            <text:p>POLNEJ RÓŻY 6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12850095" calcext:value-type="float">
            <text:p>52.12850095</text:p>
          </table:table-cell>
          <table:table-cell office:value-type="float" office:value="21.063748868194" calcext:value-type="float">
            <text:p>21.063748868194</text:p>
          </table:table-cell>
        </table:table-row>
        <table:table-row table:style-name="ro1">
          <table:table-cell office:value-type="string" calcext:value-type="string">
            <text:p>SPÓŁDZIELNIA BUDOWLANO-MIESZKANIOWA PRACOWNIKÓW KOMUNIKACJI</text:p>
          </table:table-cell>
          <table:table-cell office:value-type="float" office:value="59564" calcext:value-type="float">
            <text:p>59564</text:p>
          </table:table-cell>
          <table:table-cell office:value-type="float" office:value="5250006621" calcext:value-type="float">
            <text:p>5250006621</text:p>
          </table:table-cell>
          <table:table-cell office:value-type="float" office:value="49146900000" calcext:value-type="float">
            <text:p>49146900000</text:p>
          </table:table-cell>
          <table:table-cell office:value-type="string" calcext:value-type="string">
            <text:p>UNIWERSYTECKA 1</text:p>
          </table:table-cell>
          <table:table-cell office:value-type="string" calcext:value-type="string">
            <text:p>02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2168302" calcext:value-type="float">
            <text:p>52.2168302</text:p>
          </table:table-cell>
          <table:table-cell office:value-type="float" office:value="20.9872096" calcext:value-type="float">
            <text:p>20.9872096</text:p>
          </table:table-cell>
        </table:table-row>
        <table:table-row table:style-name="ro1">
          <table:table-cell office:value-type="string" calcext:value-type="string">
            <text:p>SPÓŁDZIELNIA MIESZKANIOWA "BUDOWISKO"</text:p>
          </table:table-cell>
          <table:table-cell office:value-type="float" office:value="63956" calcext:value-type="float">
            <text:p>63956</text:p>
          </table:table-cell>
          <table:table-cell office:value-type="float" office:value="5220211150" calcext:value-type="float">
            <text:p>5220211150</text:p>
          </table:table-cell>
          <table:table-cell office:value-type="float" office:value="49064200000" calcext:value-type="float">
            <text:p>49064200000</text:p>
          </table:table-cell>
          <table:table-cell office:value-type="string" calcext:value-type="string">
            <text:p>KALISKA 17</text:p>
          </table:table-cell>
          <table:table-cell office:value-type="string" calcext:value-type="string">
            <text:p>02-3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1.2001</text:p>
          </table:table-cell>
          <table:table-cell office:value-type="float" office:value="52.2206907" calcext:value-type="float">
            <text:p>52.2206907</text:p>
          </table:table-cell>
          <table:table-cell office:value-type="float" office:value="20.9806832" calcext:value-type="float">
            <text:p>20.9806832</text:p>
          </table:table-cell>
        </table:table-row>
        <table:table-row table:style-name="ro1">
          <table:table-cell office:value-type="string" calcext:value-type="string">
            <text:p>SPÓŁDZIELNIA BUDOWLANO-MIESZKANIOWA "TARGOWA"</text:p>
          </table:table-cell>
          <table:table-cell office:value-type="float" office:value="57287" calcext:value-type="float">
            <text:p>57287</text:p>
          </table:table-cell>
          <table:table-cell office:value-type="float" office:value="5250010628" calcext:value-type="float">
            <text:p>5250010628</text:p>
          </table:table-cell>
          <table:table-cell office:value-type="float" office:value="623284600000" calcext:value-type="float">
            <text:p>623284600000</text:p>
          </table:table-cell>
          <table:table-cell office:value-type="string" calcext:value-type="string">
            <text:p>TARGOWA 26/30</text:p>
          </table:table-cell>
          <table:table-cell office:value-type="string" calcext:value-type="string">
            <text:p>03-7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1</text:p>
          </table:table-cell>
          <table:table-cell office:value-type="float" office:value="52.2504179" calcext:value-type="float">
            <text:p>52.2504179</text:p>
          </table:table-cell>
          <table:table-cell office:value-type="float" office:value="21.0428071705618" calcext:value-type="float">
            <text:p>21.0428071705618</text:p>
          </table:table-cell>
        </table:table-row>
        <table:table-row table:style-name="ro1">
          <table:table-cell office:value-type="string" calcext:value-type="string">
            <text:p>SPÓŁDZIELNIA MIESZKANIOWA " ASTER - BUD"</text:p>
          </table:table-cell>
          <table:table-cell office:value-type="float" office:value="51619" calcext:value-type="float">
            <text:p>51619</text:p>
          </table:table-cell>
          <table:table-cell office:value-type="float" office:value="5251000193" calcext:value-type="float">
            <text:p>5251000193</text:p>
          </table:table-cell>
          <table:table-cell office:value-type="float" office:value="1077573300000" calcext:value-type="float">
            <text:p>1077573300000</text:p>
          </table:table-cell>
          <table:table-cell office:value-type="string" calcext:value-type="string">
            <text:p>GÓRCZEWSKA 208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1.2001</text:p>
          </table:table-cell>
          <table:table-cell office:value-type="float" office:value="52.23950545" calcext:value-type="float">
            <text:p>52.23950545</text:p>
          </table:table-cell>
          <table:table-cell office:value-type="float" office:value="20.9102096265756" calcext:value-type="float">
            <text:p>20.9102096265756</text:p>
          </table:table-cell>
        </table:table-row>
        <table:table-row table:style-name="ro1">
          <table:table-cell office:value-type="string" calcext:value-type="string">
            <text:p>SPÓŁDZIELNIA BUDOWLANO-MIESZKANIOWA "NOWY ŚWIAT"</text:p>
          </table:table-cell>
          <table:table-cell office:value-type="float" office:value="60947" calcext:value-type="float">
            <text:p>60947</text:p>
          </table:table-cell>
          <table:table-cell office:value-type="float" office:value="5250012604" calcext:value-type="float">
            <text:p>5250012604</text:p>
          </table:table-cell>
          <table:table-cell office:value-type="float" office:value="49095500000" calcext:value-type="float">
            <text:p>49095500000</text:p>
          </table:table-cell>
          <table:table-cell office:value-type="string" calcext:value-type="string">
            <text:p>NOWY ŚWIAT 30, 13</text:p>
          </table:table-cell>
          <table:table-cell office:value-type="string" calcext:value-type="string">
            <text:p>00-3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332604" calcext:value-type="float">
            <text:p>52.2332604</text:p>
          </table:table-cell>
          <table:table-cell office:value-type="float" office:value="21.0196814" calcext:value-type="float">
            <text:p>21.0196814</text:p>
          </table:table-cell>
        </table:table-row>
        <table:table-row table:style-name="ro1">
          <table:table-cell office:value-type="string" calcext:value-type="string">
            <text:p>SPÓŁDZIELNIA BUDOWNICTWA MIESZKANIOWEGO "PERSPEKTYWA" W WARSZAWIE</text:p>
          </table:table-cell>
          <table:table-cell office:value-type="float" office:value="60686" calcext:value-type="float">
            <text:p>60686</text:p>
          </table:table-cell>
          <table:table-cell office:value-type="float" office:value="5261057711" calcext:value-type="float">
            <text:p>5261057711</text:p>
          </table:table-cell>
          <table:table-cell office:value-type="float" office:value="103786700000" calcext:value-type="float">
            <text:p>103786700000</text:p>
          </table:table-cell>
          <table:table-cell office:value-type="string" calcext:value-type="string">
            <text:p>OKRZEI 34</text:p>
          </table:table-cell>
          <table:table-cell office:value-type="string" calcext:value-type="string">
            <text:p>03-7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517069" calcext:value-type="float">
            <text:p>52.2517069</text:p>
          </table:table-cell>
          <table:table-cell office:value-type="float" office:value="21.0368165136293" calcext:value-type="float">
            <text:p>21.0368165136293</text:p>
          </table:table-cell>
        </table:table-row>
        <table:table-row table:style-name="ro1">
          <table:table-cell office:value-type="string" calcext:value-type="string">
            <text:p>SPÓŁDZIELNIA BUDOWLANO MIESZKANIOWA "TWÓJ DOM"</text:p>
          </table:table-cell>
          <table:table-cell office:value-type="float" office:value="61605" calcext:value-type="float">
            <text:p>61605</text:p>
          </table:table-cell>
          <table:table-cell office:value-type="float" office:value="5251000767" calcext:value-type="float">
            <text:p>5251000767</text:p>
          </table:table-cell>
          <table:table-cell office:value-type="float" office:value="1045574400000" calcext:value-type="float">
            <text:p>1045574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</table:table-row>
        <table:table-row table:style-name="ro1">
          <table:table-cell office:value-type="string" calcext:value-type="string">
            <text:p>SPÓŁDZIELNIA BUDOWLANO-MIESZKANIOWA "SKARPA"</text:p>
          </table:table-cell>
          <table:table-cell office:value-type="float" office:value="61337" calcext:value-type="float">
            <text:p>61337</text:p>
          </table:table-cell>
          <table:table-cell office:value-type="float" office:value="5250012685" calcext:value-type="float">
            <text:p>5250012685</text:p>
          </table:table-cell>
          <table:table-cell office:value-type="float" office:value="1251617700000" calcext:value-type="float">
            <text:p>1251617700000</text:p>
          </table:table-cell>
          <table:table-cell office:value-type="string" calcext:value-type="string">
            <text:p>SMOLNA 8, 142</text:p>
          </table:table-cell>
          <table:table-cell office:value-type="string" calcext:value-type="string">
            <text:p>00-3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337183" calcext:value-type="float">
            <text:p>52.2337183</text:p>
          </table:table-cell>
          <table:table-cell office:value-type="float" office:value="21.0252310331694" calcext:value-type="float">
            <text:p>21.0252310331694</text:p>
          </table:table-cell>
        </table:table-row>
        <table:table-row table:style-name="ro1">
          <table:table-cell office:value-type="string" calcext:value-type="string">
            <text:p>SPÓŁDZIELNIA MIESZKANIOWA "OSIEDLE ARTYSTÓW PLASTYKÓW"</text:p>
          </table:table-cell>
          <table:table-cell office:value-type="float" office:value="60624" calcext:value-type="float">
            <text:p>60624</text:p>
          </table:table-cell>
          <table:table-cell office:value-type="float" office:value="5250011958" calcext:value-type="float">
            <text:p>5250011958</text:p>
          </table:table-cell>
          <table:table-cell office:value-type="float" office:value="49039800000" calcext:value-type="float">
            <text:p>49039800000</text:p>
          </table:table-cell>
          <table:table-cell office:value-type="string" calcext:value-type="string">
            <text:p>FILTROWA 8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1.2001</text:p>
          </table:table-cell>
          <table:table-cell office:value-type="float" office:value="52.21897" calcext:value-type="float">
            <text:p>52.21897</text:p>
          </table:table-cell>
          <table:table-cell office:value-type="float" office:value="20.9860449" calcext:value-type="float">
            <text:p>20.9860449</text:p>
          </table:table-cell>
        </table:table-row>
        <table:table-row table:style-name="ro1">
          <table:table-cell office:value-type="string" calcext:value-type="string">
            <text:p>SPÓŁDZIELNIA MIESZKANIOWA "WZGÓRZE"</text:p>
          </table:table-cell>
          <table:table-cell office:value-type="float" office:value="57121" calcext:value-type="float">
            <text:p>57121</text:p>
          </table:table-cell>
          <table:table-cell office:value-type="float" office:value="5272029115" calcext:value-type="float">
            <text:p>5272029115</text:p>
          </table:table-cell>
          <table:table-cell office:value-type="float" office:value="49162400000" calcext:value-type="float">
            <text:p>49162400000</text:p>
          </table:table-cell>
          <table:table-cell office:value-type="string" calcext:value-type="string">
            <text:p>ZŁOTA 77</text:p>
          </table:table-cell>
          <table:table-cell office:value-type="string" calcext:value-type="string">
            <text:p>00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1.2001</text:p>
          </table:table-cell>
          <table:table-cell office:value-type="float" office:value="52.22890055" calcext:value-type="float">
            <text:p>52.22890055</text:p>
          </table:table-cell>
          <table:table-cell office:value-type="float" office:value="20.9958813388101" calcext:value-type="float">
            <text:p>20.9958813388101</text:p>
          </table:table-cell>
        </table:table-row>
        <table:table-row table:style-name="ro1">
          <table:table-cell office:value-type="string" calcext:value-type="string">
            <text:p>SPÓŁDZIELNIA MIESZKANIOWA "OŚWIATA-OCHOTA"</text:p>
          </table:table-cell>
          <table:table-cell office:value-type="float" office:value="58783" calcext:value-type="float">
            <text:p>58783</text:p>
          </table:table-cell>
          <table:table-cell office:value-type="float" office:value="5251000804" calcext:value-type="float">
            <text:p>5251000804</text:p>
          </table:table-cell>
          <table:table-cell office:value-type="float" office:value="140829800000" calcext:value-type="float">
            <text:p>140829800000</text:p>
          </table:table-cell>
          <table:table-cell office:value-type="string" calcext:value-type="string">
            <text:p>K.BOHDANOWICZA 7</text:p>
          </table:table-cell>
          <table:table-cell office:value-type="string" calcext:value-type="string">
            <text:p>02-1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1</text:p>
          </table:table-cell>
          <table:table-cell table:style-name="ce1" office:value-type="float" office:value="52.1996046" calcext:value-type="float">
            <text:p>52.1996046</text:p>
          </table:table-cell>
          <table:table-cell table:style-name="ce2" office:value-type="float" office:value="20.977029677652" calcext:value-type="float">
            <text:p>20.977029677652</text:p>
          </table:table-cell>
        </table:table-row>
        <table:table-row table:style-name="ro1">
          <table:table-cell office:value-type="string" calcext:value-type="string">
            <text:p>SPÓŁDZIELNIA MIESZKANIOWA "KOŁO"</text:p>
          </table:table-cell>
          <table:table-cell office:value-type="float" office:value="56304" calcext:value-type="float">
            <text:p>56304</text:p>
          </table:table-cell>
          <table:table-cell office:value-type="float" office:value="5250011013" calcext:value-type="float">
            <text:p>5250011013</text:p>
          </table:table-cell>
          <table:table-cell office:value-type="float" office:value="1105851900000" calcext:value-type="float">
            <text:p>1105851900000</text:p>
          </table:table-cell>
          <table:table-cell office:value-type="string" calcext:value-type="string">
            <text:p>UL. ERAZMA CIOŁKA 17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1</text:p>
          </table:table-cell>
          <table:table-cell office:value-type="float" office:value="52.24315375" calcext:value-type="float">
            <text:p>52.24315375</text:p>
          </table:table-cell>
          <table:table-cell office:value-type="float" office:value="20.9440199564856" calcext:value-type="float">
            <text:p>20.9440199564856</text:p>
          </table:table-cell>
        </table:table-row>
        <table:table-row table:style-name="ro1">
          <table:table-cell office:value-type="string" calcext:value-type="string">
            <text:p>SPÓŁDZIELNIA MIESZKANIOWO - BUDOWLANA "OSIEDLE KABATY"</text:p>
          </table:table-cell>
          <table:table-cell office:value-type="float" office:value="56262" calcext:value-type="float">
            <text:p>56262</text:p>
          </table:table-cell>
          <table:table-cell office:value-type="float" office:value="5251000112" calcext:value-type="float">
            <text:p>5251000112</text:p>
          </table:table-cell>
          <table:table-cell office:value-type="float" office:value="1071210600000" calcext:value-type="float">
            <text:p>1071210600000</text:p>
          </table:table-cell>
          <table:table-cell office:value-type="string" calcext:value-type="string">
            <text:p>BRONIKOWSKIEGO 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0.2001</text:p>
          </table:table-cell>
          <table:table-cell office:value-type="float" office:value="52.1333202" calcext:value-type="float">
            <text:p>52.1333202</text:p>
          </table:table-cell>
          <table:table-cell office:value-type="float" office:value="21.0691466846284" calcext:value-type="float">
            <text:p>21.0691466846284</text:p>
          </table:table-cell>
        </table:table-row>
        <table:table-row table:style-name="ro1">
          <table:table-cell office:value-type="string" calcext:value-type="string">
            <text:p>SPÓŁDZIELNIA BUDOWLANO - MIESZKANIOWA " BASZTA"</text:p>
          </table:table-cell>
          <table:table-cell office:value-type="float" office:value="56744" calcext:value-type="float">
            <text:p>56744</text:p>
          </table:table-cell>
          <table:table-cell office:value-type="float" office:value="5261722901" calcext:value-type="float">
            <text:p>5261722901</text:p>
          </table:table-cell>
          <table:table-cell office:value-type="float" office:value="1250340100000" calcext:value-type="float">
            <text:p>1250340100000</text:p>
          </table:table-cell>
          <table:table-cell office:value-type="string" calcext:value-type="string">
            <text:p>GAWOTA 6, 17</text:p>
          </table:table-cell>
          <table:table-cell office:value-type="string" calcext:value-type="string">
            <text:p>02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13813" calcext:value-type="float">
            <text:p>52.13813</text:p>
          </table:table-cell>
          <table:table-cell office:value-type="float" office:value="21.0134344665605" calcext:value-type="float">
            <text:p>21.0134344665605</text:p>
          </table:table-cell>
        </table:table-row>
        <table:table-row table:style-name="ro1">
          <table:table-cell office:value-type="string" calcext:value-type="string">
            <text:p>WŁASNOŚCIOWA SPÓŁDZIELNIA MIESZKANIOWA "WSPÓLNY DACH"</text:p>
          </table:table-cell>
          <table:table-cell office:value-type="float" office:value="55359" calcext:value-type="float">
            <text:p>55359</text:p>
          </table:table-cell>
          <table:table-cell office:value-type="float" office:value="5250006472" calcext:value-type="float">
            <text:p>5250006472</text:p>
          </table:table-cell>
          <table:table-cell office:value-type="float" office:value="49042900000" calcext:value-type="float">
            <text:p>49042900000</text:p>
          </table:table-cell>
          <table:table-cell office:value-type="string" calcext:value-type="string">
            <text:p>FRANCUSKA 52, 2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23718645" calcext:value-type="float">
            <text:p>52.23718645</text:p>
          </table:table-cell>
          <table:table-cell office:value-type="float" office:value="21.0527226923532" calcext:value-type="float">
            <text:p>21.0527226923532</text:p>
          </table:table-cell>
        </table:table-row>
        <table:table-row table:style-name="ro1">
          <table:table-cell office:value-type="string" calcext:value-type="string">
            <text:p>SPÓŁDZIELNIA MIESZKANIOWA "STAWKI"</text:p>
          </table:table-cell>
          <table:table-cell office:value-type="float" office:value="55749" calcext:value-type="float">
            <text:p>55749</text:p>
          </table:table-cell>
          <table:table-cell office:value-type="float" office:value="5250011817" calcext:value-type="float">
            <text:p>5250011817</text:p>
          </table:table-cell>
          <table:table-cell office:value-type="float" office:value="623700000000" calcext:value-type="float">
            <text:p>623700000000</text:p>
          </table:table-cell>
          <table:table-cell office:value-type="string" calcext:value-type="string">
            <text:p>DZIKA 4</text:p>
          </table:table-cell>
          <table:table-cell office:value-type="string" calcext:value-type="string">
            <text:p>00-1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53133" calcext:value-type="float">
            <text:p>52.253133</text:p>
          </table:table-cell>
          <table:table-cell office:value-type="float" office:value="20.9883807" calcext:value-type="float">
            <text:p>20.9883807</text:p>
          </table:table-cell>
        </table:table-row>
        <table:table-row table:style-name="ro1">
          <table:table-cell office:value-type="string" calcext:value-type="string">
            <text:p>PRACOWNICZA SPÓŁDZIELNIA BUDOWLANO-MIESZKANIOWA PAN "AKADEMIA"</text:p>
          </table:table-cell>
          <table:table-cell office:value-type="float" office:value="55027" calcext:value-type="float">
            <text:p>55027</text:p>
          </table:table-cell>
          <table:table-cell office:value-type="float" office:value="5250010054" calcext:value-type="float">
            <text:p>5250010054</text:p>
          </table:table-cell>
          <table:table-cell office:value-type="float" office:value="96065100000" calcext:value-type="float">
            <text:p>96065100000</text:p>
          </table:table-cell>
          <table:table-cell office:value-type="string" calcext:value-type="string">
            <text:p>UL. JANA SZYMCZAKA 3</text:p>
          </table:table-cell>
          <table:table-cell office:value-type="string" calcext:value-type="string">
            <text:p>01-2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2878585" calcext:value-type="float">
            <text:p>52.22878585</text:p>
          </table:table-cell>
          <table:table-cell office:value-type="float" office:value="20.9611125409372" calcext:value-type="float">
            <text:p>20.9611125409372</text:p>
          </table:table-cell>
        </table:table-row>
        <table:table-row table:style-name="ro1">
          <table:table-cell office:value-type="string" calcext:value-type="string">
            <text:p>SPÓŁDZIELNIA BUDOWLANO-MIESZKANIOWA "MIŚ"</text:p>
          </table:table-cell>
          <table:table-cell office:value-type="float" office:value="53555" calcext:value-type="float">
            <text:p>53555</text:p>
          </table:table-cell>
          <table:table-cell office:value-type="float" office:value="5250006584" calcext:value-type="float">
            <text:p>5250006584</text:p>
          </table:table-cell>
          <table:table-cell office:value-type="float" office:value="205313000000" calcext:value-type="float">
            <text:p>205313000000</text:p>
          </table:table-cell>
          <table:table-cell office:value-type="string" calcext:value-type="string">
            <text:p>WARSZAWSKA 15, 162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1</text:p>
          </table:table-cell>
          <table:table-cell office:value-type="float" office:value="52.19790365" calcext:value-type="float">
            <text:p>52.19790365</text:p>
          </table:table-cell>
          <table:table-cell office:value-type="float" office:value="20.8728540331104" calcext:value-type="float">
            <text:p>20.8728540331104</text:p>
          </table:table-cell>
        </table:table-row>
        <table:table-row table:style-name="ro1">
          <table:table-cell office:value-type="string" calcext:value-type="string">
            <text:p>STOŁECZNA SPÓŁDZIELNIA MIESZKANIOWA PRACOWNIKÓW SŁUŻBY ZDROWIA "ESKULAP"</text:p>
          </table:table-cell>
          <table:table-cell office:value-type="float" office:value="47740" calcext:value-type="float">
            <text:p>47740</text:p>
          </table:table-cell>
          <table:table-cell office:value-type="float" office:value="5250006302" calcext:value-type="float">
            <text:p>5250006302</text:p>
          </table:table-cell>
          <table:table-cell office:value-type="float" office:value="107090700000" calcext:value-type="float">
            <text:p>107090700000</text:p>
          </table:table-cell>
          <table:table-cell office:value-type="string" calcext:value-type="string">
            <text:p>SOKOŁOWSKA 24 / 26</text:p>
          </table:table-cell>
          <table:table-cell office:value-type="string" calcext:value-type="string">
            <text:p>01-1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0.2001</text:p>
          </table:table-cell>
          <table:table-cell office:value-type="float" office:value="52.23882595" calcext:value-type="float">
            <text:p>52.23882595</text:p>
          </table:table-cell>
          <table:table-cell office:value-type="float" office:value="20.9595184633848" calcext:value-type="float">
            <text:p>20.9595184633848</text:p>
          </table:table-cell>
        </table:table-row>
        <table:table-row table:style-name="ro1">
          <table:table-cell office:value-type="string" calcext:value-type="string">
            <text:p>SPÓŁDZIELNIA BUDOWLANO-MIESZKANIOWA DOM</text:p>
          </table:table-cell>
          <table:table-cell office:value-type="float" office:value="48636" calcext:value-type="float">
            <text:p>48636</text:p>
          </table:table-cell>
          <table:table-cell office:value-type="float" office:value="5262142040" calcext:value-type="float">
            <text:p>5262142040</text:p>
          </table:table-cell>
          <table:table-cell office:value-type="float" office:value="49001000000" calcext:value-type="float">
            <text:p>49001000000</text:p>
          </table:table-cell>
          <table:table-cell office:value-type="string" calcext:value-type="string">
            <text:p>ANDRZEJOWSKA 6/8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01</text:p>
          </table:table-cell>
          <table:table-cell office:value-type="float" office:value="52.2209141" calcext:value-type="float">
            <text:p>52.2209141</text:p>
          </table:table-cell>
          <table:table-cell office:value-type="float" office:value="20.9819564" calcext:value-type="float">
            <text:p>20.9819564</text:p>
          </table:table-cell>
        </table:table-row>
        <table:table-row table:style-name="ro1">
          <table:table-cell office:value-type="string" calcext:value-type="string">
            <text:p>SPÓŁDZIELCZE STOWARZYSZENIE BUDOWY MIESZKAŃ "ZGODA"</text:p>
          </table:table-cell>
          <table:table-cell office:value-type="float" office:value="47439" calcext:value-type="float">
            <text:p>47439</text:p>
          </table:table-cell>
          <table:table-cell office:value-type="float" office:value="5251001181" calcext:value-type="float">
            <text:p>5251001181</text:p>
          </table:table-cell>
          <table:table-cell office:value-type="float" office:value="49067100000" calcext:value-type="float">
            <text:p>49067100000</text:p>
          </table:table-cell>
          <table:table-cell office:value-type="string" calcext:value-type="string">
            <text:p>KRASIŃSKIEGO 21</text:p>
          </table:table-cell>
          <table:table-cell office:value-type="string" calcext:value-type="string">
            <text:p>01-5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9.2001</text:p>
          </table:table-cell>
          <table:table-cell office:value-type="float" office:value="52.2674648" calcext:value-type="float">
            <text:p>52.2674648</text:p>
          </table:table-cell>
          <table:table-cell office:value-type="float" office:value="20.9821367143037" calcext:value-type="float">
            <text:p>20.9821367143037</text:p>
          </table:table-cell>
        </table:table-row>
        <table:table-row table:style-name="ro1">
          <table:table-cell office:value-type="string" calcext:value-type="string">
            <text:p>NAUCZYCIELSKA SPÓŁDZIELNIA BUDOWLANO-MIESZKANIOWA</text:p>
          </table:table-cell>
          <table:table-cell office:value-type="float" office:value="41859" calcext:value-type="float">
            <text:p>41859</text:p>
          </table:table-cell>
          <table:table-cell office:value-type="float" office:value="5250006561" calcext:value-type="float">
            <text:p>5250006561</text:p>
          </table:table-cell>
          <table:table-cell office:value-type="float" office:value="49152900000" calcext:value-type="float">
            <text:p>49152900000</text:p>
          </table:table-cell>
          <table:table-cell office:value-type="string" calcext:value-type="string">
            <text:p>GWIAŹDZISTA 13</text:p>
          </table:table-cell>
          <table:table-cell office:value-type="string" calcext:value-type="string">
            <text:p>01-6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9.2001</text:p>
          </table:table-cell>
          <table:table-cell office:value-type="float" office:value="52.279818" calcext:value-type="float">
            <text:p>52.279818</text:p>
          </table:table-cell>
          <table:table-cell office:value-type="float" office:value="20.9847401933684" calcext:value-type="float">
            <text:p>20.9847401933684</text:p>
          </table:table-cell>
        </table:table-row>
        <table:table-row table:style-name="ro1">
          <table:table-cell office:value-type="string" calcext:value-type="string">
            <text:p>SPÓŁDZIELNIA MIESZKANIOWA "BATORY-WSCHÓD"</text:p>
          </table:table-cell>
          <table:table-cell office:value-type="float" office:value="37655" calcext:value-type="float">
            <text:p>37655</text:p>
          </table:table-cell>
          <table:table-cell office:value-type="float" office:value="5210334891" calcext:value-type="float">
            <text:p>5210334891</text:p>
          </table:table-cell>
          <table:table-cell office:value-type="float" office:value="1105476300000" calcext:value-type="float">
            <text:p>1105476300000</text:p>
          </table:table-cell>
          <table:table-cell office:value-type="string" calcext:value-type="string">
            <text:p>STEFANA BATOREGO 39</text:p>
          </table:table-cell>
          <table:table-cell office:value-type="string" calcext:value-type="string">
            <text:p>02-5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9.2001</text:p>
          </table:table-cell>
          <table:table-cell office:value-type="float" office:value="52.2099911" calcext:value-type="float">
            <text:p>52.2099911</text:p>
          </table:table-cell>
          <table:table-cell office:value-type="float" office:value="21.0081412" calcext:value-type="float">
            <text:p>21.0081412</text:p>
          </table:table-cell>
        </table:table-row>
        <table:table-row table:style-name="ro1">
          <table:table-cell office:value-type="string" calcext:value-type="string">
            <text:p>SPÓŁDZIELNIA MIESZKANIOWA "MIŁA"</text:p>
          </table:table-cell>
          <table:table-cell office:value-type="float" office:value="41402" calcext:value-type="float">
            <text:p>41402</text:p>
          </table:table-cell>
          <table:table-cell office:value-type="float" office:value="5250006905" calcext:value-type="float">
            <text:p>5250006905</text:p>
          </table:table-cell>
          <table:table-cell office:value-type="float" office:value="1056001000000" calcext:value-type="float">
            <text:p>1056001000000</text:p>
          </table:table-cell>
          <table:table-cell office:value-type="string" calcext:value-type="string">
            <text:p>ANIELEWICZA 23A</text:p>
          </table:table-cell>
          <table:table-cell office:value-type="string" calcext:value-type="string">
            <text:p>01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1</text:p>
          </table:table-cell>
          <table:table-cell office:value-type="float" office:value="52.2464614" calcext:value-type="float">
            <text:p>52.2464614</text:p>
          </table:table-cell>
          <table:table-cell office:value-type="float" office:value="20.9873080368348" calcext:value-type="float">
            <text:p>20.9873080368348</text:p>
          </table:table-cell>
        </table:table-row>
        <table:table-row table:style-name="ro1">
          <table:table-cell office:value-type="string" calcext:value-type="string">
            <text:p>SPÓŁDZIELNIA MIESZKANIOWA "PODLEŚNA"</text:p>
          </table:table-cell>
          <table:table-cell office:value-type="float" office:value="41813" calcext:value-type="float">
            <text:p>41813</text:p>
          </table:table-cell>
          <table:table-cell office:value-type="float" office:value="5250012277" calcext:value-type="float">
            <text:p>5250012277</text:p>
          </table:table-cell>
          <table:table-cell office:value-type="float" office:value="621516700000" calcext:value-type="float">
            <text:p>621516700000</text:p>
          </table:table-cell>
          <table:table-cell office:value-type="string" calcext:value-type="string">
            <text:p>MARYMONCKA 32B, 20</text:p>
          </table:table-cell>
          <table:table-cell office:value-type="string" calcext:value-type="string">
            <text:p>01-8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1</text:p>
          </table:table-cell>
          <table:table-cell office:value-type="float" office:value="52.2820655" calcext:value-type="float">
            <text:p>52.2820655</text:p>
          </table:table-cell>
          <table:table-cell office:value-type="float" office:value="20.9585074307712" calcext:value-type="float">
            <text:p>20.9585074307712</text:p>
          </table:table-cell>
        </table:table-row>
        <table:table-row table:style-name="ro1">
          <table:table-cell office:value-type="string" calcext:value-type="string">
            <text:p>SPÓŁDZIELNIA MIESZKANIOWA "SZCZĘŚLIWICE"</text:p>
          </table:table-cell>
          <table:table-cell office:value-type="float" office:value="39464" calcext:value-type="float">
            <text:p>39464</text:p>
          </table:table-cell>
          <table:table-cell office:value-type="float" office:value="5251001057" calcext:value-type="float">
            <text:p>5251001057</text:p>
          </table:table-cell>
          <table:table-cell office:value-type="float" office:value="1117737100000" calcext:value-type="float">
            <text:p>1117737100000</text:p>
          </table:table-cell>
          <table:table-cell office:value-type="string" calcext:value-type="string">
            <text:p>WŁODARZEWSKA 59D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8.2001</text:p>
          </table:table-cell>
          <table:table-cell office:value-type="float" office:value="52.2005769" calcext:value-type="float">
            <text:p>52.2005769</text:p>
          </table:table-cell>
          <table:table-cell office:value-type="float" office:value="20.9549373818376" calcext:value-type="float">
            <text:p>20.9549373818376</text:p>
          </table:table-cell>
        </table:table-row>
        <table:table-row table:style-name="ro1">
          <table:table-cell office:value-type="string" calcext:value-type="string">
            <text:p>SPÓŁDZIELNIA BUDOWLANO-MIESZKANIOWA"MERKURY"</text:p>
          </table:table-cell>
          <table:table-cell office:value-type="float" office:value="38688" calcext:value-type="float">
            <text:p>38688</text:p>
          </table:table-cell>
          <table:table-cell office:value-type="float" office:value="5261663044" calcext:value-type="float">
            <text:p>5261663044</text:p>
          </table:table-cell>
          <table:table-cell office:value-type="float" office:value="647283000000" calcext:value-type="float">
            <text:p>647283000000</text:p>
          </table:table-cell>
          <table:table-cell office:value-type="string" calcext:value-type="string">
            <text:p>ALEJA KOMISJI EDUKACJI NARODOWEJ 24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134289" calcext:value-type="float">
            <text:p>52.134289</text:p>
          </table:table-cell>
          <table:table-cell office:value-type="float" office:value="21.0635822" calcext:value-type="float">
            <text:p>21.0635822</text:p>
          </table:table-cell>
        </table:table-row>
        <table:table-row table:style-name="ro1">
          <table:table-cell office:value-type="string" calcext:value-type="string">
            <text:p>SPÓŁDZIELNIA MIESZKANIOWA " OŚ SASKA "</text:p>
          </table:table-cell>
          <table:table-cell office:value-type="float" office:value="38475" calcext:value-type="float">
            <text:p>38475</text:p>
          </table:table-cell>
          <table:table-cell office:value-type="float" office:value="5250006710" calcext:value-type="float">
            <text:p>5250006710</text:p>
          </table:table-cell>
          <table:table-cell office:value-type="float" office:value="623341000000" calcext:value-type="float">
            <text:p>623341000000</text:p>
          </table:table-cell>
          <table:table-cell office:value-type="string" calcext:value-type="string">
            <text:p>UL. GRZYBOWSKA 16/22</text:p>
          </table:table-cell>
          <table:table-cell office:value-type="string" calcext:value-type="string">
            <text:p>00-1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2370615" calcext:value-type="float">
            <text:p>52.2370615</text:p>
          </table:table-cell>
          <table:table-cell office:value-type="float" office:value="20.9993221" calcext:value-type="float">
            <text:p>20.9993221</text:p>
          </table:table-cell>
        </table:table-row>
        <table:table-row table:style-name="ro1">
          <table:table-cell office:value-type="string" calcext:value-type="string">
            <text:p>SPÓŁDZIELNIA MIESZKANIOWA "PAX" W UPADŁOŚCI</text:p>
          </table:table-cell>
          <table:table-cell office:value-type="float" office:value="38220" calcext:value-type="float">
            <text:p>38220</text:p>
          </table:table-cell>
          <table:table-cell office:value-type="float" office:value="5250006319" calcext:value-type="float">
            <text:p>5250006319</text:p>
          </table:table-cell>
          <table:table-cell office:value-type="float" office:value="49106700000" calcext:value-type="float">
            <text:p>49106700000</text:p>
          </table:table-cell>
          <table:table-cell office:value-type="string" calcext:value-type="string">
            <text:p>AL. STANÓW ZJEDNOCZONYCH 72, UŻ. 24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8.2001</text:p>
          </table:table-cell>
          <table:table-cell office:value-type="float" office:value="52.2436572" calcext:value-type="float">
            <text:p>52.2436572</text:p>
          </table:table-cell>
          <table:table-cell office:value-type="float" office:value="21.0852143" calcext:value-type="float">
            <text:p>21.0852143</text:p>
          </table:table-cell>
        </table:table-row>
        <table:table-row table:style-name="ro1">
          <table:table-cell office:value-type="string" calcext:value-type="string">
            <text:p>SPÓŁDZIELNIA MIESZKANIOWA "CENTRUM I"</text:p>
          </table:table-cell>
          <table:table-cell office:value-type="float" office:value="37033" calcext:value-type="float">
            <text:p>37033</text:p>
          </table:table-cell>
          <table:table-cell office:value-type="float" office:value="5250012113" calcext:value-type="float">
            <text:p>5250012113</text:p>
          </table:table-cell>
          <table:table-cell office:value-type="float" office:value="622813500000" calcext:value-type="float">
            <text:p>622813500000</text:p>
          </table:table-cell>
          <table:table-cell office:value-type="string" calcext:value-type="string">
            <text:p>ŚWIĘTOKRZYSKA 31/33A</text:p>
          </table:table-cell>
          <table:table-cell office:value-type="string" calcext:value-type="string">
            <text:p>00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1</text:p>
          </table:table-cell>
          <table:table-cell office:value-type="float" office:value="52.2350703" calcext:value-type="float">
            <text:p>52.2350703</text:p>
          </table:table-cell>
          <table:table-cell office:value-type="float" office:value="21.0099327" calcext:value-type="float">
            <text:p>21.0099327</text:p>
          </table:table-cell>
        </table:table-row>
        <table:table-row table:style-name="ro1">
          <table:table-cell office:value-type="string" calcext:value-type="string">
            <text:p>SPÓŁDZIELNIA MIESZKANIOWA "NOWODWORSKA"</text:p>
          </table:table-cell>
          <table:table-cell office:value-type="float" office:value="35880" calcext:value-type="float">
            <text:p>35880</text:p>
          </table:table-cell>
          <table:table-cell office:value-type="float" office:value="5242402986" calcext:value-type="float">
            <text:p>5242402986</text:p>
          </table:table-cell>
          <table:table-cell office:value-type="float" office:value="1736393300000" calcext:value-type="float">
            <text:p>1736393300000</text:p>
          </table:table-cell>
          <table:table-cell office:value-type="string" calcext:value-type="string">
            <text:p>NOWODWORSKA 14 E</text:p>
          </table:table-cell>
          <table:table-cell office:value-type="string" calcext:value-type="string">
            <text:p>03-1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8.2001</text:p>
          </table:table-cell>
          <table:table-cell office:value-type="float" office:value="52.32202995" calcext:value-type="float">
            <text:p>52.32202995</text:p>
          </table:table-cell>
          <table:table-cell office:value-type="float" office:value="20.9409577065454" calcext:value-type="float">
            <text:p>20.9409577065454</text:p>
          </table:table-cell>
        </table:table-row>
        <table:table-row table:style-name="ro1">
          <table:table-cell office:value-type="string" calcext:value-type="string">
            <text:p>SPÓŁDZIELNIA BUDOWLANO-MIESZKANIOWA NAUCZYCIELI</text:p>
          </table:table-cell>
          <table:table-cell office:value-type="float" office:value="31021" calcext:value-type="float">
            <text:p>31021</text:p>
          </table:table-cell>
          <table:table-cell office:value-type="float" office:value="5250011154" calcext:value-type="float">
            <text:p>5250011154</text:p>
          </table:table-cell>
          <table:table-cell office:value-type="float" office:value="1250866300000" calcext:value-type="float">
            <text:p>1250866300000</text:p>
          </table:table-cell>
          <table:table-cell office:value-type="string" calcext:value-type="string">
            <text:p>KORZONA 115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8.2001</text:p>
          </table:table-cell>
          <table:table-cell office:value-type="float" office:value="52.27826025" calcext:value-type="float">
            <text:p>52.27826025</text:p>
          </table:table-cell>
          <table:table-cell office:value-type="float" office:value="21.0497921910891" calcext:value-type="float">
            <text:p>21.0497921910891</text:p>
          </table:table-cell>
        </table:table-row>
        <table:table-row table:style-name="ro1">
          <table:table-cell office:value-type="string" calcext:value-type="string">
            <text:p>SPÓŁDZIELNIA MIESZKANIOWA "PRZY METRZE"</text:p>
          </table:table-cell>
          <table:table-cell office:value-type="float" office:value="33334" calcext:value-type="float">
            <text:p>33334</text:p>
          </table:table-cell>
          <table:table-cell office:value-type="float" office:value="9510026546" calcext:value-type="float">
            <text:p>9510026546</text:p>
          </table:table-cell>
          <table:table-cell office:value-type="float" office:value="1048552100000" calcext:value-type="float">
            <text:p>1048552100000</text:p>
          </table:table-cell>
          <table:table-cell office:value-type="string" calcext:value-type="string">
            <text:p>ALEJA KOMISJI EDUKACJI NARODOWEJ 36, U-128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8.2001</text:p>
          </table:table-cell>
          <table:table-cell office:value-type="float" office:value="52.13959595" calcext:value-type="float">
            <text:p>52.13959595</text:p>
          </table:table-cell>
          <table:table-cell office:value-type="float" office:value="21.0586946733496" calcext:value-type="float">
            <text:p>21.0586946733496</text:p>
          </table:table-cell>
        </table:table-row>
        <table:table-row table:style-name="ro1">
          <table:table-cell office:value-type="string" calcext:value-type="string">
            <text:p>SPÓŁDZIELNIA BUDOWLANO-MIESZKANIOWA "SOLNA"</text:p>
          </table:table-cell>
          <table:table-cell office:value-type="float" office:value="32246" calcext:value-type="float">
            <text:p>32246</text:p>
          </table:table-cell>
          <table:table-cell office:value-type="float" office:value="5251978674" calcext:value-type="float">
            <text:p>5251978674</text:p>
          </table:table-cell>
          <table:table-cell office:value-type="float" office:value="97418500000" calcext:value-type="float">
            <text:p>97418500000</text:p>
          </table:table-cell>
          <table:table-cell office:value-type="string" calcext:value-type="string">
            <text:p>JANA PAWŁA II 38</text:p>
          </table:table-cell>
          <table:table-cell office:value-type="string" calcext:value-type="string">
            <text:p>00-1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1</text:p>
          </table:table-cell>
          <table:table-cell office:value-type="float" office:value="52.218603" calcext:value-type="float">
            <text:p>52.218603</text:p>
          </table:table-cell>
          <table:table-cell office:value-type="float" office:value="21.2226409" calcext:value-type="float">
            <text:p>21.2226409</text:p>
          </table:table-cell>
        </table:table-row>
        <table:table-row table:style-name="ro1">
          <table:table-cell office:value-type="string" calcext:value-type="string">
            <text:p>SPÓŁDZIELNIA BUDOWLANO MIESZKANIOWA "TORWAR"</text:p>
          </table:table-cell>
          <table:table-cell office:value-type="float" office:value="32164" calcext:value-type="float">
            <text:p>32164</text:p>
          </table:table-cell>
          <table:table-cell office:value-type="float" office:value="5250006762" calcext:value-type="float">
            <text:p>5250006762</text:p>
          </table:table-cell>
          <table:table-cell office:value-type="float" office:value="138400800000" calcext:value-type="float">
            <text:p>138400800000</text:p>
          </table:table-cell>
          <table:table-cell office:value-type="string" calcext:value-type="string">
            <text:p>GÓRNOŚLĄSKA 9/11</text:p>
          </table:table-cell>
          <table:table-cell office:value-type="string" calcext:value-type="string">
            <text:p>00-4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7.2001</text:p>
          </table:table-cell>
          <table:table-cell office:value-type="float" office:value="52.22524925" calcext:value-type="float">
            <text:p>52.22524925</text:p>
          </table:table-cell>
          <table:table-cell office:value-type="float" office:value="21.0385705111603" calcext:value-type="float">
            <text:p>21.0385705111603</text:p>
          </table:table-cell>
        </table:table-row>
        <table:table-row table:style-name="ro1">
          <table:table-cell office:value-type="string" calcext:value-type="string">
            <text:p>SPÓŁDZIELNIA MIESZKANIOWA "DOMHUT"</text:p>
          </table:table-cell>
          <table:table-cell office:value-type="float" office:value="31897" calcext:value-type="float">
            <text:p>31897</text:p>
          </table:table-cell>
          <table:table-cell office:value-type="float" office:value="5250012857" calcext:value-type="float">
            <text:p>5250012857</text:p>
          </table:table-cell>
          <table:table-cell office:value-type="float" office:value="1047472400000" calcext:value-type="float">
            <text:p>1047472400000</text:p>
          </table:table-cell>
          <table:table-cell office:value-type="string" calcext:value-type="string">
            <text:p>UL. ZBIGNIEWA ROMASZEWSKIEGO 6, B6</text:p>
          </table:table-cell>
          <table:table-cell office:value-type="string" calcext:value-type="string">
            <text:p>01-8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7.2001</text:p>
          </table:table-cell>
          <table:table-cell office:value-type="float" office:value="52.27037615" calcext:value-type="float">
            <text:p>52.27037615</text:p>
          </table:table-cell>
          <table:table-cell office:value-type="float" office:value="20.9552681057586" calcext:value-type="float">
            <text:p>20.9552681057586</text:p>
          </table:table-cell>
        </table:table-row>
        <table:table-row table:style-name="ro1">
          <table:table-cell office:value-type="string" calcext:value-type="string">
            <text:p>ŚRÓDMIEJSKA SPÓŁDZIELNIA MIESZKANIOWA W UPADŁOŚCI LIKWIDACYJNEJ</text:p>
          </table:table-cell>
          <table:table-cell office:value-type="float" office:value="16725" calcext:value-type="float">
            <text:p>16725</text:p>
          </table:table-cell>
          <table:table-cell office:value-type="float" office:value="5250012099" calcext:value-type="float">
            <text:p>5250012099</text:p>
          </table:table-cell>
          <table:table-cell office:value-type="float" office:value="65751000000" calcext:value-type="float">
            <text:p>65751000000</text:p>
          </table:table-cell>
          <table:table-cell office:value-type="string" calcext:value-type="string">
            <text:p>AL. 3 MAJA 12, -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</table:table-row>
        <table:table-row table:style-name="ro1">
          <table:table-cell office:value-type="string" calcext:value-type="string">
            <text:p>SPÓŁDZIELNIA MIESZKANIOWA "ŁAZIENKOWSKA"</text:p>
          </table:table-cell>
          <table:table-cell office:value-type="float" office:value="14693" calcext:value-type="float">
            <text:p>14693</text:p>
          </table:table-cell>
          <table:table-cell office:value-type="float" office:value="5250006555" calcext:value-type="float">
            <text:p>5250006555</text:p>
          </table:table-cell>
          <table:table-cell office:value-type="float" office:value="622224000000" calcext:value-type="float">
            <text:p>622224000000</text:p>
          </table:table-cell>
          <table:table-cell office:value-type="string" calcext:value-type="string">
            <text:p>UL. POLNA 30, 63</text:p>
          </table:table-cell>
          <table:table-cell office:value-type="string" calcext:value-type="string">
            <text:p>00-6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17122" calcext:value-type="float">
            <text:p>52.217122</text:p>
          </table:table-cell>
          <table:table-cell office:value-type="float" office:value="21.0172946" calcext:value-type="float">
            <text:p>21.0172946</text:p>
          </table:table-cell>
        </table:table-row>
        <table:table-row table:style-name="ro1">
          <table:table-cell office:value-type="string" calcext:value-type="string">
            <text:p>SPÓŁDZIELNIA MIESZKANIOWA PRZY MINISTERSTWIE SPRAW WEWNĘTRZNYCH</text:p>
          </table:table-cell>
          <table:table-cell office:value-type="float" office:value="29183" calcext:value-type="float">
            <text:p>29183</text:p>
          </table:table-cell>
          <table:table-cell office:value-type="float" office:value="5250006348" calcext:value-type="float">
            <text:p>5250006348</text:p>
          </table:table-cell>
          <table:table-cell office:value-type="float" office:value="48975100000" calcext:value-type="float">
            <text:p>48975100000</text:p>
          </table:table-cell>
          <table:table-cell office:value-type="string" calcext:value-type="string">
            <text:p>RACŁAWICKA 2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7.2001</text:p>
          </table:table-cell>
          <table:table-cell office:value-type="float" office:value="52.2002661" calcext:value-type="float">
            <text:p>52.2002661</text:p>
          </table:table-cell>
          <table:table-cell office:value-type="float" office:value="21.0229678758076" calcext:value-type="float">
            <text:p>21.0229678758076</text:p>
          </table:table-cell>
        </table:table-row>
        <table:table-row table:style-name="ro1">
          <table:table-cell office:value-type="string" calcext:value-type="string">
            <text:p>LOKATORSKO-WŁASNOŚCIOWA SPÓŁDZIELNIA MIESZKANIOWA "BUDOWA"</text:p>
          </table:table-cell>
          <table:table-cell office:value-type="float" office:value="27073" calcext:value-type="float">
            <text:p>27073</text:p>
          </table:table-cell>
          <table:table-cell office:value-type="float" office:value="5250012515" calcext:value-type="float">
            <text:p>5250012515</text:p>
          </table:table-cell>
          <table:table-cell office:value-type="float" office:value="49219600000" calcext:value-type="float">
            <text:p>49219600000</text:p>
          </table:table-cell>
          <table:table-cell office:value-type="string" calcext:value-type="string">
            <text:p>PLUTONU TORPEDY 47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1</text:p>
          </table:table-cell>
          <table:table-cell office:value-type="float" office:value="52.19318595" calcext:value-type="float">
            <text:p>52.19318595</text:p>
          </table:table-cell>
          <table:table-cell office:value-type="float" office:value="20.8877910203274" calcext:value-type="float">
            <text:p>20.8877910203274</text:p>
          </table:table-cell>
        </table:table-row>
        <table:table-row table:style-name="ro1">
          <table:table-cell office:value-type="string" calcext:value-type="string">
            <text:p>WARSZAWSKA SPÓŁDZIELNIA MIESZKANIOWA "ŻOLIBORZ CENTRALNY"</text:p>
          </table:table-cell>
          <table:table-cell office:value-type="float" office:value="26051" calcext:value-type="float">
            <text:p>26051</text:p>
          </table:table-cell>
          <table:table-cell office:value-type="float" office:value="5250012774" calcext:value-type="float">
            <text:p>5250012774</text:p>
          </table:table-cell>
          <table:table-cell office:value-type="float" office:value="691284800000" calcext:value-type="float">
            <text:p>691284800000</text:p>
          </table:table-cell>
          <table:table-cell office:value-type="string" calcext:value-type="string">
            <text:p>ADAMA PRÓCHNIKA 6</text:p>
          </table:table-cell>
          <table:table-cell office:value-type="string" calcext:value-type="string">
            <text:p>01-5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6850415" calcext:value-type="float">
            <text:p>52.26850415</text:p>
          </table:table-cell>
          <table:table-cell office:value-type="float" office:value="20.9810545796198" calcext:value-type="float">
            <text:p>20.9810545796198</text:p>
          </table:table-cell>
        </table:table-row>
        <table:table-row table:style-name="ro1">
          <table:table-cell office:value-type="string" calcext:value-type="string">
            <text:p>SPÓŁDZIELNIA BUDOWLANO-MIESZKANIOWA "ANDRZEJÓWKA"</text:p>
          </table:table-cell>
          <table:table-cell office:value-type="float" office:value="25981" calcext:value-type="float">
            <text:p>25981</text:p>
          </table:table-cell>
          <table:table-cell office:value-type="float" office:value="5262142034" calcext:value-type="float">
            <text:p>5262142034</text:p>
          </table:table-cell>
          <table:table-cell office:value-type="float" office:value="49000400000" calcext:value-type="float">
            <text:p>49000400000</text:p>
          </table:table-cell>
          <table:table-cell office:value-type="string" calcext:value-type="string">
            <text:p>ANDRZEJOWSKA 3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2081805" calcext:value-type="float">
            <text:p>52.22081805</text:p>
          </table:table-cell>
          <table:table-cell office:value-type="float" office:value="20.9815617851878" calcext:value-type="float">
            <text:p>20.9815617851878</text:p>
          </table:table-cell>
        </table:table-row>
        <table:table-row table:style-name="ro1">
          <table:table-cell office:value-type="string" calcext:value-type="string">
            <text:p>SPÓŁDZIELNIA MIESZKANIOWA "KSAWERÓW"</text:p>
          </table:table-cell>
          <table:table-cell office:value-type="float" office:value="25563" calcext:value-type="float">
            <text:p>25563</text:p>
          </table:table-cell>
          <table:table-cell office:value-type="float" office:value="5250011473" calcext:value-type="float">
            <text:p>5250011473</text:p>
          </table:table-cell>
          <table:table-cell office:value-type="float" office:value="1102009500000" calcext:value-type="float">
            <text:p>1102009500000</text:p>
          </table:table-cell>
          <table:table-cell office:value-type="string" calcext:value-type="string">
            <text:p>ALEJA NIEPODLEGŁOŚCI 43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1873383" calcext:value-type="float">
            <text:p>52.1873383</text:p>
          </table:table-cell>
          <table:table-cell office:value-type="float" office:value="21.0174148" calcext:value-type="float">
            <text:p>21.0174148</text:p>
          </table:table-cell>
        </table:table-row>
        <table:table-row table:style-name="ro1">
          <table:table-cell office:value-type="string" calcext:value-type="string">
            <text:p>SPÓŁDZIELNIA MIESZKANIOWA "LOKATA"</text:p>
          </table:table-cell>
          <table:table-cell office:value-type="float" office:value="20800" calcext:value-type="float">
            <text:p>20800</text:p>
          </table:table-cell>
          <table:table-cell office:value-type="float" office:value="9511621647" calcext:value-type="float">
            <text:p>9511621647</text:p>
          </table:table-cell>
          <table:table-cell office:value-type="float" office:value="1233764100000" calcext:value-type="float">
            <text:p>1233764100000</text:p>
          </table:table-cell>
          <table:table-cell office:value-type="string" calcext:value-type="string">
            <text:p>NOWOURSYNOWSKA 143J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7.2001</text:p>
          </table:table-cell>
          <table:table-cell office:value-type="float" office:value="52.1517496" calcext:value-type="float">
            <text:p>52.1517496</text:p>
          </table:table-cell>
          <table:table-cell office:value-type="float" office:value="21.0590016015851" calcext:value-type="float">
            <text:p>21.0590016015851</text:p>
          </table:table-cell>
        </table:table-row>
        <table:table-row table:style-name="ro1">
          <table:table-cell office:value-type="string" calcext:value-type="string">
            <text:p>SPÓŁDZIELNIA MIESZKANIOWA "OSIEDLE STRYJEŃSKICH"</text:p>
          </table:table-cell>
          <table:table-cell office:value-type="float" office:value="24786" calcext:value-type="float">
            <text:p>24786</text:p>
          </table:table-cell>
          <table:table-cell office:value-type="float" office:value="5262558763" calcext:value-type="float">
            <text:p>5262558763</text:p>
          </table:table-cell>
          <table:table-cell office:value-type="float" office:value="1734083700000" calcext:value-type="float">
            <text:p>1734083700000</text:p>
          </table:table-cell>
          <table:table-cell office:value-type="string" calcext:value-type="string">
            <text:p>STRYJEŃSKICH 8, 290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1332292" calcext:value-type="float">
            <text:p>52.1332292</text:p>
          </table:table-cell>
          <table:table-cell office:value-type="float" office:value="21.0556065847558" calcext:value-type="float">
            <text:p>21.0556065847558</text:p>
          </table:table-cell>
        </table:table-row>
        <table:table-row table:style-name="ro1">
          <table:table-cell office:value-type="string" calcext:value-type="string">
            <text:p>SPÓŁDZIELNIA MIESZKANIOWA "MURANÓW"</text:p>
          </table:table-cell>
          <table:table-cell office:value-type="float" office:value="23171" calcext:value-type="float">
            <text:p>23171</text:p>
          </table:table-cell>
          <table:table-cell office:value-type="float" office:value="5250012478" calcext:value-type="float">
            <text:p>5250012478</text:p>
          </table:table-cell>
          <table:table-cell office:value-type="float" office:value="1211364000000" calcext:value-type="float">
            <text:p>1211364000000</text:p>
          </table:table-cell>
          <table:table-cell office:value-type="string" calcext:value-type="string">
            <text:p>DZIELNA 10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2471486" calcext:value-type="float">
            <text:p>52.2471486</text:p>
          </table:table-cell>
          <table:table-cell office:value-type="float" office:value="20.9936879677765" calcext:value-type="float">
            <text:p>20.9936879677765</text:p>
          </table:table-cell>
        </table:table-row>
        <table:table-row table:style-name="ro1">
          <table:table-cell office:value-type="string" calcext:value-type="string">
            <text:p>SPÓŁDZIELNIA MIESZKANIOWA "ARBUZOWA"</text:p>
          </table:table-cell>
          <table:table-cell office:value-type="float" office:value="24328" calcext:value-type="float">
            <text:p>24328</text:p>
          </table:table-cell>
          <table:table-cell office:value-type="float" office:value="5250012975" calcext:value-type="float">
            <text:p>5250012975</text:p>
          </table:table-cell>
          <table:table-cell office:value-type="float" office:value="1210334000000" calcext:value-type="float">
            <text:p>1210334000000</text:p>
          </table:table-cell>
          <table:table-cell office:value-type="string" calcext:value-type="string">
            <text:p>UL. KAZIMIERZA KURATOWSKIEGO 2</text:p>
          </table:table-cell>
          <table:table-cell office:value-type="string" calcext:value-type="string">
            <text:p>02-7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1</text:p>
          </table:table-cell>
          <table:table-cell office:value-type="float" office:value="52.17084585" calcext:value-type="float">
            <text:p>52.17084585</text:p>
          </table:table-cell>
          <table:table-cell office:value-type="float" office:value="21.0572365498259" calcext:value-type="float">
            <text:p>21.0572365498259</text:p>
          </table:table-cell>
        </table:table-row>
        <table:table-row table:style-name="ro1">
          <table:table-cell office:value-type="string" calcext:value-type="string">
            <text:p>SPÓŁDZIELNIA BUDOWNICTWA MIESZKANIOWEGO "ELPOL"</text:p>
          </table:table-cell>
          <table:table-cell office:value-type="float" office:value="23244" calcext:value-type="float">
            <text:p>23244</text:p>
          </table:table-cell>
          <table:table-cell office:value-type="float" office:value="9511830026" calcext:value-type="float">
            <text:p>9511830026</text:p>
          </table:table-cell>
          <table:table-cell office:value-type="float" office:value="135728200000" calcext:value-type="float">
            <text:p>135728200000</text:p>
          </table:table-cell>
          <table:table-cell office:value-type="string" calcext:value-type="string">
            <text:p>POD LIPĄ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6.2001</text:p>
          </table:table-cell>
          <table:table-cell office:value-type="float" office:value="52.1285839" calcext:value-type="float">
            <text:p>52.1285839</text:p>
          </table:table-cell>
          <table:table-cell office:value-type="float" office:value="21.0616017" calcext:value-type="float">
            <text:p>21.0616017</text:p>
          </table:table-cell>
        </table:table-row>
        <table:table-row table:style-name="ro1">
          <table:table-cell office:value-type="string" calcext:value-type="string">
            <text:p>SPÓŁDZIELNIA BUDOWLANO-MIESZKANIOWA "RADAROWA"</text:p>
          </table:table-cell>
          <table:table-cell office:value-type="float" office:value="23347" calcext:value-type="float">
            <text:p>23347</text:p>
          </table:table-cell>
          <table:table-cell office:value-type="float" office:value="5251001117" calcext:value-type="float">
            <text:p>5251001117</text:p>
          </table:table-cell>
          <table:table-cell office:value-type="float" office:value="1123043800000" calcext:value-type="float">
            <text:p>1123043800000</text:p>
          </table:table-cell>
          <table:table-cell office:value-type="string" calcext:value-type="string">
            <text:p>RADAROWA 15</text:p>
          </table:table-cell>
          <table:table-cell office:value-type="string" calcext:value-type="string">
            <text:p>02-1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1</text:p>
          </table:table-cell>
          <table:table-cell office:value-type="float" office:value="52.1904679" calcext:value-type="float">
            <text:p>52.1904679</text:p>
          </table:table-cell>
          <table:table-cell office:value-type="float" office:value="20.9675385765718" calcext:value-type="float">
            <text:p>20.9675385765718</text:p>
          </table:table-cell>
        </table:table-row>
        <table:table-row table:style-name="ro1">
          <table:table-cell office:value-type="string" calcext:value-type="string">
            <text:p>SPÓŁDZIELNIA MIESZKANIOWA "GOCŁAW-LOTNISKO"</text:p>
          </table:table-cell>
          <table:table-cell office:value-type="float" office:value="21152" calcext:value-type="float">
            <text:p>21152</text:p>
          </table:table-cell>
          <table:table-cell office:value-type="float" office:value="5250010060" calcext:value-type="float">
            <text:p>5250010060</text:p>
          </table:table-cell>
          <table:table-cell office:value-type="float" office:value="92091800000" calcext:value-type="float">
            <text:p>92091800000</text:p>
          </table:table-cell>
          <table:table-cell office:value-type="string" calcext:value-type="string">
            <text:p>ORLEGO LOTU 6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1</text:p>
          </table:table-cell>
          <table:table-cell office:value-type="float" office:value="52.2270821" calcext:value-type="float">
            <text:p>52.2270821</text:p>
          </table:table-cell>
          <table:table-cell office:value-type="float" office:value="21.0915248864283" calcext:value-type="float">
            <text:p>21.0915248864283</text:p>
          </table:table-cell>
        </table:table-row>
        <table:table-row table:style-name="ro1">
          <table:table-cell office:value-type="string" calcext:value-type="string">
            <text:p>SPÓŁDZIELNIA MIESZKANIOWA "GÓRCZEWSKA"</text:p>
          </table:table-cell>
          <table:table-cell office:value-type="float" office:value="12927" calcext:value-type="float">
            <text:p>12927</text:p>
          </table:table-cell>
          <table:table-cell office:value-type="float" office:value="5250009536" calcext:value-type="float">
            <text:p>5250009536</text:p>
          </table:table-cell>
          <table:table-cell office:value-type="float" office:value="107152200000" calcext:value-type="float">
            <text:p>107152200000</text:p>
          </table:table-cell>
          <table:table-cell office:value-type="string" calcext:value-type="string">
            <text:p>DOROSZEWSKIEGO 4</text:p>
          </table:table-cell>
          <table:table-cell office:value-type="string" calcext:value-type="string">
            <text:p>01-3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6.2001</text:p>
          </table:table-cell>
          <table:table-cell office:value-type="float" office:value="52.2381496" calcext:value-type="float">
            <text:p>52.2381496</text:p>
          </table:table-cell>
          <table:table-cell office:value-type="float" office:value="20.9017230820054" calcext:value-type="float">
            <text:p>20.9017230820054</text:p>
          </table:table-cell>
        </table:table-row>
        <table:table-row table:style-name="ro1">
          <table:table-cell office:value-type="string" calcext:value-type="string">
            <text:p>SPÓŁDZIELNIA MIESZKANIOWA "ŻELAZNA BRAMA"</text:p>
          </table:table-cell>
          <table:table-cell office:value-type="float" office:value="17795" calcext:value-type="float">
            <text:p>17795</text:p>
          </table:table-cell>
          <table:table-cell office:value-type="float" office:value="5250006957" calcext:value-type="float">
            <text:p>5250006957</text:p>
          </table:table-cell>
          <table:table-cell office:value-type="float" office:value="141806100000" calcext:value-type="float">
            <text:p>141806100000</text:p>
          </table:table-cell>
          <table:table-cell office:value-type="string" calcext:value-type="string">
            <text:p>PLAC MIROWSKI 14</text:p>
          </table:table-cell>
          <table:table-cell office:value-type="string" calcext:value-type="string">
            <text:p>00-1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23920285" calcext:value-type="float">
            <text:p>52.23920285</text:p>
          </table:table-cell>
          <table:table-cell office:value-type="float" office:value="20.9965677760761" calcext:value-type="float">
            <text:p>20.9965677760761</text:p>
          </table:table-cell>
        </table:table-row>
        <table:table-row table:style-name="ro1">
          <table:table-cell office:value-type="string" calcext:value-type="string">
            <text:p>SPÓŁDZIELNIA BUDOWLANO-MIESZKANIOWA "DOM"</text:p>
          </table:table-cell>
          <table:table-cell office:value-type="float" office:value="17484" calcext:value-type="float">
            <text:p>17484</text:p>
          </table:table-cell>
          <table:table-cell office:value-type="float" office:value="5250010025" calcext:value-type="float">
            <text:p>5250010025</text:p>
          </table:table-cell>
          <table:table-cell office:value-type="float" office:value="124169700000" calcext:value-type="float">
            <text:p>124169700000</text:p>
          </table:table-cell>
          <table:table-cell office:value-type="string" calcext:value-type="string">
            <text:p>UL. FASOLOWA 37, LU-1</text:p>
          </table:table-cell>
          <table:table-cell office:value-type="string" calcext:value-type="string">
            <text:p>02-4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1999991" calcext:value-type="float">
            <text:p>52.1999991</text:p>
          </table:table-cell>
          <table:table-cell office:value-type="float" office:value="20.9059203752143" calcext:value-type="float">
            <text:p>20.9059203752143</text:p>
          </table:table-cell>
        </table:table-row>
        <table:table-row table:style-name="ro1">
          <table:table-cell office:value-type="string" calcext:value-type="string">
            <text:p>SPÓŁDZIELNIA MIESZKANIOWA "MIĘDZYNARODOWA" W WARSZAWIE</text:p>
          </table:table-cell>
          <table:table-cell office:value-type="float" office:value="16111" calcext:value-type="float">
            <text:p>16111</text:p>
          </table:table-cell>
          <table:table-cell office:value-type="float" office:value="1132177612" calcext:value-type="float">
            <text:p>1132177612</text:p>
          </table:table-cell>
          <table:table-cell office:value-type="float" office:value="1611735600000" calcext:value-type="float">
            <text:p>1611735600000</text:p>
          </table:table-cell>
          <table:table-cell office:value-type="string" calcext:value-type="string">
            <text:p>MIĘDZYNARODOWA 44</text:p>
          </table:table-cell>
          <table:table-cell office:value-type="string" calcext:value-type="string">
            <text:p>03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6.2001</text:p>
          </table:table-cell>
          <table:table-cell office:value-type="float" office:value="52.23400325" calcext:value-type="float">
            <text:p>52.23400325</text:p>
          </table:table-cell>
          <table:table-cell office:value-type="float" office:value="21.0665917590088" calcext:value-type="float">
            <text:p>21.0665917590088</text:p>
          </table:table-cell>
        </table:table-row>
        <table:table-row table:style-name="ro1">
          <table:table-cell office:value-type="string" calcext:value-type="string">
            <text:p>SPÓŁDZIELNIA MIESZKANIOWA " OSIEDLE ZACISZE"</text:p>
          </table:table-cell>
          <table:table-cell office:value-type="float" office:value="17250" calcext:value-type="float">
            <text:p>17250</text:p>
          </table:table-cell>
          <table:table-cell office:value-type="float" office:value="5251001034" calcext:value-type="float">
            <text:p>5251001034</text:p>
          </table:table-cell>
          <table:table-cell office:value-type="float" office:value="1111845700000" calcext:value-type="float">
            <text:p>1111845700000</text:p>
          </table:table-cell>
          <table:table-cell office:value-type="string" calcext:value-type="string">
            <text:p>WOLIŃSKA 17, A</text:p>
          </table:table-cell>
          <table:table-cell office:value-type="string" calcext:value-type="string">
            <text:p>03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8935805" calcext:value-type="float">
            <text:p>52.28935805</text:p>
          </table:table-cell>
          <table:table-cell office:value-type="float" office:value="21.0824564755505" calcext:value-type="float">
            <text:p>21.0824564755505</text:p>
          </table:table-cell>
        </table:table-row>
        <table:table-row table:style-name="ro1">
          <table:table-cell office:value-type="string" calcext:value-type="string">
            <text:p>SPÓŁDZIELNIA BUDOWLANO-MIESZKANIOWA "ŚRÓDMIEŚCIE II"</text:p>
          </table:table-cell>
          <table:table-cell office:value-type="float" office:value="11091" calcext:value-type="float">
            <text:p>11091</text:p>
          </table:table-cell>
          <table:table-cell office:value-type="float" office:value="5250012544" calcext:value-type="float">
            <text:p>5250012544</text:p>
          </table:table-cell>
          <table:table-cell office:value-type="float" office:value="49134000000" calcext:value-type="float">
            <text:p>49134000000</text:p>
          </table:table-cell>
          <table:table-cell office:value-type="string" calcext:value-type="string">
            <text:p>SŁUPECKA 4, 24</text:p>
          </table:table-cell>
          <table:table-cell office:value-type="string" calcext:value-type="string">
            <text:p>02-3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203434" calcext:value-type="float">
            <text:p>52.2203434</text:p>
          </table:table-cell>
          <table:table-cell office:value-type="float" office:value="20.9828978" calcext:value-type="float">
            <text:p>20.9828978</text:p>
          </table:table-cell>
        </table:table-row>
        <table:table-row table:style-name="ro1">
          <table:table-cell office:value-type="string" calcext:value-type="string">
            <text:p>SPÓŁDZIELNIA MIESZKANIOWA"WŁODARZEWSKA II"</text:p>
          </table:table-cell>
          <table:table-cell office:value-type="float" office:value="14606" calcext:value-type="float">
            <text:p>14606</text:p>
          </table:table-cell>
          <table:table-cell office:value-type="float" office:value="5261134334" calcext:value-type="float">
            <text:p>5261134334</text:p>
          </table:table-cell>
          <table:table-cell office:value-type="float" office:value="1192551900000" calcext:value-type="float">
            <text:p>1192551900000</text:p>
          </table:table-cell>
          <table:table-cell office:value-type="string" calcext:value-type="string">
            <text:p>WŁODARZEWSKA 53 A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5.2001</text:p>
          </table:table-cell>
          <table:table-cell office:value-type="float" office:value="52.2014498" calcext:value-type="float">
            <text:p>52.2014498</text:p>
          </table:table-cell>
          <table:table-cell office:value-type="float" office:value="20.9572599232992" calcext:value-type="float">
            <text:p>20.9572599232992</text:p>
          </table:table-cell>
        </table:table-row>
        <table:table-row table:style-name="ro1">
          <table:table-cell office:value-type="string" calcext:value-type="string">
            <text:p>WARSZAWSKA SPÓŁDZIELNIA BUDOWLANO-MIESZKANIOWA "CHOMICZÓWKA"</text:p>
          </table:table-cell>
          <table:table-cell office:value-type="float" office:value="15990" calcext:value-type="float">
            <text:p>15990</text:p>
          </table:table-cell>
          <table:table-cell office:value-type="float" office:value="5250011616" calcext:value-type="float">
            <text:p>5250011616</text:p>
          </table:table-cell>
          <table:table-cell office:value-type="float" office:value="1201147700000" calcext:value-type="float">
            <text:p>1201147700000</text:p>
          </table:table-cell>
          <table:table-cell office:value-type="string" calcext:value-type="string">
            <text:p>PABLA NERUDY 1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1</text:p>
          </table:table-cell>
          <table:table-cell office:value-type="float" office:value="52.2760972" calcext:value-type="float">
            <text:p>52.2760972</text:p>
          </table:table-cell>
          <table:table-cell office:value-type="float" office:value="20.9271696" calcext:value-type="float">
            <text:p>20.9271696</text:p>
          </table:table-cell>
        </table:table-row>
        <table:table-row table:style-name="ro1">
          <table:table-cell office:value-type="string" calcext:value-type="string">
            <text:p>SPÓŁDZIELNIA MIESZKANIOWA "NAD POTOKIEM"</text:p>
          </table:table-cell>
          <table:table-cell office:value-type="float" office:value="13073" calcext:value-type="float">
            <text:p>13073</text:p>
          </table:table-cell>
          <table:table-cell office:value-type="float" office:value="5250009542" calcext:value-type="float">
            <text:p>5250009542</text:p>
          </table:table-cell>
          <table:table-cell office:value-type="float" office:value="1253629200000" calcext:value-type="float">
            <text:p>1253629200000</text:p>
          </table:table-cell>
          <table:table-cell office:value-type="string" calcext:value-type="string">
            <text:p>ŁUKOWA 9</text:p>
          </table:table-cell>
          <table:table-cell office:value-type="string" calcext:value-type="string">
            <text:p>02-7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5.2001</text:p>
          </table:table-cell>
          <table:table-cell office:value-type="float" office:value="52.17473995" calcext:value-type="float">
            <text:p>52.17473995</text:p>
          </table:table-cell>
          <table:table-cell office:value-type="float" office:value="21.0419719158638" calcext:value-type="float">
            <text:p>21.0419719158638</text:p>
          </table:table-cell>
        </table:table-row>
        <table:table-row table:style-name="ro1">
          <table:table-cell office:value-type="string" calcext:value-type="string">
            <text:p>SPÓŁDZIELNIA BUDOWLANO-MIESZKANIOWA "WSPÓLNY TRUD"</text:p>
          </table:table-cell>
          <table:table-cell office:value-type="float" office:value="11836" calcext:value-type="float">
            <text:p>11836</text:p>
          </table:table-cell>
          <table:table-cell office:value-type="float" office:value="9511587270" calcext:value-type="float">
            <text:p>9511587270</text:p>
          </table:table-cell>
          <table:table-cell office:value-type="float" office:value="92090100000" calcext:value-type="float">
            <text:p>92090100000</text:p>
          </table:table-cell>
          <table:table-cell office:value-type="string" calcext:value-type="string">
            <text:p>CZAPLI 19 A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4946035" calcext:value-type="float">
            <text:p>52.14946035</text:p>
          </table:table-cell>
          <table:table-cell office:value-type="float" office:value="21.0312357465043" calcext:value-type="float">
            <text:p>21.0312357465043</text:p>
          </table:table-cell>
        </table:table-row>
        <table:table-row table:style-name="ro1">
          <table:table-cell office:value-type="string" calcext:value-type="string">
            <text:p>SPÓŁDZIELNIA BUDOWNICTWA MIESZKANIOWEGO "URSYNÓW"</text:p>
          </table:table-cell>
          <table:table-cell office:value-type="float" office:value="11826" calcext:value-type="float">
            <text:p>11826</text:p>
          </table:table-cell>
          <table:table-cell office:value-type="float" office:value="5250006354" calcext:value-type="float">
            <text:p>5250006354</text:p>
          </table:table-cell>
          <table:table-cell office:value-type="float" office:value="49111000000" calcext:value-type="float">
            <text:p>49111000000</text:p>
          </table:table-cell>
          <table:table-cell office:value-type="string" calcext:value-type="string">
            <text:p>AL.KOMISJI EDUKACJI NARODOWEJ 98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610279" calcext:value-type="float">
            <text:p>52.1610279</text:p>
          </table:table-cell>
          <table:table-cell office:value-type="float" office:value="21.0287148" calcext:value-type="float">
            <text:p>21.0287148</text:p>
          </table:table-cell>
        </table:table-row>
        <table:table-row table:style-name="ro1">
          <table:table-cell office:value-type="string" calcext:value-type="string">
            <text:p>MIESZKANIOWA SPÓŁDZIELNIA WŁASNOŚCIOWA "NOWY DOM "</text:p>
          </table:table-cell>
          <table:table-cell office:value-type="float" office:value="11731" calcext:value-type="float">
            <text:p>11731</text:p>
          </table:table-cell>
          <table:table-cell office:value-type="float" office:value="5250006986" calcext:value-type="float">
            <text:p>5250006986</text:p>
          </table:table-cell>
          <table:table-cell office:value-type="float" office:value="49063600000" calcext:value-type="float">
            <text:p>49063600000</text:p>
          </table:table-cell>
          <table:table-cell office:value-type="string" calcext:value-type="string">
            <text:p>MOKOTOWSKA 67</text:p>
          </table:table-cell>
          <table:table-cell office:value-type="string" calcext:value-type="string">
            <text:p>00- 5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5.2001</text:p>
          </table:table-cell>
          <table:table-cell office:value-type="float" office:value="52.2269259" calcext:value-type="float">
            <text:p>52.2269259</text:p>
          </table:table-cell>
          <table:table-cell office:value-type="float" office:value="21.0222738" calcext:value-type="float">
            <text:p>21.0222738</text:p>
          </table:table-cell>
        </table:table-row>
        <table:table-row table:style-name="ro1">
          <table:table-cell office:value-type="string" calcext:value-type="string">
            <text:p>SPÓŁDZIELNIA MIESZKANIOWA " OSIEDLE STARÓWKA"</text:p>
          </table:table-cell>
          <table:table-cell office:value-type="float" office:value="11375" calcext:value-type="float">
            <text:p>11375</text:p>
          </table:table-cell>
          <table:table-cell office:value-type="float" office:value="5250012461" calcext:value-type="float">
            <text:p>5250012461</text:p>
          </table:table-cell>
          <table:table-cell office:value-type="float" office:value="1042055600000" calcext:value-type="float">
            <text:p>1042055600000</text:p>
          </table:table-cell>
          <table:table-cell office:value-type="string" calcext:value-type="string">
            <text:p>SCHILLERA 4</text:p>
          </table:table-cell>
          <table:table-cell office:value-type="string" calcext:value-type="string">
            <text:p>00-2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78264" calcext:value-type="float">
            <text:p>52.2478264</text:p>
          </table:table-cell>
          <table:table-cell office:value-type="float" office:value="21.0064016856193" calcext:value-type="float">
            <text:p>21.0064016856193</text:p>
          </table:table-cell>
        </table:table-row>
        <table:table-row table:style-name="ro1">
          <table:table-cell office:value-type="string" calcext:value-type="string">
            <text:p>SPÓŁDZIELNIA MIESZKANIOWA "ARCHITEKT"</text:p>
          </table:table-cell>
          <table:table-cell office:value-type="float" office:value="11347" calcext:value-type="float">
            <text:p>11347</text:p>
          </table:table-cell>
          <table:table-cell office:value-type="float" office:value="5271240138" calcext:value-type="float">
            <text:p>5271240138</text:p>
          </table:table-cell>
          <table:table-cell office:value-type="float" office:value="1182695800000" calcext:value-type="float">
            <text:p>1182695800000</text:p>
          </table:table-cell>
          <table:table-cell office:value-type="string" calcext:value-type="string">
            <text:p>PEŁCZYŃSKIEGO 22E</text:p>
          </table:table-cell>
          <table:table-cell office:value-type="string" calcext:value-type="string">
            <text:p>01-4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366355" calcext:value-type="float">
            <text:p>52.24366355</text:p>
          </table:table-cell>
          <table:table-cell office:value-type="float" office:value="20.9058924993056" calcext:value-type="float">
            <text:p>20.9058924993056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office:value-type="float" office:value="5251000566" calcext:value-type="float">
            <text:p>5251000566</text:p>
          </table:table-cell>
          <table:table-cell office:value-type="float" office:value="48985700000" calcext:value-type="float">
            <text:p>48985700000</text:p>
          </table:table-cell>
          <table:table-cell office:value-type="string" calcext:value-type="string">
            <text:p>UL. ROMANA PAZIŃSKIEGO 6, 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151662" calcext:value-type="float">
            <text:p>52.2151662</text:p>
          </table:table-cell>
          <table:table-cell office:value-type="float" office:value="21.1760706" calcext:value-type="float">
            <text:p>21.1760706</text:p>
          </table:table-cell>
        </table:table-row>
        <table:table-row table:style-name="ro1">
          <table:table-cell office:value-type="string" calcext:value-type="string">
            <text:p>SPÓŁDZIELNIA MIESZKANIOWA "LENTZA 35"</text:p>
          </table:table-cell>
          <table:table-cell office:value-type="float" office:value="10784" calcext:value-type="float">
            <text:p>10784</text:p>
          </table:table-cell>
          <table:table-cell office:value-type="float" office:value="5251000980" calcext:value-type="float">
            <text:p>5251000980</text:p>
          </table:table-cell>
          <table:table-cell office:value-type="float" office:value="1059823100000" calcext:value-type="float">
            <text:p>1059823100000</text:p>
          </table:table-cell>
          <table:table-cell office:value-type="string" calcext:value-type="string">
            <text:p>LENTZA 35</text:p>
          </table:table-cell>
          <table:table-cell office:value-type="string" calcext:value-type="string">
            <text:p>02-9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708924" calcext:value-type="float">
            <text:p>52.1708924</text:p>
          </table:table-cell>
          <table:table-cell office:value-type="float" office:value="21.0713992580323" calcext:value-type="float">
            <text:p>21.0713992580323</text:p>
          </table:table-cell>
        </table:table-row>
        <table:table-row table:style-name="ro1">
          <table:table-cell office:value-type="string" calcext:value-type="string">
            <text:p>SPÓŁDZIELNIA MIESZKANIOWA "MOKOTÓW"</text:p>
          </table:table-cell>
          <table:table-cell office:value-type="float" office:value="10365" calcext:value-type="float">
            <text:p>10365</text:p>
          </table:table-cell>
          <table:table-cell office:value-type="float" office:value="5250010746" calcext:value-type="float">
            <text:p>5250010746</text:p>
          </table:table-cell>
          <table:table-cell office:value-type="float" office:value="48974500000" calcext:value-type="float">
            <text:p>48974500000</text:p>
          </table:table-cell>
          <table:table-cell office:value-type="string" calcext:value-type="string">
            <text:p>UL. BALLADYNY 3C</text:p>
          </table:table-cell>
          <table:table-cell office:value-type="string" calcext:value-type="string">
            <text:p>02-5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0019185" calcext:value-type="float">
            <text:p>52.20019185</text:p>
          </table:table-cell>
          <table:table-cell office:value-type="float" office:value="21.0030638461886" calcext:value-type="float">
            <text:p>21.0030638461886</text:p>
          </table:table-cell>
        </table:table-row>
        <table:table-row table:style-name="ro1">
          <table:table-cell office:value-type="string" calcext:value-type="string">
            <text:p>SPÓŁDZIELNIA BUDOWLANO-MIESZKANIOWA STOKŁOSY</text:p>
          </table:table-cell>
          <table:table-cell office:value-type="float" office:value="10235" calcext:value-type="float">
            <text:p>10235</text:p>
          </table:table-cell>
          <table:table-cell office:value-type="float" office:value="5250011361" calcext:value-type="float">
            <text:p>5250011361</text:p>
          </table:table-cell>
          <table:table-cell office:value-type="float" office:value="1105238500000" calcext:value-type="float">
            <text:p>1105238500000</text:p>
          </table:table-cell>
          <table:table-cell office:value-type="string" calcext:value-type="string">
            <text:p>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615872" calcext:value-type="float">
            <text:p>52.1615872</text:p>
          </table:table-cell>
          <table:table-cell office:value-type="float" office:value="21.0366294" calcext:value-type="float">
            <text:p>21.0366294</text:p>
          </table:table-cell>
        </table:table-row>
        <table:table-row table:style-name="ro1">
          <table:table-cell office:value-type="string" calcext:value-type="string">
            <text:p>WARSZAWSKA SPÓŁDZIELNIA MIESZKANIOWA "OCHOTA".</text:p>
          </table:table-cell>
          <table:table-cell office:value-type="float" office:value="5346" calcext:value-type="float">
            <text:p>5346</text:p>
          </table:table-cell>
          <table:table-cell office:value-type="float" office:value="5250006779" calcext:value-type="float">
            <text:p>5250006779</text:p>
          </table:table-cell>
          <table:table-cell office:value-type="float" office:value="49179400000" calcext:value-type="float">
            <text:p>49179400000</text:p>
          </table:table-cell>
          <table:table-cell office:value-type="string" calcext:value-type="string">
            <text:p>PRUSZKOWSKA 17, --</text:p>
          </table:table-cell>
          <table:table-cell office:value-type="string" calcext:value-type="string">
            <text:p>02-1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4.2001</text:p>
          </table:table-cell>
          <table:table-cell office:value-type="float" office:value="52.20129515" calcext:value-type="float">
            <text:p>52.20129515</text:p>
          </table:table-cell>
          <table:table-cell office:value-type="float" office:value="20.9784817969039" calcext:value-type="float">
            <text:p>20.9784817969039</text:p>
          </table:table-cell>
        </table:table-row>
        <table:table-row table:style-name="ro1">
          <table:table-cell office:value-type="string" calcext:value-type="string">
            <text:p>SPÓŁDZIELNIA BUDOWLANO-MIESZKANIOWA PRACOWNIKÓW SŁUŻBY ZDROWIA</text:p>
          </table:table-cell>
          <table:table-cell office:value-type="float" office:value="6969" calcext:value-type="float">
            <text:p>6969</text:p>
          </table:table-cell>
          <table:table-cell office:value-type="float" office:value="5251000721" calcext:value-type="float">
            <text:p>5251000721</text:p>
          </table:table-cell>
          <table:table-cell office:value-type="float" office:value="49082000000" calcext:value-type="float">
            <text:p>49082000000</text:p>
          </table:table-cell>
          <table:table-cell office:value-type="string" calcext:value-type="string">
            <text:p>BRAZYLIJSKA 6, 49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4.2001</text:p>
          </table:table-cell>
          <table:table-cell office:value-type="float" office:value="52.23066745" calcext:value-type="float">
            <text:p>52.23066745</text:p>
          </table:table-cell>
          <table:table-cell office:value-type="float" office:value="21.0633048840224" calcext:value-type="float">
            <text:p>21.0633048840224</text:p>
          </table:table-cell>
        </table:table-row>
        <table:table-row table:style-name="ro1">
          <table:table-cell office:value-type="string" calcext:value-type="string">
            <text:p>SPÓŁDZIELNIA MIESZKANIOWA "OSIEDLE WILANÓW"</text:p>
          </table:table-cell>
          <table:table-cell office:value-type="float" office:value="6346" calcext:value-type="float">
            <text:p>6346</text:p>
          </table:table-cell>
          <table:table-cell office:value-type="float" office:value="5250006325" calcext:value-type="float">
            <text:p>5250006325</text:p>
          </table:table-cell>
          <table:table-cell office:value-type="float" office:value="1205720300000" calcext:value-type="float">
            <text:p>1205720300000</text:p>
          </table:table-cell>
          <table:table-cell office:value-type="string" calcext:value-type="string">
            <text:p>NIEMIROWSKA 1, 4</text:p>
          </table:table-cell>
          <table:table-cell office:value-type="string" calcext:value-type="string">
            <text:p>02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1</text:p>
          </table:table-cell>
          <table:table-cell office:value-type="float" office:value="52.1756015" calcext:value-type="float">
            <text:p>52.1756015</text:p>
          </table:table-cell>
          <table:table-cell office:value-type="float" office:value="21.065039171296" calcext:value-type="float">
            <text:p>21.065039171296</text:p>
          </table:table-cell>
        </table:table-row>
        <table:table-row table:style-name="ro1">
          <table:table-cell office:value-type="string" calcext:value-type="string">
            <text:p>SPÓŁDZIELNIA MIESZKANIOWA "LAZUROWA"</text:p>
          </table:table-cell>
          <table:table-cell office:value-type="float" office:value="6022" calcext:value-type="float">
            <text:p>6022</text:p>
          </table:table-cell>
          <table:table-cell office:value-type="float" office:value="5250007106" calcext:value-type="float">
            <text:p>5250007106</text:p>
          </table:table-cell>
          <table:table-cell office:value-type="float" office:value="623278600000" calcext:value-type="float">
            <text:p>623278600000</text:p>
          </table:table-cell>
          <table:table-cell office:value-type="string" calcext:value-type="string">
            <text:p>ROZŁOGI 8</text:p>
          </table:table-cell>
          <table:table-cell office:value-type="string" calcext:value-type="string">
            <text:p>01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2393465" calcext:value-type="float">
            <text:p>52.22393465</text:p>
          </table:table-cell>
          <table:table-cell office:value-type="float" office:value="20.9004731804025" calcext:value-type="float">
            <text:p>20.9004731804025</text:p>
          </table:table-cell>
        </table:table-row>
        <table:table-row table:style-name="ro1">
          <table:table-cell office:value-type="string" calcext:value-type="string">
            <text:p>SPÓŁDZIELNIA MIESZKANIOWA "NA SKRAJU"</text:p>
          </table:table-cell>
          <table:table-cell office:value-type="float" office:value="5774" calcext:value-type="float">
            <text:p>5774</text:p>
          </table:table-cell>
          <table:table-cell office:value-type="float" office:value="5250011881" calcext:value-type="float">
            <text:p>5250011881</text:p>
          </table:table-cell>
          <table:table-cell office:value-type="float" office:value="1102074100000" calcext:value-type="float">
            <text:p>1102074100000</text:p>
          </table:table-cell>
          <table:table-cell office:value-type="string" calcext:value-type="string">
            <text:p>UL. STANISŁAWA KULCZYŃSKIEGO 14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1484833" calcext:value-type="float">
            <text:p>52.1484833</text:p>
          </table:table-cell>
          <table:table-cell office:value-type="float" office:value="21.0550839" calcext:value-type="float">
            <text:p>21.0550839</text:p>
          </table:table-cell>
        </table:table-row>
        <table:table-row table:style-name="ro1">
          <table:table-cell office:value-type="string" calcext:value-type="string">
            <text:p>SPÓŁDZIELNIA MIESZKANIOWA "OSIEDLE MŁODYCH"</text:p>
          </table:table-cell>
          <table:table-cell office:value-type="float" office:value="5530" calcext:value-type="float">
            <text:p>5530</text:p>
          </table:table-cell>
          <table:table-cell office:value-type="float" office:value="5250011622" calcext:value-type="float">
            <text:p>5250011622</text:p>
          </table:table-cell>
          <table:table-cell office:value-type="float" office:value="48980500000" calcext:value-type="float">
            <text:p>48980500000</text:p>
          </table:table-cell>
          <table:table-cell office:value-type="string" calcext:value-type="string">
            <text:p>GRENADIERÓW 21</text:p>
          </table:table-cell>
          <table:table-cell office:value-type="string" calcext:value-type="string">
            <text:p>04-0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389545" calcext:value-type="float">
            <text:p>52.2389545</text:p>
          </table:table-cell>
          <table:table-cell office:value-type="float" office:value="21.0841389342501" calcext:value-type="float">
            <text:p>21.0841389342501</text:p>
          </table:table-cell>
        </table:table-row>
        <table:table-row table:style-name="ro1">
          <table:table-cell table:style-name="ce1" office:value-type="string" calcext:value-type="string">
            <text:p>SPÓŁDZIELNIA MIESZKANIOWA IM. GEN. JÓZEFA SOWIŃSKIEGO</text:p>
          </table:table-cell>
          <table:table-cell table:style-name="ce1" office:value-type="float" office:value="125168" calcext:value-type="float">
            <text:p>125168</text:p>
          </table:table-cell>
          <table:table-cell/>
          <table:table-cell table:style-name="ce1" office:value-type="float" office:value="1211538900000" calcext:value-type="float">
            <text:p>1211538900000</text:p>
          </table:table-cell>
          <table:table-cell table:style-name="ce1" office:value-type="string" calcext:value-type="string">
            <text:p>REDUTOWA 50</text:p>
          </table:table-cell>
          <table:table-cell office:value-type="string" calcext:value-type="string">
            <text:p>01-1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1" office:value-type="string" calcext:value-type="string">
            <text:p>30.07.2002</text:p>
          </table:table-cell>
          <table:table-cell table:style-name="ce1" office:value-type="float" office:value="52.23487015" calcext:value-type="float">
            <text:p>52.23487015</text:p>
          </table:table-cell>
          <table:table-cell table:style-name="ce2" office:value-type="float" office:value="20.9413563360411" calcext:value-type="float">
            <text:p>20.9413563360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5:44:51.233428169</dc:date>
    <meta:editing-duration>PT4H1M44S</meta:editing-duration>
    <meta:editing-cycles>8</meta:editing-cycles>
    <meta:generator>LibreOffice/7.3.7.2$Linux_X86_64 LibreOffice_project/30$Build-2</meta:generator>
    <meta:document-statistic meta:table-count="1" meta:cell-count="3935" meta:object-count="0"/>
  </office:meta>
</office:document-meta>
</file>